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 fo:font-style="italic" style:font-style-asian="italic" style:font-style-complex="italic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use-window-font-color="true" fo:font-style="normal" style:font-style-asian="normal" style:font-style-complex="normal"/>
    </style:style>
    <style:style style:name="ce4" style:family="table-cell" style:parent-style-name="Default">
      <style:map style:condition="cell-content()=0" style:apply-style-name="Untitled1" style:base-cell-address="Sheet1.K1"/>
    </style:style>
    <style:style style:name="ce5" style:family="table-cell" style:parent-style-name="Default">
      <style:map style:condition="cell-content()=0" style:apply-style-name="Untitled1" style:base-cell-address="Sheet1.M4"/>
    </style:style>
    <style:style style:name="ce6" style:family="table-cell" style:parent-style-name="Default">
      <style:table-cell-properties fo:border-bottom="0.06pt solid #000000" fo:background-color="#ff9999" fo:border-left="none" fo:border-right="none" fo:border-top="none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1.05pt double #000000" style:border-line-width-bottom="0.12mm 0.12mm 0.12mm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use-window-font-color="true" fo:font-style="normal" style:font-style-asian="normal" style:font-style-complex="normal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fo:color="#800000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color="#800000" fo:font-style="normal" style:font-style-asian="normal" style:font-style-complex="normal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color="#8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none"/>
      <style:text-properties fo:color="#800000" fo:font-style="normal" style:font-style-asian="normal" style:font-style-complex="normal"/>
    </style:style>
    <style:style style:name="ce20" style:family="table-cell" style:parent-style-name="Default">
      <style:table-cell-properties fo:border="none"/>
      <style:text-properties fo:color="#800000"/>
    </style:style>
    <style:style style:name="ce21" style:family="table-cell" style:parent-style-name="Default">
      <style:table-cell-properties fo:border="none"/>
      <style:text-properties style:use-window-font-color="true" fo:font-style="normal" style:font-style-asian="normal" style:font-style-complex="normal"/>
    </style:style>
    <style:style style:name="ce22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1.05pt double #000000" style:border-line-width-bottom="0.12mm 0.12mm 0.12mm" fo:background-color="#dddddd" fo:border-left="none" fo:border-right="none" fo:border-top="none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ackground-color="#dddddd"/>
      <style:text-properties style:use-window-font-color="true" fo:font-style="normal" style:font-style-asian="normal" style:font-style-complex="normal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1.05pt double #000000" style:border-line-width-bottom="0.12mm 0.12mm 0.12mm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3" style:family="table-cell" style:parent-style-name="Default">
      <style:table-cell-properties fo:border-bottom="1.05pt double #000000" style:border-line-width-bottom="0.12mm 0.12mm 0.12mm" fo:background-color="#dddddd" fo:border-left="none" fo:border-right="0.06pt solid #000000" fo:border-top="none"/>
    </style:style>
    <style:style style:name="ce34" style:family="table-cell" style:parent-style-name="Default">
      <style:table-cell-properties fo:background-color="#ff9999"/>
      <style:text-properties style:use-window-font-color="true" fo:font-style="normal" style:font-style-asian="normal" style:font-style-complex="normal"/>
    </style:style>
    <style:style style:name="ce35" style:family="table-cell" style:parent-style-name="Default">
      <style:text-properties fo:color="#800000"/>
    </style:style>
    <style:style style:name="ce36" style:family="table-cell" style:parent-style-name="Default">
      <style:table-cell-properties fo:background-color="#ff9999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number-columns-repeated="2" table:default-cell-style-name="ce4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  <table:table-cell table:number-columns-repeated="22"/>
        </table:table-row>
        <table:table-row table:style-name="ro1">
          <table:table-cell table:style-name="ce1" table:number-columns-repeated="8"/>
          <table:table-cell table:number-columns-repeated="20"/>
        </table:table-row>
        <table:table-row table:style-name="ro1">
          <table:table-cell table:style-name="ce1" table:number-columns-repeated="8"/>
          <table:table-cell table:number-columns-repeated="2"/>
          <table:table-cell table:formula="of:=IF([.C3]=[.$U$5];[.$T$5]; IF([.C3]=[.$U$6];[.$T$6]; IF([.C3]=[.$U$7];[.$T$7]; IF([.C3]=[.$U$8];[.$T$8]; IF([.C3]=[.$U$9];[.$T$9]; IF([.C3]=[.$U$10];[.$T$10]; IF([.C3]=[.$U$11];[.$T$11]; IF([.C4]=[.$U$13];[.$T$13]; IF([.C4]=[.$U$14];[.$T$14]; IF([.C4]=[.$U$15];[.$T$15]; IF([.C4]=[.$U$17];[.$T$17]; IF([.C4]=[.$U$18];[.$T$18];  IF([.C4]=[.$U$19];[.$T$19]; IF([.C3]=[.$U$13];[.$T$13]; IF([.C3]=[.$U$14];[.$T$14]; IF([.C3]=[.$U$15];[.$T$15]; IF([.C3]=[.$U$17];[.$T$17]; IF([.C3]=[.$U$18];[.$T$18];  IF([.C3]=[.$U$19];[.$T$19]; IF([.C3]=[.$U$21];[.$T$21];IF([.C3]=[.$U$22];[.$T$22];IF([.C3]=[.$U$23];[.$T$23];IF([.C3]=[.$U$24];[.$T$24];IF([.C3]=[.$U$26];[.$T$26]; &quot;&quot;))))) ) ) ) ) ) ) ) ) ) ) ) ) ) ) ) ) ) ) )">
            <text:p/>
          </table:table-cell>
          <table:table-cell table:formula="of:=IF([.A4]=&quot;si&quot;;&quot;  ---&gt;  &quot;;&quot;&quot;)" office:value-type="string" office:string-value="  ---&gt;  " calcext:value-type="string">
            <text:p><text:s text:c="2"/>---&gt; <text:s/></text:p>
          </table:table-cell>
          <table:table-cell table:formula="of:=IF([.E3]=[.$U$5];[.$T$5]; IF([.E3]=[.$U$6];[.$T$6]; IF([.E3]=[.$U$7];[.$T$7]; IF([.E3]=[.$U$8];[.$T$8]; IF([.E3]=[.$U$9];[.$T$9]; IF([.E3]=[.$U$10];[.$T$10]; IF([.E3]=[.$U$11];[.$T$11]; IF([.E4]=[.$U$13];[.$T$13]; IF([.E4]=[.$U$14];[.$T$14]; IF([.E4]=[.$U$15];[.$T$15]; IF([.E4]=[.$U$17];[.$T$17]; IF([.E4]=[.$U$18];[.$T$18];  IF([.E4]=[.$U$19];[.$T$19]; IF([.E3]=[.$U$13];[.$T$13]; IF([.E3]=[.$U$14];[.$T$14]; IF([.E3]=[.$U$15];[.$T$15]; IF([.E3]=[.$U$17];[.$T$17]; IF([.E3]=[.$U$18];[.$T$18];  IF([.E3]=[.$U$19];[.$T$19]; 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  <table:table-cell table:number-columns-repeated="4"/>
          <table:table-cell table:formula="of:=IF([.C4]=[.$U$5];[.$T$5]; IF([.C4]=[.$U$6];[.$T$6]; IF([.C4]=[.$U$7];[.$T$7]; IF([.C4]=[.$U$8];[.$T$8]; IF([.C4]=[.$U$9];[.$T$9]; IF([.C4]=[.$U$10];[.$T$10]; IF([.C4]=[.$U$11];[.$T$11]; IF([.C5]=[.$U$13];[.$T$13]; IF([.C5]=[.$U$14];[.$T$14]; IF([.C5]=[.$U$15];[.$T$15]; IF([.C5]=[.$U$17];[.$T$17]; IF([.C5]=[.$U$18];[.$T$18];  IF([.C5]=[.$U$19];[.$T$19]; IF([.C4]=[.$U$13];[.$T$13]; IF([.C4]=[.$U$14];[.$T$14]; IF([.C4]=[.$U$15];[.$T$15]; IF([.C4]=[.$U$17];[.$T$17]; IF([.C4]=[.$U$18];[.$T$18];  IF([.C4]=[.$U$19];[.$T$19]; IF([.C4]=[.$U$21];[.$T$21];IF([.C4]=[.$U$22];[.$T$22];IF([.C4]=[.$U$23];[.$T$23];IF([.C4]=[.$U$24];[.$T$24];IF([.C4]=[.$U$26];[.$T$26];[.C4]))))) ) ) ) ) ) ) ) ) ) ) ) ) ) ) ) ) ) ) )" office:value-type="string" office:string-value="reserve de mana &lt; SEUIL_Z2 (~20)" calcext:value-type="string">
            <text:p>reserve de mana &lt; SEUIL_Z2 (~20)</text:p>
          </table:table-cell>
          <table:table-cell table:formula="of:=IF([.A5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4]=[.$U$5];[.$T$5]; IF([.E4]=[.$U$6];[.$T$6]; IF([.E4]=[.$U$7];[.$T$7]; IF([.E4]=[.$U$8];[.$T$8]; IF([.E4]=[.$U$9];[.$T$9]; IF([.E4]=[.$U$10];[.$T$10]; IF([.E4]=[.$U$11];[.$T$11]; IF([.E5]=[.$U$13];[.$T$13]; IF([.E5]=[.$U$14];[.$T$14]; IF([.E5]=[.$U$15];[.$T$15]; IF([.E5]=[.$U$17];[.$T$17]; IF([.E5]=[.$U$18];[.$T$18];  IF([.E5]=[.$U$19];[.$T$19]; IF([.E4]=[.$U$13];[.$T$13]; IF([.E4]=[.$U$14];[.$T$14]; IF([.E4]=[.$U$15];[.$T$15]; IF([.E4]=[.$U$17];[.$T$17]; IF([.E4]=[.$U$18];[.$T$18];  IF([.E4]=[.$U$19];[.$T$19]; IF([.E4]=[.$U$21];[.$T$21];IF([.E4]=[.$U$22];[.$T$22];IF([.E4]=[.$U$23];[.$T$23];IF([.E4]=[.$U$24];[.$T$24];IF([.E4]=[.$U$26];[.$T$26];[.E4]))))) ) ) ) ) ) ) ) ) ) ) ) ) ) ) ) ) ) ) )" office:value-type="string" office:string-value="Z2" calcext:value-type="string">
            <text:p>Z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table:number-columns-repeated="4"/>
          <table:table-cell table:formula="of:=IF([.C5]=[.$U$5];[.$T$5]; IF([.C5]=[.$U$6];[.$T$6]; IF([.C5]=[.$U$7];[.$T$7]; IF([.C5]=[.$U$8];[.$T$8]; IF([.C5]=[.$U$9];[.$T$9]; IF([.C5]=[.$U$10];[.$T$10]; IF([.C5]=[.$U$11];[.$T$11]; IF([.C6]=[.$U$13];[.$T$13]; IF([.C6]=[.$U$14];[.$T$14]; IF([.C6]=[.$U$15];[.$T$15]; IF([.C6]=[.$U$17];[.$T$17]; IF([.C6]=[.$U$18];[.$T$18];  IF([.C6]=[.$U$19];[.$T$19]; IF([.C5]=[.$U$13];[.$T$13]; IF([.C5]=[.$U$14];[.$T$14]; IF([.C5]=[.$U$15];[.$T$15]; IF([.C5]=[.$U$17];[.$T$17]; IF([.C5]=[.$U$18];[.$T$18];  IF([.C5]=[.$U$19];[.$T$19]; IF([.C5]=[.$U$21];[.$T$21];IF([.C5]=[.$U$22];[.$T$22];IF([.C5]=[.$U$23];[.$T$23];IF([.C5]=[.$U$24];[.$T$24];IF([.C5]=[.$U$26];[.$T$26];[.C5]))))) ) ) ) ) ) ) ) ) ) ) ) ) ) ) ) ) ) ) )" office:value-type="string" office:string-value="Z2" calcext:value-type="string">
            <text:p>Z2</text:p>
          </table:table-cell>
          <table:table-cell table:formula="of:=IF([.A6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5]=[.$U$5];[.$T$5]; IF([.E5]=[.$U$6];[.$T$6]; IF([.E5]=[.$U$7];[.$T$7]; IF([.E5]=[.$U$8];[.$T$8]; IF([.E5]=[.$U$9];[.$T$9]; IF([.E5]=[.$U$10];[.$T$10]; IF([.E5]=[.$U$11];[.$T$11]; IF([.E6]=[.$U$13];[.$T$13]; IF([.E6]=[.$U$14];[.$T$14]; IF([.E6]=[.$U$15];[.$T$15]; IF([.E6]=[.$U$17];[.$T$17]; IF([.E6]=[.$U$18];[.$T$18];  IF([.E6]=[.$U$19];[.$T$19]; IF([.E5]=[.$U$13];[.$T$13]; IF([.E5]=[.$U$14];[.$T$14]; IF([.E5]=[.$U$15];[.$T$15]; IF([.E5]=[.$U$17];[.$T$17]; IF([.E5]=[.$U$18];[.$T$18];  IF([.E5]=[.$U$19];[.$T$19]; IF([.E5]=[.$U$21];[.$T$21];IF([.E5]=[.$U$22];[.$T$22];IF([.E5]=[.$U$23];[.$T$23];IF([.E5]=[.$U$24];[.$T$24];IF([.E5]=[.$U$26];[.$T$26];[.E5]))))) ) ) ) ) ) ) ) ) ) ) ) ) ) ) ) ) ) ) )" office:value-type="string" office:string-value="BET_2" calcext:value-type="string">
            <text:p>BET_2</text:p>
          </table:table-cell>
          <table:table-cell table:number-columns-repeated="6"/>
          <table:table-cell office:value-type="string" calcext:value-type="string">
            <text:p>BET_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  <table:table-cell table:number-columns-repeated="4"/>
          <table:table-cell table:formula="of:=IF([.C6]=[.$U$5];[.$T$5]; IF([.C6]=[.$U$6];[.$T$6]; IF([.C6]=[.$U$7];[.$T$7]; IF([.C6]=[.$U$8];[.$T$8]; IF([.C6]=[.$U$9];[.$T$9]; IF([.C6]=[.$U$10];[.$T$10]; IF([.C6]=[.$U$11];[.$T$11]; IF([.C7]=[.$U$13];[.$T$13]; IF([.C7]=[.$U$14];[.$T$14]; IF([.C7]=[.$U$15];[.$T$15]; IF([.C7]=[.$U$17];[.$T$17]; IF([.C7]=[.$U$18];[.$T$18];  IF([.C7]=[.$U$19];[.$T$19]; IF([.C6]=[.$U$13];[.$T$13]; IF([.C6]=[.$U$14];[.$T$14]; IF([.C6]=[.$U$15];[.$T$15]; IF([.C6]=[.$U$17];[.$T$17]; IF([.C6]=[.$U$18];[.$T$18];  IF([.C6]=[.$U$19];[.$T$19]; IF([.C6]=[.$U$21];[.$T$21];IF([.C6]=[.$U$22];[.$T$22];IF([.C6]=[.$U$23];[.$T$23];IF([.C6]=[.$U$24];[.$T$24];IF([.C6]=[.$U$26];[.$T$26];[.C6]))))) ) ) ) ) ) ) ) ) ) ) ) ) ) ) ) ) ) ) )" office:value-type="string" office:string-value="Z2_NOT" calcext:value-type="string">
            <text:p>Z2_NOT</text:p>
          </table:table-cell>
          <table:table-cell table:formula="of:=IF([.A7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6]=[.$U$5];[.$T$5]; IF([.E6]=[.$U$6];[.$T$6]; IF([.E6]=[.$U$7];[.$T$7]; IF([.E6]=[.$U$8];[.$T$8]; IF([.E6]=[.$U$9];[.$T$9]; IF([.E6]=[.$U$10];[.$T$10]; IF([.E6]=[.$U$11];[.$T$11]; IF([.E7]=[.$U$13];[.$T$13]; IF([.E7]=[.$U$14];[.$T$14]; IF([.E7]=[.$U$15];[.$T$15]; IF([.E7]=[.$U$17];[.$T$17]; IF([.E7]=[.$U$18];[.$T$18];  IF([.E7]=[.$U$19];[.$T$19]; IF([.E6]=[.$U$13];[.$T$13]; IF([.E6]=[.$U$14];[.$T$14]; IF([.E6]=[.$U$15];[.$T$15]; IF([.E6]=[.$U$17];[.$T$17]; IF([.E6]=[.$U$18];[.$T$18];  IF([.E6]=[.$U$19];[.$T$19]; IF([.E6]=[.$U$21];[.$T$21];IF([.E6]=[.$U$22];[.$T$22];IF([.E6]=[.$U$23];[.$T$23];IF([.E6]=[.$U$24];[.$T$24];IF([.E6]=[.$U$26];[.$T$26];[.E6]))))) ) ) ) ) ) ) ) ) ) ) ) ) ) ) ) ) ) ) )" office:value-type="string" office:string-value="BET_RELATIVE" calcext:value-type="string">
            <text:p>BET_RELATIVE</text:p>
          </table:table-cell>
          <table:table-cell table:number-columns-repeated="6"/>
          <table:table-cell office:value-type="string" calcext:value-type="string">
            <text:p>BET_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7"/>
          <table:table-cell table:formula="of:=IF([.C7]=[.$U$5];[.$T$5]; IF([.C7]=[.$U$6];[.$T$6]; IF([.C7]=[.$U$7];[.$T$7]; IF([.C7]=[.$U$8];[.$T$8]; IF([.C7]=[.$U$9];[.$T$9]; IF([.C7]=[.$U$10];[.$T$10]; IF([.C7]=[.$U$11];[.$T$11]; IF([.C8]=[.$U$13];[.$T$13]; IF([.C8]=[.$U$14];[.$T$14]; IF([.C8]=[.$U$15];[.$T$15]; IF([.C8]=[.$U$17];[.$T$17]; IF([.C8]=[.$U$18];[.$T$18];  IF([.C8]=[.$U$19];[.$T$19]; IF([.C7]=[.$U$13];[.$T$13]; IF([.C7]=[.$U$14];[.$T$14]; IF([.C7]=[.$U$15];[.$T$15]; IF([.C7]=[.$U$17];[.$T$17]; IF([.C7]=[.$U$18];[.$T$18];  IF([.C7]=[.$U$19];[.$T$19]; IF([.C7]=[.$U$21];[.$T$21];IF([.C7]=[.$U$22];[.$T$22];IF([.C7]=[.$U$23];[.$T$23];IF([.C7]=[.$U$24];[.$T$24];IF([.C7]=[.$U$26];[.$T$26];[.C7]))))) ) ) ) ) ) ) ) ) ) ) ) ) ) ) ) ) ) ) )" office:value-type="string" office:string-value="MANA_BIG_A" calcext:value-type="string">
            <text:p>MANA_BIG_A</text:p>
          </table:table-cell>
          <table:table-cell table:formula="of:=IF([.A8]=&quot;si&quot;;&quot;  ---&gt;  &quot;;&quot;&quot;)">
            <text:p/>
          </table:table-cell>
          <table:table-cell table:style-name="ce5" table:formula="of:=IF([.E7]=[.$U$5];[.$T$5]; IF([.E7]=[.$U$6];[.$T$6]; IF([.E7]=[.$U$7];[.$T$7]; IF([.E7]=[.$U$8];[.$T$8]; IF([.E7]=[.$U$9];[.$T$9]; IF([.E7]=[.$U$10];[.$T$10]; IF([.E7]=[.$U$11];[.$T$11]; IF([.E8]=[.$U$13];[.$T$13]; IF([.E8]=[.$U$14];[.$T$14]; IF([.E8]=[.$U$15];[.$T$15]; IF([.E8]=[.$U$17];[.$T$17]; IF([.E8]=[.$U$18];[.$T$18];  IF([.E8]=[.$U$19];[.$T$19]; IF([.E7]=[.$U$13];[.$T$13]; IF([.E7]=[.$U$14];[.$T$14]; IF([.E7]=[.$U$15];[.$T$15]; IF([.E7]=[.$U$17];[.$T$17]; IF([.E7]=[.$U$18];[.$T$18];  IF([.E7]=[.$U$19];[.$T$19]; IF([.E7]=[.$U$21];[.$T$21];IF([.E7]=[.$U$22];[.$T$22];IF([.E7]=[.$U$23];[.$T$23];IF([.E7]=[.$U$24];[.$T$24];IF([.E7]=[.$U$26];[.$T$26];[.E7]))))) ) ) ) ) ) ) ) ) ) ) ) ) ) ) ) ) ) ) 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ET_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  <table:table-cell table:number-columns-repeated="4"/>
          <table:table-cell table:formula="of:=IF([.C8]=[.$U$5];[.$T$5]; IF([.C8]=[.$U$6];[.$T$6]; IF([.C8]=[.$U$7];[.$T$7]; IF([.C8]=[.$U$8];[.$T$8]; IF([.C8]=[.$U$9];[.$T$9]; IF([.C8]=[.$U$10];[.$T$10]; IF([.C8]=[.$U$11];[.$T$11]; IF([.C9]=[.$U$13];[.$T$13]; IF([.C9]=[.$U$14];[.$T$14]; IF([.C9]=[.$U$15];[.$T$15]; IF([.C9]=[.$U$17];[.$T$17]; IF([.C9]=[.$U$18];[.$T$18];  IF([.C9]=[.$U$19];[.$T$19]; IF([.C8]=[.$U$13];[.$T$13]; IF([.C8]=[.$U$14];[.$T$14]; IF([.C8]=[.$U$15];[.$T$15]; IF([.C8]=[.$U$17];[.$T$17]; IF([.C8]=[.$U$18];[.$T$18];  IF([.C8]=[.$U$19];[.$T$19]; IF([.C8]=[.$U$21];[.$T$21];IF([.C8]=[.$U$22];[.$T$22];IF([.C8]=[.$U$23];[.$T$23];IF([.C8]=[.$U$24];[.$T$24];IF([.C8]=[.$U$26];[.$T$26];[.C8]))))) ) ) ) ) ) ) ) ) ) ) ) ) ) ) ) ) ) ) )" office:value-type="string" office:string-value="MANA_BIG_A" calcext:value-type="string">
            <text:p>MANA_BIG_A</text:p>
          </table:table-cell>
          <table:table-cell table:formula="of:=IF([.A9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8]=[.$U$5];[.$T$5]; IF([.E8]=[.$U$6];[.$T$6]; IF([.E8]=[.$U$7];[.$T$7]; IF([.E8]=[.$U$8];[.$T$8]; IF([.E8]=[.$U$9];[.$T$9]; IF([.E8]=[.$U$10];[.$T$10]; IF([.E8]=[.$U$11];[.$T$11]; IF([.E9]=[.$U$13];[.$T$13]; IF([.E9]=[.$U$14];[.$T$14]; IF([.E9]=[.$U$15];[.$T$15]; IF([.E9]=[.$U$17];[.$T$17]; IF([.E9]=[.$U$18];[.$T$18];  IF([.E9]=[.$U$19];[.$T$19]; IF([.E8]=[.$U$13];[.$T$13]; IF([.E8]=[.$U$14];[.$T$14]; IF([.E8]=[.$U$15];[.$T$15]; IF([.E8]=[.$U$17];[.$T$17]; IF([.E8]=[.$U$18];[.$T$18];  IF([.E8]=[.$U$19];[.$T$19]; IF([.E8]=[.$U$21];[.$T$21];IF([.E8]=[.$U$22];[.$T$22];IF([.E8]=[.$U$23];[.$T$23];IF([.E8]=[.$U$24];[.$T$24];IF([.E8]=[.$U$26];[.$T$26];[.E8]))))) ) ) ) ) ) ) ) ) ) ) ) ) ) ) ) ) ) ) )" office:value-type="string" office:string-value="Mustisme" calcext:value-type="string">
            <text:p>Mustisme</text:p>
          </table:table-cell>
          <table:table-cell table:number-columns-repeated="6"/>
          <table:table-cell office:value-type="string" calcext:value-type="string">
            <text:p>BET_RELATIVE</text:p>
          </table:table-cell>
          <table:table-cell table:style-name="ce13" office:value-type="string" calcext:value-type="string">
            <text:p>proportionnel à reser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7"/>
          <table:table-cell table:formula="of:=IF([.C9]=[.$U$5];[.$T$5]; IF([.C9]=[.$U$6];[.$T$6]; IF([.C9]=[.$U$7];[.$T$7]; IF([.C9]=[.$U$8];[.$T$8]; IF([.C9]=[.$U$9];[.$T$9]; IF([.C9]=[.$U$10];[.$T$10]; IF([.C9]=[.$U$11];[.$T$11]; IF([.C10]=[.$U$13];[.$T$13]; IF([.C10]=[.$U$14];[.$T$14]; IF([.C10]=[.$U$15];[.$T$15]; IF([.C10]=[.$U$17];[.$T$17]; IF([.C10]=[.$U$18];[.$T$18];  IF([.C10]=[.$U$19];[.$T$19]; IF([.C9]=[.$U$13];[.$T$13]; IF([.C9]=[.$U$14];[.$T$14]; IF([.C9]=[.$U$15];[.$T$15]; IF([.C9]=[.$U$17];[.$T$17]; IF([.C9]=[.$U$18];[.$T$18];  IF([.C9]=[.$U$19];[.$T$19]; IF([.C9]=[.$U$21];[.$T$21];IF([.C9]=[.$U$22];[.$T$22];IF([.C9]=[.$U$23];[.$T$23];IF([.C9]=[.$U$24];[.$T$24];IF([.C9]=[.$U$26];[.$T$26];[.C9]))))) ) ) ) ) ) ) ) ) ) ) ) ) ) ) ) ) ) ) )" office:value-type="string" office:string-value="WALL_E_1" calcext:value-type="string">
            <text:p>WALL_E_1</text:p>
          </table:table-cell>
          <table:table-cell table:formula="of:=IF([.A10]=&quot;si&quot;;&quot;  ---&gt;  &quot;;&quot;&quot;)">
            <text:p/>
          </table:table-cell>
          <table:table-cell table:style-name="ce5" table:formula="of:=IF([.E9]=[.$U$5];[.$T$5]; IF([.E9]=[.$U$6];[.$T$6]; IF([.E9]=[.$U$7];[.$T$7]; IF([.E9]=[.$U$8];[.$T$8]; IF([.E9]=[.$U$9];[.$T$9]; IF([.E9]=[.$U$10];[.$T$10]; IF([.E9]=[.$U$11];[.$T$11]; IF([.E10]=[.$U$13];[.$T$13]; IF([.E10]=[.$U$14];[.$T$14]; IF([.E10]=[.$U$15];[.$T$15]; IF([.E10]=[.$U$17];[.$T$17]; IF([.E10]=[.$U$18];[.$T$18];  IF([.E10]=[.$U$19];[.$T$19]; IF([.E9]=[.$U$13];[.$T$13]; IF([.E9]=[.$U$14];[.$T$14]; IF([.E9]=[.$U$15];[.$T$15]; IF([.E9]=[.$U$17];[.$T$17]; IF([.E9]=[.$U$18];[.$T$18];  IF([.E9]=[.$U$19];[.$T$19]; IF([.E9]=[.$U$21];[.$T$21];IF([.E9]=[.$U$22];[.$T$22];IF([.E9]=[.$U$23];[.$T$23];IF([.E9]=[.$U$24];[.$T$24];IF([.E9]=[.$U$26];[.$T$26];[.E9]))))) ) ) ) ) ) ) ) ) ) ) ) ) ) ) ) ) ) ) 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ET_SMALL</text:p>
          </table:table-cell>
          <table:table-cell table:style-name="ce13" office:value-type="string" calcext:value-type="string">
            <text:p>Faible (1~5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table:number-columns-repeated="5"/>
          <table:table-cell table:formula="of:=IF([.C10]=[.$U$5];[.$T$5]; IF([.C10]=[.$U$6];[.$T$6]; IF([.C10]=[.$U$7];[.$T$7]; IF([.C10]=[.$U$8];[.$T$8]; IF([.C10]=[.$U$9];[.$T$9]; IF([.C10]=[.$U$10];[.$T$10]; IF([.C10]=[.$U$11];[.$T$11]; IF([.C11]=[.$U$13];[.$T$13]; IF([.C11]=[.$U$14];[.$T$14]; IF([.C11]=[.$U$15];[.$T$15]; IF([.C11]=[.$U$17];[.$T$17]; IF([.C11]=[.$U$18];[.$T$18];  IF([.C11]=[.$U$19];[.$T$19]; IF([.C10]=[.$U$13];[.$T$13]; IF([.C10]=[.$U$14];[.$T$14]; IF([.C10]=[.$U$15];[.$T$15]; IF([.C10]=[.$U$17];[.$T$17]; IF([.C10]=[.$U$18];[.$T$18];  IF([.C10]=[.$U$19];[.$T$19]; IF([.C10]=[.$U$21];[.$T$21];IF([.C10]=[.$U$22];[.$T$22];IF([.C10]=[.$U$23];[.$T$23];IF([.C10]=[.$U$24];[.$T$24];IF([.C10]=[.$U$26];[.$T$26];[.C10]))))) ) ) ) ) ) ) ) ) ) ) ) ) ) ) ) ) ) ) )" office:value-type="string" office:string-value="WALL_E_1" calcext:value-type="string">
            <text:p>WALL_E_1</text:p>
          </table:table-cell>
          <table:table-cell table:formula="of:=IF([.A11]=&quot;si&quot;;&quot;  ---&gt;  &quot;;&quot;&quot;)">
            <text:p/>
          </table:table-cell>
          <table:table-cell table:style-name="ce5" table:formula="of:=IF([.E10]=[.$U$5];[.$T$5]; IF([.E10]=[.$U$6];[.$T$6]; IF([.E10]=[.$U$7];[.$T$7]; IF([.E10]=[.$U$8];[.$T$8]; IF([.E10]=[.$U$9];[.$T$9]; IF([.E10]=[.$U$10];[.$T$10]; IF([.E10]=[.$U$11];[.$T$11]; IF([.E11]=[.$U$13];[.$T$13]; IF([.E11]=[.$U$14];[.$T$14]; IF([.E11]=[.$U$15];[.$T$15]; IF([.E11]=[.$U$17];[.$T$17]; IF([.E11]=[.$U$18];[.$T$18];  IF([.E11]=[.$U$19];[.$T$19]; IF([.E10]=[.$U$13];[.$T$13]; IF([.E10]=[.$U$14];[.$T$14]; IF([.E10]=[.$U$15];[.$T$15]; IF([.E10]=[.$U$17];[.$T$17]; IF([.E10]=[.$U$18];[.$T$18];  IF([.E10]=[.$U$19];[.$T$19]; IF([.E10]=[.$U$21];[.$T$21];IF([.E10]=[.$U$22];[.$T$22];IF([.E10]=[.$U$23];[.$T$23];IF([.E10]=[.$U$24];[.$T$24];IF([.E10]=[.$U$26];[.$T$26];[.E10]))))) ) ) ) ) ) ) ) ) ) ) ) ) ) ) ) ) ) ) )" office:value-type="string" office:string-value="Mustisme" calcext:value-type="string">
            <text:p>Mustisme</text:p>
          </table:table-cell>
          <table:table-cell table:number-columns-repeated="6"/>
          <table:table-cell office:value-type="string" calcext:value-type="string">
            <text:p>BET_BIG</text:p>
          </table:table-cell>
          <table:table-cell table:style-name="ce13" office:value-type="string" calcext:value-type="string">
            <text:p>grosse mis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  <table:table-cell table:number-columns-repeated="4"/>
          <table:table-cell table:formula="of:=IF([.C11]=[.$U$5];[.$T$5]; IF([.C11]=[.$U$6];[.$T$6]; IF([.C11]=[.$U$7];[.$T$7]; IF([.C11]=[.$U$8];[.$T$8]; IF([.C11]=[.$U$9];[.$T$9]; IF([.C11]=[.$U$10];[.$T$10]; IF([.C11]=[.$U$11];[.$T$11]; IF([.C12]=[.$U$13];[.$T$13]; IF([.C12]=[.$U$14];[.$T$14]; IF([.C12]=[.$U$15];[.$T$15]; IF([.C12]=[.$U$17];[.$T$17]; IF([.C12]=[.$U$18];[.$T$18];  IF([.C12]=[.$U$19];[.$T$19]; IF([.C11]=[.$U$13];[.$T$13]; IF([.C11]=[.$U$14];[.$T$14]; IF([.C11]=[.$U$15];[.$T$15]; IF([.C11]=[.$U$17];[.$T$17]; IF([.C11]=[.$U$18];[.$T$18];  IF([.C11]=[.$U$19];[.$T$19]; IF([.C11]=[.$U$21];[.$T$21];IF([.C11]=[.$U$22];[.$T$22];IF([.C11]=[.$U$23];[.$T$23];IF([.C11]=[.$U$24];[.$T$24];IF([.C11]=[.$U$26];[.$T$26];[.C11]))))) ) ) ) ) ) ) ) ) ) ) ) ) ) ) ) ) ) ) )" office:value-type="float" office:value="0" calcext:value-type="float">
            <text:p>0</text:p>
          </table:table-cell>
          <table:table-cell table:formula="of:=IF([.A12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11]=[.$U$5];[.$T$5]; IF([.E11]=[.$U$6];[.$T$6]; IF([.E11]=[.$U$7];[.$T$7]; IF([.E11]=[.$U$8];[.$T$8]; IF([.E11]=[.$U$9];[.$T$9]; IF([.E11]=[.$U$10];[.$T$10]; IF([.E11]=[.$U$11];[.$T$11]; IF([.E12]=[.$U$13];[.$T$13]; IF([.E12]=[.$U$14];[.$T$14]; IF([.E12]=[.$U$15];[.$T$15]; IF([.E12]=[.$U$17];[.$T$17]; IF([.E12]=[.$U$18];[.$T$18];  IF([.E12]=[.$U$19];[.$T$19]; IF([.E11]=[.$U$13];[.$T$13]; IF([.E11]=[.$U$14];[.$T$14]; IF([.E11]=[.$U$15];[.$T$15]; IF([.E11]=[.$U$17];[.$T$17]; IF([.E11]=[.$U$18];[.$T$18];  IF([.E11]=[.$U$19];[.$T$19]; IF([.E11]=[.$U$21];[.$T$21];IF([.E11]=[.$U$22];[.$T$22];IF([.E11]=[.$U$23];[.$T$23];IF([.E11]=[.$U$24];[.$T$24];IF([.E11]=[.$U$26];[.$T$26];[.E11]))))) ) ) ) ) ) ) ) ) ) ) ) ) ) ) ) ) ) ) )" office:value-type="string" office:string-value="BET_BIG" calcext:value-type="string">
            <text:p>BET_BIG</text:p>
          </table:table-cell>
          <table:table-cell table:number-columns-repeated="6"/>
          <table:table-cell office:value-type="string" calcext:value-type="string">
            <text:p>BET_ENLARGE</text:p>
          </table:table-cell>
          <table:table-cell table:style-name="ce13" office:value-type="string" calcext:value-type="string">
            <text:p>gonfler mi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7"/>
          <table:table-cell table:formula="of:=IF([.C12]=[.$U$5];[.$T$5]; IF([.C12]=[.$U$6];[.$T$6]; IF([.C12]=[.$U$7];[.$T$7]; IF([.C12]=[.$U$8];[.$T$8]; IF([.C12]=[.$U$9];[.$T$9]; IF([.C12]=[.$U$10];[.$T$10]; IF([.C12]=[.$U$11];[.$T$11]; IF([.C13]=[.$U$13];[.$T$13]; IF([.C13]=[.$U$14];[.$T$14]; IF([.C13]=[.$U$15];[.$T$15]; IF([.C13]=[.$U$17];[.$T$17]; IF([.C13]=[.$U$18];[.$T$18];  IF([.C13]=[.$U$19];[.$T$19]; IF([.C12]=[.$U$13];[.$T$13]; IF([.C12]=[.$U$14];[.$T$14]; IF([.C12]=[.$U$15];[.$T$15]; IF([.C12]=[.$U$17];[.$T$17]; IF([.C12]=[.$U$18];[.$T$18];  IF([.C12]=[.$U$19];[.$T$19]; IF([.C12]=[.$U$21];[.$T$21];IF([.C12]=[.$U$22];[.$T$22];IF([.C12]=[.$U$23];[.$T$23];IF([.C12]=[.$U$24];[.$T$24];IF([.C12]=[.$U$26];[.$T$26];[.C12]))))) ) ) ) ) ) ) ) ) ) ) ) ) ) ) ) ) ) ) )" office:value-type="string" office:string-value="MANA_SMALL_A" calcext:value-type="string">
            <text:p>MANA_SMALL_A</text:p>
          </table:table-cell>
          <table:table-cell table:formula="of:=IF([.A13]=&quot;si&quot;;&quot;  ---&gt;  &quot;;&quot;&quot;)">
            <text:p/>
          </table:table-cell>
          <table:table-cell table:style-name="ce5" table:formula="of:=IF([.E12]=[.$U$5];[.$T$5]; IF([.E12]=[.$U$6];[.$T$6]; IF([.E12]=[.$U$7];[.$T$7]; IF([.E12]=[.$U$8];[.$T$8]; IF([.E12]=[.$U$9];[.$T$9]; IF([.E12]=[.$U$10];[.$T$10]; IF([.E12]=[.$U$11];[.$T$11]; IF([.E13]=[.$U$13];[.$T$13]; IF([.E13]=[.$U$14];[.$T$14]; IF([.E13]=[.$U$15];[.$T$15]; IF([.E13]=[.$U$17];[.$T$17]; IF([.E13]=[.$U$18];[.$T$18];  IF([.E13]=[.$U$19];[.$T$19]; IF([.E12]=[.$U$13];[.$T$13]; IF([.E12]=[.$U$14];[.$T$14]; IF([.E12]=[.$U$15];[.$T$15]; IF([.E12]=[.$U$17];[.$T$17]; IF([.E12]=[.$U$18];[.$T$18];  IF([.E12]=[.$U$19];[.$T$19]; IF([.E12]=[.$U$21];[.$T$21];IF([.E12]=[.$U$22];[.$T$22];IF([.E12]=[.$U$23];[.$T$23];IF([.E12]=[.$U$24];[.$T$24];IF([.E12]=[.$U$26];[.$T$26];[.E12]))))) ) ) ) ) ) ) ) ) ) ) ) ) ) ) ) ) ) ) )" office:value-type="float" office:value="0" calcext:value-type="float">
            <text:p>0</text:p>
          </table:table-cell>
          <table:table-cell table:number-columns-repeated="7"/>
          <table:table-cell table:style-name="ce13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7"/>
          <table:table-cell table:formula="of:=IF([.C13]=[.$U$5];[.$T$5]; IF([.C13]=[.$U$6];[.$T$6]; IF([.C13]=[.$U$7];[.$T$7]; IF([.C13]=[.$U$8];[.$T$8]; IF([.C13]=[.$U$9];[.$T$9]; IF([.C13]=[.$U$10];[.$T$10]; IF([.C13]=[.$U$11];[.$T$11]; IF([.C14]=[.$U$13];[.$T$13]; IF([.C14]=[.$U$14];[.$T$14]; IF([.C14]=[.$U$15];[.$T$15]; IF([.C14]=[.$U$17];[.$T$17]; IF([.C14]=[.$U$18];[.$T$18];  IF([.C14]=[.$U$19];[.$T$19]; IF([.C13]=[.$U$13];[.$T$13]; IF([.C13]=[.$U$14];[.$T$14]; IF([.C13]=[.$U$15];[.$T$15]; IF([.C13]=[.$U$17];[.$T$17]; IF([.C13]=[.$U$18];[.$T$18];  IF([.C13]=[.$U$19];[.$T$19]; IF([.C13]=[.$U$21];[.$T$21];IF([.C13]=[.$U$22];[.$T$22];IF([.C13]=[.$U$23];[.$T$23];IF([.C13]=[.$U$24];[.$T$24];IF([.C13]=[.$U$26];[.$T$26];[.C13]))))) ) ) ) ) ) ) ) ) ) ) ) ) ) ) ) ) ) ) )" office:value-type="string" office:string-value="MANA_SMALL_A" calcext:value-type="string">
            <text:p>MANA_SMALL_A</text:p>
          </table:table-cell>
          <table:table-cell table:formula="of:=IF([.A14]=&quot;si&quot;;&quot;  ---&gt;  &quot;;&quot;&quot;)">
            <text:p/>
          </table:table-cell>
          <table:table-cell table:style-name="ce5" table:formula="of:=IF([.E13]=[.$U$5];[.$T$5]; IF([.E13]=[.$U$6];[.$T$6]; IF([.E13]=[.$U$7];[.$T$7]; IF([.E13]=[.$U$8];[.$T$8]; IF([.E13]=[.$U$9];[.$T$9]; IF([.E13]=[.$U$10];[.$T$10]; IF([.E13]=[.$U$11];[.$T$11]; IF([.E14]=[.$U$13];[.$T$13]; IF([.E14]=[.$U$14];[.$T$14]; IF([.E14]=[.$U$15];[.$T$15]; IF([.E14]=[.$U$17];[.$T$17]; IF([.E14]=[.$U$18];[.$T$18];  IF([.E14]=[.$U$19];[.$T$19]; IF([.E13]=[.$U$13];[.$T$13]; IF([.E13]=[.$U$14];[.$T$14]; IF([.E13]=[.$U$15];[.$T$15]; IF([.E13]=[.$U$17];[.$T$17]; IF([.E13]=[.$U$18];[.$T$18];  IF([.E13]=[.$U$19];[.$T$19]; IF([.E13]=[.$U$21];[.$T$21];IF([.E13]=[.$U$22];[.$T$22];IF([.E13]=[.$U$23];[.$T$23];IF([.E13]=[.$U$24];[.$T$24];IF([.E13]=[.$U$26];[.$T$26];[.E13]))))) ) ) ) ) ) ) ) ) ) ) ) ) ) ) ) ) ) ) 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ALL_E_1</text:p>
          </table:table-cell>
          <table:table-cell table:style-name="ce13" office:value-type="string" calcext:value-type="string">
            <text:p>mur de feu à 1 de enemi</text:p>
          </table:table-cell>
          <table:table-cell/>
          <table:table-cell table:style-name="ce24" table:number-columns-spanned="2" table:number-rows-spanned="1"/>
          <table:covered-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  <table:table-cell table:number-columns-repeated="4"/>
          <table:table-cell table:formula="of:=IF([.C14]=[.$U$5];[.$T$5]; IF([.C14]=[.$U$6];[.$T$6]; IF([.C14]=[.$U$7];[.$T$7]; IF([.C14]=[.$U$8];[.$T$8]; IF([.C14]=[.$U$9];[.$T$9]; IF([.C14]=[.$U$10];[.$T$10]; IF([.C14]=[.$U$11];[.$T$11]; IF([.C15]=[.$U$13];[.$T$13]; IF([.C15]=[.$U$14];[.$T$14]; IF([.C15]=[.$U$15];[.$T$15]; IF([.C15]=[.$U$17];[.$T$17]; IF([.C15]=[.$U$18];[.$T$18];  IF([.C15]=[.$U$19];[.$T$19]; IF([.C14]=[.$U$13];[.$T$13]; IF([.C14]=[.$U$14];[.$T$14]; IF([.C14]=[.$U$15];[.$T$15]; IF([.C14]=[.$U$17];[.$T$17]; IF([.C14]=[.$U$18];[.$T$18];  IF([.C14]=[.$U$19];[.$T$19]; IF([.C14]=[.$U$21];[.$T$21];IF([.C14]=[.$U$22];[.$T$22];IF([.C14]=[.$U$23];[.$T$23];IF([.C14]=[.$U$24];[.$T$24];IF([.C14]=[.$U$26];[.$T$26];[.C14]))))) ) ) ) ) ) ) ) ) ) ) ) ) ) ) ) ) ) ) )" office:value-type="string" office:string-value="BEGIN" calcext:value-type="string">
            <text:p>BEGIN</text:p>
          </table:table-cell>
          <table:table-cell table:formula="of:=IF([.A15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14]=[.$U$5];[.$T$5]; IF([.E14]=[.$U$6];[.$T$6]; IF([.E14]=[.$U$7];[.$T$7]; IF([.E14]=[.$U$8];[.$T$8]; IF([.E14]=[.$U$9];[.$T$9]; IF([.E14]=[.$U$10];[.$T$10]; IF([.E14]=[.$U$11];[.$T$11]; IF([.E15]=[.$U$13];[.$T$13]; IF([.E15]=[.$U$14];[.$T$14]; IF([.E15]=[.$U$15];[.$T$15]; IF([.E15]=[.$U$17];[.$T$17]; IF([.E15]=[.$U$18];[.$T$18];  IF([.E15]=[.$U$19];[.$T$19]; IF([.E14]=[.$U$13];[.$T$13]; IF([.E14]=[.$U$14];[.$T$14]; IF([.E14]=[.$U$15];[.$T$15]; IF([.E14]=[.$U$17];[.$T$17]; IF([.E14]=[.$U$18];[.$T$18];  IF([.E14]=[.$U$19];[.$T$19]; IF([.E14]=[.$U$21];[.$T$21];IF([.E14]=[.$U$22];[.$T$22];IF([.E14]=[.$U$23];[.$T$23];IF([.E14]=[.$U$24];[.$T$24];IF([.E14]=[.$U$26];[.$T$26];[.E14]))))) ) ) ) ) ) ) ) ) ) ) ) ) ) ) ) ) ) ) )" office:value-type="string" office:string-value="Mustisme" calcext:value-type="string">
            <text:p>Mustisme</text:p>
          </table:table-cell>
          <table:table-cell table:number-columns-repeated="6"/>
          <table:table-cell office:value-type="string" calcext:value-type="string">
            <text:p>WALL_E_2</text:p>
          </table:table-cell>
          <table:table-cell table:style-name="ce13" office:value-type="string" calcext:value-type="string">
            <text:p>mur de feu à 1 de soi</text:p>
          </table:table-cell>
          <table:table-cell table:style-name="ce18"/>
          <table:table-cell table:style-name="ce25"/>
          <table:table-cell table:style-name="ce31"/>
          <table:table-cell table:style-name="ce18"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7"/>
          <table:table-cell table:formula="of:=IF([.C15]=[.$U$5];[.$T$5]; IF([.C15]=[.$U$6];[.$T$6]; IF([.C15]=[.$U$7];[.$T$7]; IF([.C15]=[.$U$8];[.$T$8]; IF([.C15]=[.$U$9];[.$T$9]; IF([.C15]=[.$U$10];[.$T$10]; IF([.C15]=[.$U$11];[.$T$11]; IF([.C16]=[.$U$13];[.$T$13]; IF([.C16]=[.$U$14];[.$T$14]; IF([.C16]=[.$U$15];[.$T$15]; IF([.C16]=[.$U$17];[.$T$17]; IF([.C16]=[.$U$18];[.$T$18];  IF([.C16]=[.$U$19];[.$T$19]; IF([.C15]=[.$U$13];[.$T$13]; IF([.C15]=[.$U$14];[.$T$14]; IF([.C15]=[.$U$15];[.$T$15]; IF([.C15]=[.$U$17];[.$T$17]; IF([.C15]=[.$U$18];[.$T$18];  IF([.C15]=[.$U$19];[.$T$19]; IF([.C15]=[.$U$21];[.$T$21];IF([.C15]=[.$U$22];[.$T$22];IF([.C15]=[.$U$23];[.$T$23];IF([.C15]=[.$U$24];[.$T$24];IF([.C15]=[.$U$26];[.$T$26];[.C15]))))) ) ) ) ) ) ) ) ) ) ) ) ) ) ) ) ) ) ) )" office:value-type="string" office:string-value="Larcin" calcext:value-type="string">
            <text:p>Larcin</text:p>
          </table:table-cell>
          <table:table-cell table:formula="of:=IF([.A16]=&quot;si&quot;;&quot;  ---&gt;  &quot;;&quot;&quot;)">
            <text:p/>
          </table:table-cell>
          <table:table-cell table:style-name="ce5" table:formula="of:=IF([.E15]=[.$U$5];[.$T$5]; IF([.E15]=[.$U$6];[.$T$6]; IF([.E15]=[.$U$7];[.$T$7]; IF([.E15]=[.$U$8];[.$T$8]; IF([.E15]=[.$U$9];[.$T$9]; IF([.E15]=[.$U$10];[.$T$10]; IF([.E15]=[.$U$11];[.$T$11]; IF([.E16]=[.$U$13];[.$T$13]; IF([.E16]=[.$U$14];[.$T$14]; IF([.E16]=[.$U$15];[.$T$15]; IF([.E16]=[.$U$17];[.$T$17]; IF([.E16]=[.$U$18];[.$T$18];  IF([.E16]=[.$U$19];[.$T$19]; IF([.E15]=[.$U$13];[.$T$13]; IF([.E15]=[.$U$14];[.$T$14]; IF([.E15]=[.$U$15];[.$T$15]; IF([.E15]=[.$U$17];[.$T$17]; IF([.E15]=[.$U$18];[.$T$18];  IF([.E15]=[.$U$19];[.$T$19]; IF([.E15]=[.$U$21];[.$T$21];IF([.E15]=[.$U$22];[.$T$22];IF([.E15]=[.$U$23];[.$T$23];IF([.E15]=[.$U$24];[.$T$24];IF([.E15]=[.$U$26];[.$T$26];[.E15]))))) ) ) ) ) ) ) ) ) ) ) ) ) ) ) ) ) ) ) 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ALL_S_1</text:p>
          </table:table-cell>
          <table:table-cell table:style-name="ce13" office:value-type="string" calcext:value-type="string">
            <text:p>mur de feu à 2 de enemi</text:p>
          </table:table-cell>
          <table:table-cell table:style-name="ce21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table:number-columns-repeated="5"/>
          <table:table-cell table:formula="of:=IF([.C16]=[.$U$5];[.$T$5]; IF([.C16]=[.$U$6];[.$T$6]; IF([.C16]=[.$U$7];[.$T$7]; IF([.C16]=[.$U$8];[.$T$8]; IF([.C16]=[.$U$9];[.$T$9]; IF([.C16]=[.$U$10];[.$T$10]; IF([.C16]=[.$U$11];[.$T$11]; IF([.C17]=[.$U$13];[.$T$13]; IF([.C17]=[.$U$14];[.$T$14]; IF([.C17]=[.$U$15];[.$T$15]; IF([.C17]=[.$U$17];[.$T$17]; IF([.C17]=[.$U$18];[.$T$18];  IF([.C17]=[.$U$19];[.$T$19]; IF([.C16]=[.$U$13];[.$T$13]; IF([.C16]=[.$U$14];[.$T$14]; IF([.C16]=[.$U$15];[.$T$15]; IF([.C16]=[.$U$17];[.$T$17]; IF([.C16]=[.$U$18];[.$T$18];  IF([.C16]=[.$U$19];[.$T$19]; IF([.C16]=[.$U$21];[.$T$21];IF([.C16]=[.$U$22];[.$T$22];IF([.C16]=[.$U$23];[.$T$23];IF([.C16]=[.$U$24];[.$T$24];IF([.C16]=[.$U$26];[.$T$26];[.C16]))))) ) ) ) ) ) ) ) ) ) ) ) ) ) ) ) ) ) ) )" office:value-type="string" office:string-value="WALL_S_1" calcext:value-type="string">
            <text:p>WALL_S_1</text:p>
          </table:table-cell>
          <table:table-cell table:formula="of:=IF([.A17]=&quot;si&quot;;&quot;  ---&gt;  &quot;;&quot;&quot;)">
            <text:p/>
          </table:table-cell>
          <table:table-cell table:style-name="ce5" table:formula="of:=IF([.E16]=[.$U$5];[.$T$5]; IF([.E16]=[.$U$6];[.$T$6]; IF([.E16]=[.$U$7];[.$T$7]; IF([.E16]=[.$U$8];[.$T$8]; IF([.E16]=[.$U$9];[.$T$9]; IF([.E16]=[.$U$10];[.$T$10]; IF([.E16]=[.$U$11];[.$T$11]; IF([.E17]=[.$U$13];[.$T$13]; IF([.E17]=[.$U$14];[.$T$14]; IF([.E17]=[.$U$15];[.$T$15]; IF([.E17]=[.$U$17];[.$T$17]; IF([.E17]=[.$U$18];[.$T$18];  IF([.E17]=[.$U$19];[.$T$19]; IF([.E16]=[.$U$13];[.$T$13]; IF([.E16]=[.$U$14];[.$T$14]; IF([.E16]=[.$U$15];[.$T$15]; IF([.E16]=[.$U$17];[.$T$17]; IF([.E16]=[.$U$18];[.$T$18];  IF([.E16]=[.$U$19];[.$T$19]; IF([.E16]=[.$U$21];[.$T$21];IF([.E16]=[.$U$22];[.$T$22];IF([.E16]=[.$U$23];[.$T$23];IF([.E16]=[.$U$24];[.$T$24];IF([.E16]=[.$U$26];[.$T$26];[.E16]))))) ) ) ) ) ) ) ) ) ) ) ) ) ) ) ) ) ) ) )" office:value-type="string" office:string-value="Larcin" calcext:value-type="string">
            <text:p>Larcin</text:p>
          </table:table-cell>
          <table:table-cell table:number-columns-repeated="7"/>
          <table:table-cell table:style-name="ce13"/>
          <table:table-cell table:style-name="ce22"/>
          <table:table-cell table:style-name="ce3"/>
          <table:table-cell table:style-name="ce30"/>
          <table:table-cell table:number-columns-repeated="2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  <table:table-cell table:number-columns-repeated="4"/>
          <table:table-cell table:formula="of:=IF([.C17]=[.$U$5];[.$T$5]; IF([.C17]=[.$U$6];[.$T$6]; IF([.C17]=[.$U$7];[.$T$7]; IF([.C17]=[.$U$8];[.$T$8]; IF([.C17]=[.$U$9];[.$T$9]; IF([.C17]=[.$U$10];[.$T$10]; IF([.C17]=[.$U$11];[.$T$11]; IF([.C18]=[.$U$13];[.$T$13]; IF([.C18]=[.$U$14];[.$T$14]; IF([.C18]=[.$U$15];[.$T$15]; IF([.C18]=[.$U$17];[.$T$17]; IF([.C18]=[.$U$18];[.$T$18];  IF([.C18]=[.$U$19];[.$T$19]; IF([.C17]=[.$U$13];[.$T$13]; IF([.C17]=[.$U$14];[.$T$14]; IF([.C17]=[.$U$15];[.$T$15]; IF([.C17]=[.$U$17];[.$T$17]; IF([.C17]=[.$U$18];[.$T$18];  IF([.C17]=[.$U$19];[.$T$19]; IF([.C17]=[.$U$21];[.$T$21];IF([.C17]=[.$U$22];[.$T$22];IF([.C17]=[.$U$23];[.$T$23];IF([.C17]=[.$U$24];[.$T$24];IF([.C17]=[.$U$26];[.$T$26];[.C17]))))) ) ) ) ) ) ) ) ) ) ) ) ) ) ) ) ) ) ) )" office:value-type="string" office:string-value="WALL_S_1" calcext:value-type="string">
            <text:p>WALL_S_1</text:p>
          </table:table-cell>
          <table:table-cell table:formula="of:=IF([.A18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17]=[.$U$5];[.$T$5]; IF([.E17]=[.$U$6];[.$T$6]; IF([.E17]=[.$U$7];[.$T$7]; IF([.E17]=[.$U$8];[.$T$8]; IF([.E17]=[.$U$9];[.$T$9]; IF([.E17]=[.$U$10];[.$T$10]; IF([.E17]=[.$U$11];[.$T$11]; IF([.E18]=[.$U$13];[.$T$13]; IF([.E18]=[.$U$14];[.$T$14]; IF([.E18]=[.$U$15];[.$T$15]; IF([.E18]=[.$U$17];[.$T$17]; IF([.E18]=[.$U$18];[.$T$18];  IF([.E18]=[.$U$19];[.$T$19]; IF([.E17]=[.$U$13];[.$T$13]; IF([.E17]=[.$U$14];[.$T$14]; IF([.E17]=[.$U$15];[.$T$15]; IF([.E17]=[.$U$17];[.$T$17]; IF([.E17]=[.$U$18];[.$T$18];  IF([.E17]=[.$U$19];[.$T$19]; IF([.E17]=[.$U$21];[.$T$21];IF([.E17]=[.$U$22];[.$T$22];IF([.E17]=[.$U$23];[.$T$23];IF([.E17]=[.$U$24];[.$T$24];IF([.E17]=[.$U$26];[.$T$26];[.E17]))))) ) ) ) ) ) ) ) ) ) ) ) ) ) ) ) ) ) ) )" office:value-type="string" office:string-value="Brasier" calcext:value-type="string">
            <text:p>Brasier</text:p>
          </table:table-cell>
          <table:table-cell table:number-columns-repeated="6"/>
          <table:table-cell office:value-type="string" calcext:value-type="string">
            <text:p>MANA_BIG_A</text:p>
          </table:table-cell>
          <table:table-cell table:style-name="ce13" office:value-type="string" calcext:value-type="string">
            <text:p>avantage mana (difference mana / mana ennemi &gt; SEUIL_AVANTAGE)</text:p>
          </table:table-cell>
          <table:table-cell table:style-name="ce21"/>
          <table:table-cell/>
          <table:table-cell table:style-name="ce30"/>
          <table:table-cell/>
          <table:table-cell table:style-name="ce3"/>
          <table:table-cell table:style-name="ce35"/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7"/>
          <table:table-cell table:formula="of:=IF([.C18]=[.$U$5];[.$T$5]; IF([.C18]=[.$U$6];[.$T$6]; IF([.C18]=[.$U$7];[.$T$7]; IF([.C18]=[.$U$8];[.$T$8]; IF([.C18]=[.$U$9];[.$T$9]; IF([.C18]=[.$U$10];[.$T$10]; IF([.C18]=[.$U$11];[.$T$11]; IF([.C19]=[.$U$13];[.$T$13]; IF([.C19]=[.$U$14];[.$T$14]; IF([.C19]=[.$U$15];[.$T$15]; IF([.C19]=[.$U$17];[.$T$17]; IF([.C19]=[.$U$18];[.$T$18];  IF([.C19]=[.$U$19];[.$T$19]; IF([.C18]=[.$U$13];[.$T$13]; IF([.C18]=[.$U$14];[.$T$14]; IF([.C18]=[.$U$15];[.$T$15]; IF([.C18]=[.$U$17];[.$T$17]; IF([.C18]=[.$U$18];[.$T$18];  IF([.C18]=[.$U$19];[.$T$19]; IF([.C18]=[.$U$21];[.$T$21];IF([.C18]=[.$U$22];[.$T$22];IF([.C18]=[.$U$23];[.$T$23];IF([.C18]=[.$U$24];[.$T$24];IF([.C18]=[.$U$26];[.$T$26];[.C18]))))) ) ) ) ) ) ) ) ) ) ) ) ) ) ) ) ) ) ) )" office:value-type="string" office:string-value="WALL_E_1" calcext:value-type="string">
            <text:p>WALL_E_1</text:p>
          </table:table-cell>
          <table:table-cell table:formula="of:=IF([.A19]=&quot;si&quot;;&quot;  ---&gt;  &quot;;&quot;&quot;)">
            <text:p/>
          </table:table-cell>
          <table:table-cell table:style-name="ce5" table:formula="of:=IF([.E18]=[.$U$5];[.$T$5]; IF([.E18]=[.$U$6];[.$T$6]; IF([.E18]=[.$U$7];[.$T$7]; IF([.E18]=[.$U$8];[.$T$8]; IF([.E18]=[.$U$9];[.$T$9]; IF([.E18]=[.$U$10];[.$T$10]; IF([.E18]=[.$U$11];[.$T$11]; IF([.E19]=[.$U$13];[.$T$13]; IF([.E19]=[.$U$14];[.$T$14]; IF([.E19]=[.$U$15];[.$T$15]; IF([.E19]=[.$U$17];[.$T$17]; IF([.E19]=[.$U$18];[.$T$18];  IF([.E19]=[.$U$19];[.$T$19]; IF([.E18]=[.$U$13];[.$T$13]; IF([.E18]=[.$U$14];[.$T$14]; IF([.E18]=[.$U$15];[.$T$15]; IF([.E18]=[.$U$17];[.$T$17]; IF([.E18]=[.$U$18];[.$T$18];  IF([.E18]=[.$U$19];[.$T$19]; IF([.E18]=[.$U$21];[.$T$21];IF([.E18]=[.$U$22];[.$T$22];IF([.E18]=[.$U$23];[.$T$23];IF([.E18]=[.$U$24];[.$T$24];IF([.E18]=[.$U$26];[.$T$26];[.E18]))))) ) ) ) ) ) ) ) ) ) ) ) ) ) ) ) ) ) ) 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NA_SMALL_A</text:p>
          </table:table-cell>
          <table:table-cell table:style-name="ce13" office:value-type="string" calcext:value-type="string">
            <text:p>avantage mana faible (difference mana / mana ennemi &gt; SEUIL_FAIBLE_AVANTAGE)</text:p>
          </table:table-cell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  <table:table-cell table:number-columns-repeated="4"/>
          <table:table-cell table:formula="of:=IF([.C19]=[.$U$5];[.$T$5]; IF([.C19]=[.$U$6];[.$T$6]; IF([.C19]=[.$U$7];[.$T$7]; IF([.C19]=[.$U$8];[.$T$8]; IF([.C19]=[.$U$9];[.$T$9]; IF([.C19]=[.$U$10];[.$T$10]; IF([.C19]=[.$U$11];[.$T$11]; IF([.C20]=[.$U$13];[.$T$13]; IF([.C20]=[.$U$14];[.$T$14]; IF([.C20]=[.$U$15];[.$T$15]; IF([.C20]=[.$U$17];[.$T$17]; IF([.C20]=[.$U$18];[.$T$18];  IF([.C20]=[.$U$19];[.$T$19]; IF([.C19]=[.$U$13];[.$T$13]; IF([.C19]=[.$U$14];[.$T$14]; IF([.C19]=[.$U$15];[.$T$15]; IF([.C19]=[.$U$17];[.$T$17]; IF([.C19]=[.$U$18];[.$T$18];  IF([.C19]=[.$U$19];[.$T$19]; IF([.C19]=[.$U$21];[.$T$21];IF([.C19]=[.$U$22];[.$T$22];IF([.C19]=[.$U$23];[.$T$23];IF([.C19]=[.$U$24];[.$T$24];IF([.C19]=[.$U$26];[.$T$26];[.C19]))))) ) ) ) ) ) ) ) ) ) ) ) ) ) ) ) ) ) ) )" office:value-type="string" office:string-value="WALL_E_1" calcext:value-type="string">
            <text:p>WALL_E_1</text:p>
          </table:table-cell>
          <table:table-cell table:formula="of:=IF([.A20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19]=[.$U$5];[.$T$5]; IF([.E19]=[.$U$6];[.$T$6]; IF([.E19]=[.$U$7];[.$T$7]; IF([.E19]=[.$U$8];[.$T$8]; IF([.E19]=[.$U$9];[.$T$9]; IF([.E19]=[.$U$10];[.$T$10]; IF([.E19]=[.$U$11];[.$T$11]; IF([.E20]=[.$U$13];[.$T$13]; IF([.E20]=[.$U$14];[.$T$14]; IF([.E20]=[.$U$15];[.$T$15]; IF([.E20]=[.$U$17];[.$T$17]; IF([.E20]=[.$U$18];[.$T$18];  IF([.E20]=[.$U$19];[.$T$19]; IF([.E19]=[.$U$13];[.$T$13]; IF([.E19]=[.$U$14];[.$T$14]; IF([.E19]=[.$U$15];[.$T$15]; IF([.E19]=[.$U$17];[.$T$17]; IF([.E19]=[.$U$18];[.$T$18];  IF([.E19]=[.$U$19];[.$T$19]; IF([.E19]=[.$U$21];[.$T$21];IF([.E19]=[.$U$22];[.$T$22];IF([.E19]=[.$U$23];[.$T$23];IF([.E19]=[.$U$24];[.$T$24];IF([.E19]=[.$U$26];[.$T$26];[.E19]))))) ) ) ) ) ) ) ) ) ) ) ) ) ) ) ) ) ) ) )" office:value-type="string" office:string-value="Larcin" calcext:value-type="string">
            <text:p>Larcin</text:p>
          </table:table-cell>
          <table:table-cell table:number-columns-repeated="6"/>
          <table:table-cell office:value-type="string" calcext:value-type="string">
            <text:p>MANA_SMALL_D</text:p>
          </table:table-cell>
          <table:table-cell table:style-name="ce14" office:value-type="string" calcext:value-type="string">
            <text:p>difference mana faible (difference mana / mana ennemi &gt; SEUIL_FAIBLE_AVANTAGE)</text:p>
          </table:table-cell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7"/>
          <table:table-cell table:formula="of:=IF([.C20]=[.$U$5];[.$T$5]; IF([.C20]=[.$U$6];[.$T$6]; IF([.C20]=[.$U$7];[.$T$7]; IF([.C20]=[.$U$8];[.$T$8]; IF([.C20]=[.$U$9];[.$T$9]; IF([.C20]=[.$U$10];[.$T$10]; IF([.C20]=[.$U$11];[.$T$11]; IF([.C21]=[.$U$13];[.$T$13]; IF([.C21]=[.$U$14];[.$T$14]; IF([.C21]=[.$U$15];[.$T$15]; IF([.C21]=[.$U$17];[.$T$17]; IF([.C21]=[.$U$18];[.$T$18];  IF([.C21]=[.$U$19];[.$T$19]; IF([.C20]=[.$U$13];[.$T$13]; IF([.C20]=[.$U$14];[.$T$14]; IF([.C20]=[.$U$15];[.$T$15]; IF([.C20]=[.$U$17];[.$T$17]; IF([.C20]=[.$U$18];[.$T$18];  IF([.C20]=[.$U$19];[.$T$19]; IF([.C20]=[.$U$21];[.$T$21];IF([.C20]=[.$U$22];[.$T$22];IF([.C20]=[.$U$23];[.$T$23];IF([.C20]=[.$U$24];[.$T$24];IF([.C20]=[.$U$26];[.$T$26];[.C20]))))) ) ) ) ) ) ) ) ) ) ) ) ) ) ) ) ) ) ) )" office:value-type="string" office:string-value="WALL_E_1" calcext:value-type="string">
            <text:p>WALL_E_1</text:p>
          </table:table-cell>
          <table:table-cell table:formula="of:=IF([.A21]=&quot;si&quot;;&quot;  ---&gt;  &quot;;&quot;&quot;)">
            <text:p/>
          </table:table-cell>
          <table:table-cell table:style-name="ce5" table:formula="of:=IF([.E20]=[.$U$5];[.$T$5]; IF([.E20]=[.$U$6];[.$T$6]; IF([.E20]=[.$U$7];[.$T$7]; IF([.E20]=[.$U$8];[.$T$8]; IF([.E20]=[.$U$9];[.$T$9]; IF([.E20]=[.$U$10];[.$T$10]; IF([.E20]=[.$U$11];[.$T$11]; IF([.E21]=[.$U$13];[.$T$13]; IF([.E21]=[.$U$14];[.$T$14]; IF([.E21]=[.$U$15];[.$T$15]; IF([.E21]=[.$U$17];[.$T$17]; IF([.E21]=[.$U$18];[.$T$18];  IF([.E21]=[.$U$19];[.$T$19]; IF([.E20]=[.$U$13];[.$T$13]; IF([.E20]=[.$U$14];[.$T$14]; IF([.E20]=[.$U$15];[.$T$15]; IF([.E20]=[.$U$17];[.$T$17]; IF([.E20]=[.$U$18];[.$T$18];  IF([.E20]=[.$U$19];[.$T$19]; IF([.E20]=[.$U$21];[.$T$21];IF([.E20]=[.$U$22];[.$T$22];IF([.E20]=[.$U$23];[.$T$23];IF([.E20]=[.$U$24];[.$T$24];IF([.E20]=[.$U$26];[.$T$26];[.E20]))))) ) ) ) ) ) ) ) ) ) ) ) ) ) ) ) ) ) ) )" office:value-type="float" office:value="0" calcext:value-type="float">
            <text:p>0</text:p>
          </table:table-cell>
          <table:table-cell table:number-columns-repeated="7"/>
          <table:table-cell table:style-name="ce13"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  <table:table-cell table:number-columns-repeated="4"/>
          <table:table-cell table:formula="of:=IF([.C21]=[.$U$5];[.$T$5]; IF([.C21]=[.$U$6];[.$T$6]; IF([.C21]=[.$U$7];[.$T$7]; IF([.C21]=[.$U$8];[.$T$8]; IF([.C21]=[.$U$9];[.$T$9]; IF([.C21]=[.$U$10];[.$T$10]; IF([.C21]=[.$U$11];[.$T$11]; IF([.C22]=[.$U$13];[.$T$13]; IF([.C22]=[.$U$14];[.$T$14]; IF([.C22]=[.$U$15];[.$T$15]; IF([.C22]=[.$U$17];[.$T$17]; IF([.C22]=[.$U$18];[.$T$18];  IF([.C22]=[.$U$19];[.$T$19]; IF([.C21]=[.$U$13];[.$T$13]; IF([.C21]=[.$U$14];[.$T$14]; IF([.C21]=[.$U$15];[.$T$15]; IF([.C21]=[.$U$17];[.$T$17]; IF([.C21]=[.$U$18];[.$T$18];  IF([.C21]=[.$U$19];[.$T$19]; IF([.C21]=[.$U$21];[.$T$21];IF([.C21]=[.$U$22];[.$T$22];IF([.C21]=[.$U$23];[.$T$23];IF([.C21]=[.$U$24];[.$T$24];IF([.C21]=[.$U$26];[.$T$26];[.C21]))))) ) ) ) ) ) ) ) ) ) ) ) ) ) ) ) ) ) ) )" office:value-type="string" office:string-value="WALL_E_1" calcext:value-type="string">
            <text:p>WALL_E_1</text:p>
          </table:table-cell>
          <table:table-cell table:formula="of:=IF([.A22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21]=[.$U$5];[.$T$5]; IF([.E21]=[.$U$6];[.$T$6]; IF([.E21]=[.$U$7];[.$T$7]; IF([.E21]=[.$U$8];[.$T$8]; IF([.E21]=[.$U$9];[.$T$9]; IF([.E21]=[.$U$10];[.$T$10]; IF([.E21]=[.$U$11];[.$T$11]; IF([.E22]=[.$U$13];[.$T$13]; IF([.E22]=[.$U$14];[.$T$14]; IF([.E22]=[.$U$15];[.$T$15]; IF([.E22]=[.$U$17];[.$T$17]; IF([.E22]=[.$U$18];[.$T$18];  IF([.E22]=[.$U$19];[.$T$19]; IF([.E21]=[.$U$13];[.$T$13]; IF([.E21]=[.$U$14];[.$T$14]; IF([.E21]=[.$U$15];[.$T$15]; IF([.E21]=[.$U$17];[.$T$17]; IF([.E21]=[.$U$18];[.$T$18];  IF([.E21]=[.$U$19];[.$T$19]; IF([.E21]=[.$U$21];[.$T$21];IF([.E21]=[.$U$22];[.$T$22];IF([.E21]=[.$U$23];[.$T$23];IF([.E21]=[.$U$24];[.$T$24];IF([.E21]=[.$U$26];[.$T$26];[.E21]))))) ) ) ) ) ) ) ) ) ) ) ) ) ) ) ) ) ) ) )" office:value-type="string" office:string-value="FinDeManche" calcext:value-type="string">
            <text:p>FinDeManche</text:p>
          </table:table-cell>
          <table:table-cell table:number-columns-repeated="6"/>
          <table:table-cell office:value-type="string" calcext:value-type="string">
            <text:p>Z2</text:p>
          </table:table-cell>
          <table:table-cell table:style-name="ce13" office:value-type="string" calcext:value-type="string">
            <text:p>Z2</text:p>
          </table:table-cell>
          <table:table-cell table:style-name="ce21"/>
          <table:table-cell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7"/>
          <table:table-cell table:formula="of:=IF([.C22]=[.$U$5];[.$T$5]; IF([.C22]=[.$U$6];[.$T$6]; IF([.C22]=[.$U$7];[.$T$7]; IF([.C22]=[.$U$8];[.$T$8]; IF([.C22]=[.$U$9];[.$T$9]; IF([.C22]=[.$U$10];[.$T$10]; IF([.C22]=[.$U$11];[.$T$11]; IF([.C23]=[.$U$13];[.$T$13]; IF([.C23]=[.$U$14];[.$T$14]; IF([.C23]=[.$U$15];[.$T$15]; IF([.C23]=[.$U$17];[.$T$17]; IF([.C23]=[.$U$18];[.$T$18];  IF([.C23]=[.$U$19];[.$T$19]; IF([.C22]=[.$U$13];[.$T$13]; IF([.C22]=[.$U$14];[.$T$14]; IF([.C22]=[.$U$15];[.$T$15]; IF([.C22]=[.$U$17];[.$T$17]; IF([.C22]=[.$U$18];[.$T$18];  IF([.C22]=[.$U$19];[.$T$19]; IF([.C22]=[.$U$21];[.$T$21];IF([.C22]=[.$U$22];[.$T$22];IF([.C22]=[.$U$23];[.$T$23];IF([.C22]=[.$U$24];[.$T$24];IF([.C22]=[.$U$26];[.$T$26];[.C22]))))) ) ) ) ) ) ) ) ) ) ) ) ) ) ) ) ) ) ) )" office:value-type="string" office:string-value="WALL_E_2" calcext:value-type="string">
            <text:p>WALL_E_2</text:p>
          </table:table-cell>
          <table:table-cell table:formula="of:=IF([.A23]=&quot;si&quot;;&quot;  ---&gt;  &quot;;&quot;&quot;)">
            <text:p/>
          </table:table-cell>
          <table:table-cell table:style-name="ce5" table:formula="of:=IF([.E22]=[.$U$5];[.$T$5]; IF([.E22]=[.$U$6];[.$T$6]; IF([.E22]=[.$U$7];[.$T$7]; IF([.E22]=[.$U$8];[.$T$8]; IF([.E22]=[.$U$9];[.$T$9]; IF([.E22]=[.$U$10];[.$T$10]; IF([.E22]=[.$U$11];[.$T$11]; IF([.E23]=[.$U$13];[.$T$13]; IF([.E23]=[.$U$14];[.$T$14]; IF([.E23]=[.$U$15];[.$T$15]; IF([.E23]=[.$U$17];[.$T$17]; IF([.E23]=[.$U$18];[.$T$18];  IF([.E23]=[.$U$19];[.$T$19]; IF([.E22]=[.$U$13];[.$T$13]; IF([.E22]=[.$U$14];[.$T$14]; IF([.E22]=[.$U$15];[.$T$15]; IF([.E22]=[.$U$17];[.$T$17]; IF([.E22]=[.$U$18];[.$T$18];  IF([.E22]=[.$U$19];[.$T$19]; IF([.E22]=[.$U$21];[.$T$21];IF([.E22]=[.$U$22];[.$T$22];IF([.E22]=[.$U$23];[.$T$23];IF([.E22]=[.$U$24];[.$T$24];IF([.E22]=[.$U$26];[.$T$26];[.E22]))))) ) ) ) ) ) ) ) ) ) ) ) ) ) ) ) ) ) ) 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EGIN</text:p>
          </table:table-cell>
          <table:table-cell table:style-name="ce13" office:value-type="string" calcext:value-type="string">
            <text:p>debut partie (tour &lt; SEUIL_DEBUT)</text:p>
          </table:table-cell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  <table:table-cell table:number-columns-repeated="4"/>
          <table:table-cell table:formula="of:=IF([.C23]=[.$U$5];[.$T$5]; IF([.C23]=[.$U$6];[.$T$6]; IF([.C23]=[.$U$7];[.$T$7]; IF([.C23]=[.$U$8];[.$T$8]; IF([.C23]=[.$U$9];[.$T$9]; IF([.C23]=[.$U$10];[.$T$10]; IF([.C23]=[.$U$11];[.$T$11]; IF([.C24]=[.$U$13];[.$T$13]; IF([.C24]=[.$U$14];[.$T$14]; IF([.C24]=[.$U$15];[.$T$15]; IF([.C24]=[.$U$17];[.$T$17]; IF([.C24]=[.$U$18];[.$T$18];  IF([.C24]=[.$U$19];[.$T$19]; IF([.C23]=[.$U$13];[.$T$13]; IF([.C23]=[.$U$14];[.$T$14]; IF([.C23]=[.$U$15];[.$T$15]; IF([.C23]=[.$U$17];[.$T$17]; IF([.C23]=[.$U$18];[.$T$18];  IF([.C23]=[.$U$19];[.$T$19]; IF([.C23]=[.$U$21];[.$T$21];IF([.C23]=[.$U$22];[.$T$22];IF([.C23]=[.$U$23];[.$T$23];IF([.C23]=[.$U$24];[.$T$24];IF([.C23]=[.$U$26];[.$T$26];[.C23]))))) ) ) ) ) ) ) ) ) ) ) ) ) ) ) ) ) ) ) )" office:value-type="string" office:string-value="WALL_E_2" calcext:value-type="string">
            <text:p>WALL_E_2</text:p>
          </table:table-cell>
          <table:table-cell table:formula="of:=IF([.A24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23]=[.$U$5];[.$T$5]; IF([.E23]=[.$U$6];[.$T$6]; IF([.E23]=[.$U$7];[.$T$7]; IF([.E23]=[.$U$8];[.$T$8]; IF([.E23]=[.$U$9];[.$T$9]; IF([.E23]=[.$U$10];[.$T$10]; IF([.E23]=[.$U$11];[.$T$11]; IF([.E24]=[.$U$13];[.$T$13]; IF([.E24]=[.$U$14];[.$T$14]; IF([.E24]=[.$U$15];[.$T$15]; IF([.E24]=[.$U$17];[.$T$17]; IF([.E24]=[.$U$18];[.$T$18];  IF([.E24]=[.$U$19];[.$T$19]; IF([.E23]=[.$U$13];[.$T$13]; IF([.E23]=[.$U$14];[.$T$14]; IF([.E23]=[.$U$15];[.$T$15]; IF([.E23]=[.$U$17];[.$T$17]; IF([.E23]=[.$U$18];[.$T$18];  IF([.E23]=[.$U$19];[.$T$19]; IF([.E23]=[.$U$21];[.$T$21];IF([.E23]=[.$U$22];[.$T$22];IF([.E23]=[.$U$23];[.$T$23];IF([.E23]=[.$U$24];[.$T$24];IF([.E23]=[.$U$26];[.$T$26];[.E23]))))) ) ) ) ) ) ) ) ) ) ) ) ) ) ) ) ) ) ) )" office:value-type="string" office:string-value="Milieu" calcext:value-type="string">
            <text:p>Milieu</text:p>
          </table:table-cell>
          <table:table-cell table:number-columns-repeated="6"/>
          <table:table-cell office:value-type="string" calcext:value-type="string">
            <text:p>Z2_NOT</text:p>
          </table:table-cell>
          <table:table-cell table:style-name="ce15" office:value-type="string" calcext:value-type="string">
            <text:p>Z2 pas présent</text:p>
          </table:table-cell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table:number-columns-repeated="5"/>
          <table:table-cell table:formula="of:=IF([.C24]=[.$U$5];[.$T$5]; IF([.C24]=[.$U$6];[.$T$6]; IF([.C24]=[.$U$7];[.$T$7]; IF([.C24]=[.$U$8];[.$T$8]; IF([.C24]=[.$U$9];[.$T$9]; IF([.C24]=[.$U$10];[.$T$10]; IF([.C24]=[.$U$11];[.$T$11]; IF([.C25]=[.$U$13];[.$T$13]; IF([.C25]=[.$U$14];[.$T$14]; IF([.C25]=[.$U$15];[.$T$15]; IF([.C25]=[.$U$17];[.$T$17]; IF([.C25]=[.$U$18];[.$T$18];  IF([.C25]=[.$U$19];[.$T$19]; IF([.C24]=[.$U$13];[.$T$13]; IF([.C24]=[.$U$14];[.$T$14]; IF([.C24]=[.$U$15];[.$T$15]; IF([.C24]=[.$U$17];[.$T$17]; IF([.C24]=[.$U$18];[.$T$18];  IF([.C24]=[.$U$19];[.$T$19]; IF([.C24]=[.$U$21];[.$T$21];IF([.C24]=[.$U$22];[.$T$22];IF([.C24]=[.$U$23];[.$T$23];IF([.C24]=[.$U$24];[.$T$24];IF([.C24]=[.$U$26];[.$T$26];[.C24]))))) ) ) ) ) ) ) ) ) ) ) ) ) ) ) ) ) ) ) )" office:value-type="string" office:string-value="Recyclage" calcext:value-type="string">
            <text:p>Recyclage</text:p>
          </table:table-cell>
          <table:table-cell table:formula="of:=IF([.A25]=&quot;si&quot;;&quot;  ---&gt;  &quot;;&quot;&quot;)">
            <text:p/>
          </table:table-cell>
          <table:table-cell table:style-name="ce5" table:formula="of:=IF([.E24]=[.$U$5];[.$T$5]; IF([.E24]=[.$U$6];[.$T$6]; IF([.E24]=[.$U$7];[.$T$7]; IF([.E24]=[.$U$8];[.$T$8]; IF([.E24]=[.$U$9];[.$T$9]; IF([.E24]=[.$U$10];[.$T$10]; IF([.E24]=[.$U$11];[.$T$11]; IF([.E25]=[.$U$13];[.$T$13]; IF([.E25]=[.$U$14];[.$T$14]; IF([.E25]=[.$U$15];[.$T$15]; IF([.E25]=[.$U$17];[.$T$17]; IF([.E25]=[.$U$18];[.$T$18];  IF([.E25]=[.$U$19];[.$T$19]; IF([.E24]=[.$U$13];[.$T$13]; IF([.E24]=[.$U$14];[.$T$14]; IF([.E24]=[.$U$15];[.$T$15]; IF([.E24]=[.$U$17];[.$T$17]; IF([.E24]=[.$U$18];[.$T$18];  IF([.E24]=[.$U$19];[.$T$19]; IF([.E24]=[.$U$21];[.$T$21];IF([.E24]=[.$U$22];[.$T$22];IF([.E24]=[.$U$23];[.$T$23];IF([.E24]=[.$U$24];[.$T$24];IF([.E24]=[.$U$26];[.$T$26];[.E24]))))) ) ) ) ) ) ) ) ) ) ) ) ) ) ) ) ) ) ) )" office:value-type="string" office:string-value="Recyclage" calcext:value-type="string">
            <text:p>Recyclage</text:p>
          </table:table-cell>
          <table:table-cell table:number-columns-repeated="6"/>
          <table:table-cell office:value-type="string" calcext:value-type="string">
            <text:p>BEGIN_NOT</text:p>
          </table:table-cell>
          <table:table-cell table:style-name="ce15" office:value-type="string" calcext:value-type="string">
            <text:p>pas debut partie (tour &gt; SEUIL_DEBUT)</text:p>
          </table:table-cell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  <table:table-cell table:number-columns-repeated="4"/>
          <table:table-cell table:formula="of:=IF([.C25]=[.$U$5];[.$T$5]; IF([.C25]=[.$U$6];[.$T$6]; IF([.C25]=[.$U$7];[.$T$7]; IF([.C25]=[.$U$8];[.$T$8]; IF([.C25]=[.$U$9];[.$T$9]; IF([.C25]=[.$U$10];[.$T$10]; IF([.C25]=[.$U$11];[.$T$11]; IF([.C26]=[.$U$13];[.$T$13]; IF([.C26]=[.$U$14];[.$T$14]; IF([.C26]=[.$U$15];[.$T$15]; IF([.C26]=[.$U$17];[.$T$17]; IF([.C26]=[.$U$18];[.$T$18];  IF([.C26]=[.$U$19];[.$T$19]; IF([.C25]=[.$U$13];[.$T$13]; IF([.C25]=[.$U$14];[.$T$14]; IF([.C25]=[.$U$15];[.$T$15]; IF([.C25]=[.$U$17];[.$T$17]; IF([.C25]=[.$U$18];[.$T$18];  IF([.C25]=[.$U$19];[.$T$19]; IF([.C25]=[.$U$21];[.$T$21];IF([.C25]=[.$U$22];[.$T$22];IF([.C25]=[.$U$23];[.$T$23];IF([.C25]=[.$U$24];[.$T$24];IF([.C25]=[.$U$26];[.$T$26];[.C25]))))) ) ) ) ) ) ) ) ) ) ) ) ) ) ) ) ) ) ) )" office:value-type="float" office:value="0" calcext:value-type="float">
            <text:p>0</text:p>
          </table:table-cell>
          <table:table-cell table:formula="of:=IF([.A26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25]=[.$U$5];[.$T$5]; IF([.E25]=[.$U$6];[.$T$6]; IF([.E25]=[.$U$7];[.$T$7]; IF([.E25]=[.$U$8];[.$T$8]; IF([.E25]=[.$U$9];[.$T$9]; IF([.E25]=[.$U$10];[.$T$10]; IF([.E25]=[.$U$11];[.$T$11]; IF([.E26]=[.$U$13];[.$T$13]; IF([.E26]=[.$U$14];[.$T$14]; IF([.E26]=[.$U$15];[.$T$15]; IF([.E26]=[.$U$17];[.$T$17]; IF([.E26]=[.$U$18];[.$T$18];  IF([.E26]=[.$U$19];[.$T$19]; IF([.E25]=[.$U$13];[.$T$13]; IF([.E25]=[.$U$14];[.$T$14]; IF([.E25]=[.$U$15];[.$T$15]; IF([.E25]=[.$U$17];[.$T$17]; IF([.E25]=[.$U$18];[.$T$18];  IF([.E25]=[.$U$19];[.$T$19]; IF([.E25]=[.$U$21];[.$T$21];IF([.E25]=[.$U$22];[.$T$22];IF([.E25]=[.$U$23];[.$T$23];IF([.E25]=[.$U$24];[.$T$24];IF([.E25]=[.$U$26];[.$T$26];[.E25]))))) ) ) ) ) ) ) ) ) ) ) ) ) ) ) ) ) ) ) )" office:value-type="string" office:string-value="BET_6" calcext:value-type="string">
            <text:p>BET_6</text:p>
          </table:table-cell>
          <table:table-cell table:number-columns-repeated="7"/>
          <table:table-cell table:style-name="ce13"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7"/>
          <table:table-cell table:formula="of:=IF([.C26]=[.$U$5];[.$T$5]; IF([.C26]=[.$U$6];[.$T$6]; IF([.C26]=[.$U$7];[.$T$7]; IF([.C26]=[.$U$8];[.$T$8]; IF([.C26]=[.$U$9];[.$T$9]; IF([.C26]=[.$U$10];[.$T$10]; IF([.C26]=[.$U$11];[.$T$11]; IF([.C27]=[.$U$13];[.$T$13]; IF([.C27]=[.$U$14];[.$T$14]; IF([.C27]=[.$U$15];[.$T$15]; IF([.C27]=[.$U$17];[.$T$17]; IF([.C27]=[.$U$18];[.$T$18];  IF([.C27]=[.$U$19];[.$T$19]; IF([.C26]=[.$U$13];[.$T$13]; IF([.C26]=[.$U$14];[.$T$14]; IF([.C26]=[.$U$15];[.$T$15]; IF([.C26]=[.$U$17];[.$T$17]; IF([.C26]=[.$U$18];[.$T$18];  IF([.C26]=[.$U$19];[.$T$19]; IF([.C26]=[.$U$21];[.$T$21];IF([.C26]=[.$U$22];[.$T$22];IF([.C26]=[.$U$23];[.$T$23];IF([.C26]=[.$U$24];[.$T$24];IF([.C26]=[.$U$26];[.$T$26];[.C26]))))) ) ) ) ) ) ) ) ) ) ) ) ) ) ) ) ) ) ) )" office:value-type="string" office:string-value="carte utilisée Recyclage" calcext:value-type="string">
            <text:p>carte utilisée Recyclage</text:p>
          </table:table-cell>
          <table:table-cell table:formula="of:=IF([.A27]=&quot;si&quot;;&quot;  ---&gt;  &quot;;&quot;&quot;)">
            <text:p/>
          </table:table-cell>
          <table:table-cell table:style-name="ce5" table:formula="of:=IF([.E26]=[.$U$5];[.$T$5]; IF([.E26]=[.$U$6];[.$T$6]; IF([.E26]=[.$U$7];[.$T$7]; IF([.E26]=[.$U$8];[.$T$8]; IF([.E26]=[.$U$9];[.$T$9]; IF([.E26]=[.$U$10];[.$T$10]; IF([.E26]=[.$U$11];[.$T$11]; IF([.E27]=[.$U$13];[.$T$13]; IF([.E27]=[.$U$14];[.$T$14]; IF([.E27]=[.$U$15];[.$T$15]; IF([.E27]=[.$U$17];[.$T$17]; IF([.E27]=[.$U$18];[.$T$18];  IF([.E27]=[.$U$19];[.$T$19]; IF([.E26]=[.$U$13];[.$T$13]; IF([.E26]=[.$U$14];[.$T$14]; IF([.E26]=[.$U$15];[.$T$15]; IF([.E26]=[.$U$17];[.$T$17]; IF([.E26]=[.$U$18];[.$T$18];  IF([.E26]=[.$U$19];[.$T$19]; IF([.E26]=[.$U$21];[.$T$21];IF([.E26]=[.$U$22];[.$T$22];IF([.E26]=[.$U$23];[.$T$23];IF([.E26]=[.$U$24];[.$T$24];IF([.E26]=[.$U$26];[.$T$26];[.E26]))))) ) ) ) ) ) ) ) ) ) ) ) ) ) ) ) ) ) ) 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ANA_SMALL_R</text:p>
          </table:table-cell>
          <table:table-cell table:style-name="ce13" office:value-type="string" calcext:value-type="string">
            <text:p>mana faible (mana &lt; SEUIL_CRITIQUE)</text:p>
          </table:table-cell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  <table:table-cell table:number-columns-repeated="4"/>
          <table:table-cell table:formula="of:=IF([.C27]=[.$U$5];[.$T$5]; IF([.C27]=[.$U$6];[.$T$6]; IF([.C27]=[.$U$7];[.$T$7]; IF([.C27]=[.$U$8];[.$T$8]; IF([.C27]=[.$U$9];[.$T$9]; IF([.C27]=[.$U$10];[.$T$10]; IF([.C27]=[.$U$11];[.$T$11]; IF([.C28]=[.$U$13];[.$T$13]; IF([.C28]=[.$U$14];[.$T$14]; IF([.C28]=[.$U$15];[.$T$15]; IF([.C28]=[.$U$17];[.$T$17]; IF([.C28]=[.$U$18];[.$T$18];  IF([.C28]=[.$U$19];[.$T$19]; IF([.C27]=[.$U$13];[.$T$13]; IF([.C27]=[.$U$14];[.$T$14]; IF([.C27]=[.$U$15];[.$T$15]; IF([.C27]=[.$U$17];[.$T$17]; IF([.C27]=[.$U$18];[.$T$18];  IF([.C27]=[.$U$19];[.$T$19]; IF([.C27]=[.$U$21];[.$T$21];IF([.C27]=[.$U$22];[.$T$22];IF([.C27]=[.$U$23];[.$T$23];IF([.C27]=[.$U$24];[.$T$24];IF([.C27]=[.$U$26];[.$T$26];[.C27]))))) ) ) ) ) ) ) ) ) ) ) ) ) ) ) ) ) ) ) )" office:value-type="string" office:string-value="QuiPerdGagne ennemi au tour precedent" calcext:value-type="string">
            <text:p>QuiPerdGagne ennemi au tour precedent</text:p>
          </table:table-cell>
          <table:table-cell table:formula="of:=IF([.A28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27]=[.$U$5];[.$T$5]; IF([.E27]=[.$U$6];[.$T$6]; IF([.E27]=[.$U$7];[.$T$7]; IF([.E27]=[.$U$8];[.$T$8]; IF([.E27]=[.$U$9];[.$T$9]; IF([.E27]=[.$U$10];[.$T$10]; IF([.E27]=[.$U$11];[.$T$11]; IF([.E28]=[.$U$13];[.$T$13]; IF([.E28]=[.$U$14];[.$T$14]; IF([.E28]=[.$U$15];[.$T$15]; IF([.E28]=[.$U$17];[.$T$17]; IF([.E28]=[.$U$18];[.$T$18];  IF([.E28]=[.$U$19];[.$T$19]; IF([.E27]=[.$U$13];[.$T$13]; IF([.E27]=[.$U$14];[.$T$14]; IF([.E27]=[.$U$15];[.$T$15]; IF([.E27]=[.$U$17];[.$T$17]; IF([.E27]=[.$U$18];[.$T$18];  IF([.E27]=[.$U$19];[.$T$19]; IF([.E27]=[.$U$21];[.$T$21];IF([.E27]=[.$U$22];[.$T$22];IF([.E27]=[.$U$23];[.$T$23];IF([.E27]=[.$U$24];[.$T$24];IF([.E27]=[.$U$26];[.$T$26];[.E27]))))) ) ) ) ) ) ) ) ) ) ) ) ) ) ) ) ) ) ) )" office:value-type="string" office:string-value="BET_ENLARGE" calcext:value-type="string">
            <text:p>BET_ENLARGE</text:p>
          </table:table-cell>
          <table:table-cell table:number-columns-repeated="7"/>
          <table:table-cell table:style-name="ce9"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5"/>
          <table:table-cell table:formula="of:=IF([.C28]=[.$U$5];[.$T$5]; IF([.C28]=[.$U$6];[.$T$6]; IF([.C28]=[.$U$7];[.$T$7]; IF([.C28]=[.$U$8];[.$T$8]; IF([.C28]=[.$U$9];[.$T$9]; IF([.C28]=[.$U$10];[.$T$10]; IF([.C28]=[.$U$11];[.$T$11]; IF([.C29]=[.$U$13];[.$T$13]; IF([.C29]=[.$U$14];[.$T$14]; IF([.C29]=[.$U$15];[.$T$15]; IF([.C29]=[.$U$17];[.$T$17]; IF([.C29]=[.$U$18];[.$T$18];  IF([.C29]=[.$U$19];[.$T$19]; IF([.C28]=[.$U$13];[.$T$13]; IF([.C28]=[.$U$14];[.$T$14]; IF([.C28]=[.$U$15];[.$T$15]; IF([.C28]=[.$U$17];[.$T$17]; IF([.C28]=[.$U$18];[.$T$18];  IF([.C28]=[.$U$19];[.$T$19]; IF([.C28]=[.$U$21];[.$T$21];IF([.C28]=[.$U$22];[.$T$22];IF([.C28]=[.$U$23];[.$T$23];IF([.C28]=[.$U$24];[.$T$24];IF([.C28]=[.$U$26];[.$T$26];[.C28]))))) ) ) ) ) ) ) ) ) ) ) ) ) ) ) ) ) ) ) )" office:value-type="string" office:string-value="BoostAttaque" calcext:value-type="string">
            <text:p>BoostAttaque</text:p>
          </table:table-cell>
          <table:table-cell table:formula="of:=IF([.A29]=&quot;si&quot;;&quot;  ---&gt;  &quot;;&quot;&quot;)">
            <text:p/>
          </table:table-cell>
          <table:table-cell table:style-name="ce5" table:formula="of:=IF([.E28]=[.$U$5];[.$T$5]; IF([.E28]=[.$U$6];[.$T$6]; IF([.E28]=[.$U$7];[.$T$7]; IF([.E28]=[.$U$8];[.$T$8]; IF([.E28]=[.$U$9];[.$T$9]; IF([.E28]=[.$U$10];[.$T$10]; IF([.E28]=[.$U$11];[.$T$11]; IF([.E29]=[.$U$13];[.$T$13]; IF([.E29]=[.$U$14];[.$T$14]; IF([.E29]=[.$U$15];[.$T$15]; IF([.E29]=[.$U$17];[.$T$17]; IF([.E29]=[.$U$18];[.$T$18];  IF([.E29]=[.$U$19];[.$T$19]; IF([.E28]=[.$U$13];[.$T$13]; IF([.E28]=[.$U$14];[.$T$14]; IF([.E28]=[.$U$15];[.$T$15]; IF([.E28]=[.$U$17];[.$T$17]; IF([.E28]=[.$U$18];[.$T$18];  IF([.E28]=[.$U$19];[.$T$19]; IF([.E28]=[.$U$21];[.$T$21];IF([.E28]=[.$U$22];[.$T$22];IF([.E28]=[.$U$23];[.$T$23];IF([.E28]=[.$U$24];[.$T$24];IF([.E28]=[.$U$26];[.$T$26];[.E28]))))) ) ) ) ) ) ) ) ) ) ) ) ) ) ) ) ) ) ) )" office:value-type="string" office:string-value="BoostAttaque" calcext:value-type="string">
            <text:p>BoostAttaque</text:p>
          </table:table-cell>
          <table:table-cell table:number-columns-repeated="7"/>
          <table:table-cell table:style-name="ce9"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 table:number-columns-repeated="5"/>
          <table:table-cell table:formula="of:=IF([.C29]=[.$U$5];[.$T$5]; IF([.C29]=[.$U$6];[.$T$6]; IF([.C29]=[.$U$7];[.$T$7]; IF([.C29]=[.$U$8];[.$T$8]; IF([.C29]=[.$U$9];[.$T$9]; IF([.C29]=[.$U$10];[.$T$10]; IF([.C29]=[.$U$11];[.$T$11]; IF([.C30]=[.$U$13];[.$T$13]; IF([.C30]=[.$U$14];[.$T$14]; IF([.C30]=[.$U$15];[.$T$15]; IF([.C30]=[.$U$17];[.$T$17]; IF([.C30]=[.$U$18];[.$T$18];  IF([.C30]=[.$U$19];[.$T$19]; IF([.C29]=[.$U$13];[.$T$13]; IF([.C29]=[.$U$14];[.$T$14]; IF([.C29]=[.$U$15];[.$T$15]; IF([.C29]=[.$U$17];[.$T$17]; IF([.C29]=[.$U$18];[.$T$18];  IF([.C29]=[.$U$19];[.$T$19]; IF([.C29]=[.$U$21];[.$T$21];IF([.C29]=[.$U$22];[.$T$22];IF([.C29]=[.$U$23];[.$T$23];IF([.C29]=[.$U$24];[.$T$24];IF([.C29]=[.$U$26];[.$T$26];[.C29]))))) ) ) ) ) ) ) ) ) ) ) ) ) ) ) ) ) ) ) )" office:value-type="string" office:string-value="DoubleDose" calcext:value-type="string">
            <text:p>DoubleDose</text:p>
          </table:table-cell>
          <table:table-cell table:formula="of:=IF([.A30]=&quot;si&quot;;&quot;  ---&gt;  &quot;;&quot;&quot;)">
            <text:p/>
          </table:table-cell>
          <table:table-cell table:style-name="ce5" table:formula="of:=IF([.E29]=[.$U$5];[.$T$5]; IF([.E29]=[.$U$6];[.$T$6]; IF([.E29]=[.$U$7];[.$T$7]; IF([.E29]=[.$U$8];[.$T$8]; IF([.E29]=[.$U$9];[.$T$9]; IF([.E29]=[.$U$10];[.$T$10]; IF([.E29]=[.$U$11];[.$T$11]; IF([.E30]=[.$U$13];[.$T$13]; IF([.E30]=[.$U$14];[.$T$14]; IF([.E30]=[.$U$15];[.$T$15]; IF([.E30]=[.$U$17];[.$T$17]; IF([.E30]=[.$U$18];[.$T$18];  IF([.E30]=[.$U$19];[.$T$19]; IF([.E29]=[.$U$13];[.$T$13]; IF([.E29]=[.$U$14];[.$T$14]; IF([.E29]=[.$U$15];[.$T$15]; IF([.E29]=[.$U$17];[.$T$17]; IF([.E29]=[.$U$18];[.$T$18];  IF([.E29]=[.$U$19];[.$T$19]; IF([.E29]=[.$U$21];[.$T$21];IF([.E29]=[.$U$22];[.$T$22];IF([.E29]=[.$U$23];[.$T$23];IF([.E29]=[.$U$24];[.$T$24];IF([.E29]=[.$U$26];[.$T$26];[.E29]))))) ) ) ) ) ) ) ) ) ) ) ) ) ) ) ) ) ) ) )" office:value-type="string" office:string-value="DoubleDose" calcext:value-type="string">
            <text:p>DoubleDose</text:p>
          </table:table-cell>
          <table:table-cell table:number-columns-repeated="7"/>
          <table:table-cell table:style-name="ce16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  <table:table-cell table:number-columns-repeated="4"/>
          <table:table-cell table:formula="of:=IF([.C30]=[.$U$5];[.$T$5]; IF([.C30]=[.$U$6];[.$T$6]; IF([.C30]=[.$U$7];[.$T$7]; IF([.C30]=[.$U$8];[.$T$8]; IF([.C30]=[.$U$9];[.$T$9]; IF([.C30]=[.$U$10];[.$T$10]; IF([.C30]=[.$U$11];[.$T$11]; IF([.C31]=[.$U$13];[.$T$13]; IF([.C31]=[.$U$14];[.$T$14]; IF([.C31]=[.$U$15];[.$T$15]; IF([.C31]=[.$U$17];[.$T$17]; IF([.C31]=[.$U$18];[.$T$18];  IF([.C31]=[.$U$19];[.$T$19]; IF([.C30]=[.$U$13];[.$T$13]; IF([.C30]=[.$U$14];[.$T$14]; IF([.C30]=[.$U$15];[.$T$15]; IF([.C30]=[.$U$17];[.$T$17]; IF([.C30]=[.$U$18];[.$T$18];  IF([.C30]=[.$U$19];[.$T$19]; IF([.C30]=[.$U$21];[.$T$21];IF([.C30]=[.$U$22];[.$T$22];IF([.C30]=[.$U$23];[.$T$23];IF([.C30]=[.$U$24];[.$T$24];IF([.C30]=[.$U$26];[.$T$26];[.C30]))))) ) ) ) ) ) ) ) ) ) ) ) ) ) ) ) ) ) ) )" office:value-type="float" office:value="0" calcext:value-type="float">
            <text:p>0</text:p>
          </table:table-cell>
          <table:table-cell table:formula="of:=IF([.A31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30]=[.$U$5];[.$T$5]; IF([.E30]=[.$U$6];[.$T$6]; IF([.E30]=[.$U$7];[.$T$7]; IF([.E30]=[.$U$8];[.$T$8]; IF([.E30]=[.$U$9];[.$T$9]; IF([.E30]=[.$U$10];[.$T$10]; IF([.E30]=[.$U$11];[.$T$11]; IF([.E31]=[.$U$13];[.$T$13]; IF([.E31]=[.$U$14];[.$T$14]; IF([.E31]=[.$U$15];[.$T$15]; IF([.E31]=[.$U$17];[.$T$17]; IF([.E31]=[.$U$18];[.$T$18];  IF([.E31]=[.$U$19];[.$T$19]; IF([.E30]=[.$U$13];[.$T$13]; IF([.E30]=[.$U$14];[.$T$14]; IF([.E30]=[.$U$15];[.$T$15]; IF([.E30]=[.$U$17];[.$T$17]; IF([.E30]=[.$U$18];[.$T$18];  IF([.E30]=[.$U$19];[.$T$19]; IF([.E30]=[.$U$21];[.$T$21];IF([.E30]=[.$U$22];[.$T$22];IF([.E30]=[.$U$23];[.$T$23];IF([.E30]=[.$U$24];[.$T$24];IF([.E30]=[.$U$26];[.$T$26];[.E30]))))) ) ) ) ) ) ) ) ) ) ) ) ) ) ) ) ) ) ) )" office:value-type="string" office:string-value="BET_SMALL" calcext:value-type="string">
            <text:p>BET_SMALL</text:p>
          </table:table-cell>
          <table:table-cell table:number-columns-repeated="7"/>
          <table:table-cell table:style-name="ce17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7"/>
          <table:table-cell table:formula="of:=IF([.C31]=[.$U$5];[.$T$5]; IF([.C31]=[.$U$6];[.$T$6]; IF([.C31]=[.$U$7];[.$T$7]; IF([.C31]=[.$U$8];[.$T$8]; IF([.C31]=[.$U$9];[.$T$9]; IF([.C31]=[.$U$10];[.$T$10]; IF([.C31]=[.$U$11];[.$T$11]; IF([.C32]=[.$U$13];[.$T$13]; IF([.C32]=[.$U$14];[.$T$14]; IF([.C32]=[.$U$15];[.$T$15]; IF([.C32]=[.$U$17];[.$T$17]; IF([.C32]=[.$U$18];[.$T$18];  IF([.C32]=[.$U$19];[.$T$19]; IF([.C31]=[.$U$13];[.$T$13]; IF([.C31]=[.$U$14];[.$T$14]; IF([.C31]=[.$U$15];[.$T$15]; IF([.C31]=[.$U$17];[.$T$17]; IF([.C31]=[.$U$18];[.$T$18];  IF([.C31]=[.$U$19];[.$T$19]; IF([.C31]=[.$U$21];[.$T$21];IF([.C31]=[.$U$22];[.$T$22];IF([.C31]=[.$U$23];[.$T$23];IF([.C31]=[.$U$24];[.$T$24];IF([.C31]=[.$U$26];[.$T$26];[.C31]))))) ) ) ) ) ) ) ) ) ) ) ) ) ) ) ) ) ) ) )" office:value-type="string" office:string-value="BoostAttaque" calcext:value-type="string">
            <text:p>BoostAttaque</text:p>
          </table:table-cell>
          <table:table-cell table:formula="of:=IF([.A32]=&quot;si&quot;;&quot;  ---&gt;  &quot;;&quot;&quot;)">
            <text:p/>
          </table:table-cell>
          <table:table-cell table:style-name="ce5" table:formula="of:=IF([.E31]=[.$U$5];[.$T$5]; IF([.E31]=[.$U$6];[.$T$6]; IF([.E31]=[.$U$7];[.$T$7]; IF([.E31]=[.$U$8];[.$T$8]; IF([.E31]=[.$U$9];[.$T$9]; IF([.E31]=[.$U$10];[.$T$10]; IF([.E31]=[.$U$11];[.$T$11]; IF([.E32]=[.$U$13];[.$T$13]; IF([.E32]=[.$U$14];[.$T$14]; IF([.E32]=[.$U$15];[.$T$15]; IF([.E32]=[.$U$17];[.$T$17]; IF([.E32]=[.$U$18];[.$T$18];  IF([.E32]=[.$U$19];[.$T$19]; IF([.E31]=[.$U$13];[.$T$13]; IF([.E31]=[.$U$14];[.$T$14]; IF([.E31]=[.$U$15];[.$T$15]; IF([.E31]=[.$U$17];[.$T$17]; IF([.E31]=[.$U$18];[.$T$18];  IF([.E31]=[.$U$19];[.$T$19]; IF([.E31]=[.$U$21];[.$T$21];IF([.E31]=[.$U$22];[.$T$22];IF([.E31]=[.$U$23];[.$T$23];IF([.E31]=[.$U$24];[.$T$24];IF([.E31]=[.$U$26];[.$T$26];[.E31]))))) ) ) ) ) ) ) ) ) ) ) ) ) ) ) ) ) ) ) )" office:value-type="float" office:value="0" calcext:value-type="float">
            <text:p>0</text:p>
          </table:table-cell>
          <table:table-cell table:number-columns-repeated="7"/>
          <table:table-cell table:style-name="ce17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5"/>
          <table:table-cell table:formula="of:=IF([.C32]=[.$U$5];[.$T$5]; IF([.C32]=[.$U$6];[.$T$6]; IF([.C32]=[.$U$7];[.$T$7]; IF([.C32]=[.$U$8];[.$T$8]; IF([.C32]=[.$U$9];[.$T$9]; IF([.C32]=[.$U$10];[.$T$10]; IF([.C32]=[.$U$11];[.$T$11]; IF([.C33]=[.$U$13];[.$T$13]; IF([.C33]=[.$U$14];[.$T$14]; IF([.C33]=[.$U$15];[.$T$15]; IF([.C33]=[.$U$17];[.$T$17]; IF([.C33]=[.$U$18];[.$T$18];  IF([.C33]=[.$U$19];[.$T$19]; IF([.C32]=[.$U$13];[.$T$13]; IF([.C32]=[.$U$14];[.$T$14]; IF([.C32]=[.$U$15];[.$T$15]; IF([.C32]=[.$U$17];[.$T$17]; IF([.C32]=[.$U$18];[.$T$18];  IF([.C32]=[.$U$19];[.$T$19]; IF([.C32]=[.$U$21];[.$T$21];IF([.C32]=[.$U$22];[.$T$22];IF([.C32]=[.$U$23];[.$T$23];IF([.C32]=[.$U$24];[.$T$24];IF([.C32]=[.$U$26];[.$T$26];[.C32]))))) ) ) ) ) ) ) ) ) ) ) ) ) ) ) ) ) ) ) )" office:value-type="string" office:string-value="BEGIN_NOT" calcext:value-type="string">
            <text:p>BEGIN_NOT</text:p>
          </table:table-cell>
          <table:table-cell table:formula="of:=IF([.A33]=&quot;si&quot;;&quot;  ---&gt;  &quot;;&quot;&quot;)">
            <text:p/>
          </table:table-cell>
          <table:table-cell table:style-name="ce5" table:formula="of:=IF([.E32]=[.$U$5];[.$T$5]; IF([.E32]=[.$U$6];[.$T$6]; IF([.E32]=[.$U$7];[.$T$7]; IF([.E32]=[.$U$8];[.$T$8]; IF([.E32]=[.$U$9];[.$T$9]; IF([.E32]=[.$U$10];[.$T$10]; IF([.E32]=[.$U$11];[.$T$11]; IF([.E33]=[.$U$13];[.$T$13]; IF([.E33]=[.$U$14];[.$T$14]; IF([.E33]=[.$U$15];[.$T$15]; IF([.E33]=[.$U$17];[.$T$17]; IF([.E33]=[.$U$18];[.$T$18];  IF([.E33]=[.$U$19];[.$T$19]; IF([.E32]=[.$U$13];[.$T$13]; IF([.E32]=[.$U$14];[.$T$14]; IF([.E32]=[.$U$15];[.$T$15]; IF([.E32]=[.$U$17];[.$T$17]; IF([.E32]=[.$U$18];[.$T$18];  IF([.E32]=[.$U$19];[.$T$19]; IF([.E32]=[.$U$21];[.$T$21];IF([.E32]=[.$U$22];[.$T$22];IF([.E32]=[.$U$23];[.$T$23];IF([.E32]=[.$U$24];[.$T$24];IF([.E32]=[.$U$26];[.$T$26];[.E32]))))) ) ) ) ) ) ) ) ) ) ) ) ) ) ) ) ) ) ) )" office:value-type="string" office:string-value="BoostAttaque" calcext:value-type="string">
            <text:p>BoostAttaque</text:p>
          </table:table-cell>
          <table:table-cell table:number-columns-repeated="7"/>
          <table:table-cell table:style-name="ce17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  <table:table-cell table:number-columns-repeated="4"/>
          <table:table-cell table:formula="of:=IF([.C33]=[.$U$5];[.$T$5]; IF([.C33]=[.$U$6];[.$T$6]; IF([.C33]=[.$U$7];[.$T$7]; IF([.C33]=[.$U$8];[.$T$8]; IF([.C33]=[.$U$9];[.$T$9]; IF([.C33]=[.$U$10];[.$T$10]; IF([.C33]=[.$U$11];[.$T$11]; IF([.C34]=[.$U$13];[.$T$13]; IF([.C34]=[.$U$14];[.$T$14]; IF([.C34]=[.$U$15];[.$T$15]; IF([.C34]=[.$U$17];[.$T$17]; IF([.C34]=[.$U$18];[.$T$18];  IF([.C34]=[.$U$19];[.$T$19]; IF([.C33]=[.$U$13];[.$T$13]; IF([.C33]=[.$U$14];[.$T$14]; IF([.C33]=[.$U$15];[.$T$15]; IF([.C33]=[.$U$17];[.$T$17]; IF([.C33]=[.$U$18];[.$T$18];  IF([.C33]=[.$U$19];[.$T$19]; IF([.C33]=[.$U$21];[.$T$21];IF([.C33]=[.$U$22];[.$T$22];IF([.C33]=[.$U$23];[.$T$23];IF([.C33]=[.$U$24];[.$T$24];IF([.C33]=[.$U$26];[.$T$26];[.C33]))))) ) ) ) ) ) ) ) ) ) ) ) ) ) ) ) ) ) ) )" office:value-type="string" office:string-value="MANA_SMALL_R" calcext:value-type="string">
            <text:p>MANA_SMALL_R</text:p>
          </table:table-cell>
          <table:table-cell table:formula="of:=IF([.A34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33]=[.$U$5];[.$T$5]; IF([.E33]=[.$U$6];[.$T$6]; IF([.E33]=[.$U$7];[.$T$7]; IF([.E33]=[.$U$8];[.$T$8]; IF([.E33]=[.$U$9];[.$T$9]; IF([.E33]=[.$U$10];[.$T$10]; IF([.E33]=[.$U$11];[.$T$11]; IF([.E34]=[.$U$13];[.$T$13]; IF([.E34]=[.$U$14];[.$T$14]; IF([.E34]=[.$U$15];[.$T$15]; IF([.E34]=[.$U$17];[.$T$17]; IF([.E34]=[.$U$18];[.$T$18];  IF([.E34]=[.$U$19];[.$T$19]; IF([.E33]=[.$U$13];[.$T$13]; IF([.E33]=[.$U$14];[.$T$14]; IF([.E33]=[.$U$15];[.$T$15]; IF([.E33]=[.$U$17];[.$T$17]; IF([.E33]=[.$U$18];[.$T$18];  IF([.E33]=[.$U$19];[.$T$19]; IF([.E33]=[.$U$21];[.$T$21];IF([.E33]=[.$U$22];[.$T$22];IF([.E33]=[.$U$23];[.$T$23];IF([.E33]=[.$U$24];[.$T$24];IF([.E33]=[.$U$26];[.$T$26];[.E33]))))) ) ) ) ) ) ) ) ) ) ) ) ) ) ) ) ) ) ) )" office:value-type="string" office:string-value="BET_1" calcext:value-type="string">
            <text:p>BET_1</text:p>
          </table:table-cell>
          <table:table-cell table:number-columns-repeated="7"/>
          <table:table-cell table:style-name="ce17"/>
          <table:table-cell table:number-columns-repeated="2"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7"/>
          <table:table-cell table:formula="of:=IF([.C34]=[.$U$5];[.$T$5]; IF([.C34]=[.$U$6];[.$T$6]; IF([.C34]=[.$U$7];[.$T$7]; IF([.C34]=[.$U$8];[.$T$8]; IF([.C34]=[.$U$9];[.$T$9]; IF([.C34]=[.$U$10];[.$T$10]; IF([.C34]=[.$U$11];[.$T$11]; IF([.C35]=[.$U$13];[.$T$13]; IF([.C35]=[.$U$14];[.$T$14]; IF([.C35]=[.$U$15];[.$T$15]; IF([.C35]=[.$U$17];[.$T$17]; IF([.C35]=[.$U$18];[.$T$18];  IF([.C35]=[.$U$19];[.$T$19]; IF([.C34]=[.$U$13];[.$T$13]; IF([.C34]=[.$U$14];[.$T$14]; IF([.C34]=[.$U$15];[.$T$15]; IF([.C34]=[.$U$17];[.$T$17]; IF([.C34]=[.$U$18];[.$T$18];  IF([.C34]=[.$U$19];[.$T$19]; IF([.C34]=[.$U$21];[.$T$21];IF([.C34]=[.$U$22];[.$T$22];IF([.C34]=[.$U$23];[.$T$23];IF([.C34]=[.$U$24];[.$T$24];IF([.C34]=[.$U$26];[.$T$26];[.C34]))))) ) ) ) ) ) ) ) ) ) ) ) ) ) ) ) ) ) ) )" office:value-type="string" office:string-value="QuiPerdGagne" calcext:value-type="string">
            <text:p>QuiPerdGagne</text:p>
          </table:table-cell>
          <table:table-cell table:formula="of:=IF([.A35]=&quot;si&quot;;&quot;  ---&gt;  &quot;;&quot;&quot;)">
            <text:p/>
          </table:table-cell>
          <table:table-cell table:style-name="ce5" table:formula="of:=IF([.E34]=[.$U$5];[.$T$5]; IF([.E34]=[.$U$6];[.$T$6]; IF([.E34]=[.$U$7];[.$T$7]; IF([.E34]=[.$U$8];[.$T$8]; IF([.E34]=[.$U$9];[.$T$9]; IF([.E34]=[.$U$10];[.$T$10]; IF([.E34]=[.$U$11];[.$T$11]; IF([.E35]=[.$U$13];[.$T$13]; IF([.E35]=[.$U$14];[.$T$14]; IF([.E35]=[.$U$15];[.$T$15]; IF([.E35]=[.$U$17];[.$T$17]; IF([.E35]=[.$U$18];[.$T$18];  IF([.E35]=[.$U$19];[.$T$19]; IF([.E34]=[.$U$13];[.$T$13]; IF([.E34]=[.$U$14];[.$T$14]; IF([.E34]=[.$U$15];[.$T$15]; IF([.E34]=[.$U$17];[.$T$17]; IF([.E34]=[.$U$18];[.$T$18];  IF([.E34]=[.$U$19];[.$T$19]; IF([.E34]=[.$U$21];[.$T$21];IF([.E34]=[.$U$22];[.$T$22];IF([.E34]=[.$U$23];[.$T$23];IF([.E34]=[.$U$24];[.$T$24];IF([.E34]=[.$U$26];[.$T$26];[.E34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  <table:table-cell table:number-columns-repeated="4"/>
          <table:table-cell table:formula="of:=IF([.C35]=[.$U$5];[.$T$5]; IF([.C35]=[.$U$6];[.$T$6]; IF([.C35]=[.$U$7];[.$T$7]; IF([.C35]=[.$U$8];[.$T$8]; IF([.C35]=[.$U$9];[.$T$9]; IF([.C35]=[.$U$10];[.$T$10]; IF([.C35]=[.$U$11];[.$T$11]; IF([.C36]=[.$U$13];[.$T$13]; IF([.C36]=[.$U$14];[.$T$14]; IF([.C36]=[.$U$15];[.$T$15]; IF([.C36]=[.$U$17];[.$T$17]; IF([.C36]=[.$U$18];[.$T$18];  IF([.C36]=[.$U$19];[.$T$19]; IF([.C35]=[.$U$13];[.$T$13]; IF([.C35]=[.$U$14];[.$T$14]; IF([.C35]=[.$U$15];[.$T$15]; IF([.C35]=[.$U$17];[.$T$17]; IF([.C35]=[.$U$18];[.$T$18];  IF([.C35]=[.$U$19];[.$T$19]; IF([.C35]=[.$U$21];[.$T$21];IF([.C35]=[.$U$22];[.$T$22];IF([.C35]=[.$U$23];[.$T$23];IF([.C35]=[.$U$24];[.$T$24];IF([.C35]=[.$U$26];[.$T$26];[.C35]))))) ) ) ) ) ) ) ) ) ) ) ) ) ) ) ) ) ) ) )" office:value-type="string" office:string-value="MANA_SMALL_R" calcext:value-type="string">
            <text:p>MANA_SMALL_R</text:p>
          </table:table-cell>
          <table:table-cell table:formula="of:=IF([.A36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35]=[.$U$5];[.$T$5]; IF([.E35]=[.$U$6];[.$T$6]; IF([.E35]=[.$U$7];[.$T$7]; IF([.E35]=[.$U$8];[.$T$8]; IF([.E35]=[.$U$9];[.$T$9]; IF([.E35]=[.$U$10];[.$T$10]; IF([.E35]=[.$U$11];[.$T$11]; IF([.E36]=[.$U$13];[.$T$13]; IF([.E36]=[.$U$14];[.$T$14]; IF([.E36]=[.$U$15];[.$T$15]; IF([.E36]=[.$U$17];[.$T$17]; IF([.E36]=[.$U$18];[.$T$18];  IF([.E36]=[.$U$19];[.$T$19]; IF([.E35]=[.$U$13];[.$T$13]; IF([.E35]=[.$U$14];[.$T$14]; IF([.E35]=[.$U$15];[.$T$15]; IF([.E35]=[.$U$17];[.$T$17]; IF([.E35]=[.$U$18];[.$T$18];  IF([.E35]=[.$U$19];[.$T$19]; IF([.E35]=[.$U$21];[.$T$21];IF([.E35]=[.$U$22];[.$T$22];IF([.E35]=[.$U$23];[.$T$23];IF([.E35]=[.$U$24];[.$T$24];IF([.E35]=[.$U$26];[.$T$26];[.E35]))))) ) ) ) ) ) ) ) ) ) ) ) ) ) ) ) ) ) ) )" office:value-type="string" office:string-value="BET_1" calcext:value-type="string">
            <text:p>BET_1</text:p>
          </table:table-cell>
          <table:table-cell table:number-columns-repeated="6"/>
          <table:table-cell table:style-name="ce8" table:number-columns-spanned="5" table:number-rows-spanned="1"/>
          <table:covered-table-cell table:style-name="ce8"/>
          <table:covered-table-cell table:number-columns-repeated="2"/>
          <table:covered-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formula="of:=IF([.C36]=[.$U$5];[.$T$5]; IF([.C36]=[.$U$6];[.$T$6]; IF([.C36]=[.$U$7];[.$T$7]; IF([.C36]=[.$U$8];[.$T$8]; IF([.C36]=[.$U$9];[.$T$9]; IF([.C36]=[.$U$10];[.$T$10]; IF([.C36]=[.$U$11];[.$T$11]; IF([.C37]=[.$U$13];[.$T$13]; IF([.C37]=[.$U$14];[.$T$14]; IF([.C37]=[.$U$15];[.$T$15]; IF([.C37]=[.$U$17];[.$T$17]; IF([.C37]=[.$U$18];[.$T$18];  IF([.C37]=[.$U$19];[.$T$19]; IF([.C36]=[.$U$13];[.$T$13]; IF([.C36]=[.$U$14];[.$T$14]; IF([.C36]=[.$U$15];[.$T$15]; IF([.C36]=[.$U$17];[.$T$17]; IF([.C36]=[.$U$18];[.$T$18];  IF([.C36]=[.$U$19];[.$T$19]; IF([.C36]=[.$U$21];[.$T$21];IF([.C36]=[.$U$22];[.$T$22];IF([.C36]=[.$U$23];[.$T$23];IF([.C36]=[.$U$24];[.$T$24];IF([.C36]=[.$U$26];[.$T$26];[.C36]))))) ) ) ) ) ) ) ) ) ) ) ) ) ) ) ) ) ) ) )" office:value-type="string" office:string-value="QuiPerdGagne au tour precedent" calcext:value-type="string">
            <text:p>QuiPerdGagne au tour precedent</text:p>
          </table:table-cell>
          <table:table-cell table:formula="of:=IF([.A37]=&quot;si&quot;;&quot;  ---&gt;  &quot;;&quot;&quot;)">
            <text:p/>
          </table:table-cell>
          <table:table-cell table:style-name="ce5" table:formula="of:=IF([.E36]=[.$U$5];[.$T$5]; IF([.E36]=[.$U$6];[.$T$6]; IF([.E36]=[.$U$7];[.$T$7]; IF([.E36]=[.$U$8];[.$T$8]; IF([.E36]=[.$U$9];[.$T$9]; IF([.E36]=[.$U$10];[.$T$10]; IF([.E36]=[.$U$11];[.$T$11]; IF([.E37]=[.$U$13];[.$T$13]; IF([.E37]=[.$U$14];[.$T$14]; IF([.E37]=[.$U$15];[.$T$15]; IF([.E37]=[.$U$17];[.$T$17]; IF([.E37]=[.$U$18];[.$T$18];  IF([.E37]=[.$U$19];[.$T$19]; IF([.E36]=[.$U$13];[.$T$13]; IF([.E36]=[.$U$14];[.$T$14]; IF([.E36]=[.$U$15];[.$T$15]; IF([.E36]=[.$U$17];[.$T$17]; IF([.E36]=[.$U$18];[.$T$18];  IF([.E36]=[.$U$19];[.$T$19]; IF([.E36]=[.$U$21];[.$T$21];IF([.E36]=[.$U$22];[.$T$22];IF([.E36]=[.$U$23];[.$T$23];IF([.E36]=[.$U$24];[.$T$24];IF([.E36]=[.$U$26];[.$T$26];[.E36]))))) ) ) ) ) ) ) ) ) ) ) ) ) ) ) ) ) ) ) )" office:value-type="float" office:value="0" calcext:value-type="float">
            <text:p>0</text:p>
          </table:table-cell>
          <table:table-cell table:number-columns-repeated="6"/>
          <table:table-cell table:style-name="ce9"/>
          <table:table-cell table:number-columns-repeated="2"/>
          <table:table-cell table:style-name="ce26" table:number-columns-spanned="2" table:number-rows-spanned="1"/>
          <table:covered-table-cell table:style-name="ce32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  <table:table-cell table:number-columns-repeated="4"/>
          <table:table-cell table:formula="of:=IF([.C37]=[.$U$5];[.$T$5]; IF([.C37]=[.$U$6];[.$T$6]; IF([.C37]=[.$U$7];[.$T$7]; IF([.C37]=[.$U$8];[.$T$8]; IF([.C37]=[.$U$9];[.$T$9]; IF([.C37]=[.$U$10];[.$T$10]; IF([.C37]=[.$U$11];[.$T$11]; IF([.C38]=[.$U$13];[.$T$13]; IF([.C38]=[.$U$14];[.$T$14]; IF([.C38]=[.$U$15];[.$T$15]; IF([.C38]=[.$U$17];[.$T$17]; IF([.C38]=[.$U$18];[.$T$18];  IF([.C38]=[.$U$19];[.$T$19]; IF([.C37]=[.$U$13];[.$T$13]; IF([.C37]=[.$U$14];[.$T$14]; IF([.C37]=[.$U$15];[.$T$15]; IF([.C37]=[.$U$17];[.$T$17]; IF([.C37]=[.$U$18];[.$T$18];  IF([.C37]=[.$U$19];[.$T$19]; IF([.C37]=[.$U$21];[.$T$21];IF([.C37]=[.$U$22];[.$T$22];IF([.C37]=[.$U$23];[.$T$23];IF([.C37]=[.$U$24];[.$T$24];IF([.C37]=[.$U$26];[.$T$26];[.C37]))))) ) ) ) ) ) ) ) ) ) ) ) ) ) ) ) ) ) ) )" office:value-type="string" office:string-value="Mutisme" calcext:value-type="string">
            <text:p>Mutisme</text:p>
          </table:table-cell>
          <table:table-cell table:formula="of:=IF([.A38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37]=[.$U$5];[.$T$5]; IF([.E37]=[.$U$6];[.$T$6]; IF([.E37]=[.$U$7];[.$T$7]; IF([.E37]=[.$U$8];[.$T$8]; IF([.E37]=[.$U$9];[.$T$9]; IF([.E37]=[.$U$10];[.$T$10]; IF([.E37]=[.$U$11];[.$T$11]; IF([.E38]=[.$U$13];[.$T$13]; IF([.E38]=[.$U$14];[.$T$14]; IF([.E38]=[.$U$15];[.$T$15]; IF([.E38]=[.$U$17];[.$T$17]; IF([.E38]=[.$U$18];[.$T$18];  IF([.E38]=[.$U$19];[.$T$19]; IF([.E37]=[.$U$13];[.$T$13]; IF([.E37]=[.$U$14];[.$T$14]; IF([.E37]=[.$U$15];[.$T$15]; IF([.E37]=[.$U$17];[.$T$17]; IF([.E37]=[.$U$18];[.$T$18];  IF([.E37]=[.$U$19];[.$T$19]; IF([.E37]=[.$U$21];[.$T$21];IF([.E37]=[.$U$22];[.$T$22];IF([.E37]=[.$U$23];[.$T$23];IF([.E37]=[.$U$24];[.$T$24];IF([.E37]=[.$U$26];[.$T$26];[.E37]))))) ) ) ) ) ) ) ) ) ) ) ) ) ) ) ) ) ) ) )" office:value-type="string" office:string-value="Mustisme" calcext:value-type="string">
            <text:p>Mustisme</text:p>
          </table:table-cell>
          <table:table-cell table:number-columns-repeated="5"/>
          <table:table-cell table:style-name="ce6"/>
          <table:table-cell table:style-name="ce10"/>
          <table:table-cell table:style-name="ce18" table:number-columns-repeated="2"/>
          <table:table-cell table:style-name="ce27"/>
          <table:table-cell table:style-name="ce33"/>
          <table:table-cell table:style-name="ce6" table:number-columns-repeated="3"/>
          <table:table-cell table:style-name="ce18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formula="of:=IF([.C38]=[.$U$5];[.$T$5]; IF([.C38]=[.$U$6];[.$T$6]; IF([.C38]=[.$U$7];[.$T$7]; IF([.C38]=[.$U$8];[.$T$8]; IF([.C38]=[.$U$9];[.$T$9]; IF([.C38]=[.$U$10];[.$T$10]; IF([.C38]=[.$U$11];[.$T$11]; IF([.C39]=[.$U$13];[.$T$13]; IF([.C39]=[.$U$14];[.$T$14]; IF([.C39]=[.$U$15];[.$T$15]; IF([.C39]=[.$U$17];[.$T$17]; IF([.C39]=[.$U$18];[.$T$18];  IF([.C39]=[.$U$19];[.$T$19]; IF([.C38]=[.$U$13];[.$T$13]; IF([.C38]=[.$U$14];[.$T$14]; IF([.C38]=[.$U$15];[.$T$15]; IF([.C38]=[.$U$17];[.$T$17]; IF([.C38]=[.$U$18];[.$T$18];  IF([.C38]=[.$U$19];[.$T$19]; IF([.C38]=[.$U$21];[.$T$21];IF([.C38]=[.$U$22];[.$T$22];IF([.C38]=[.$U$23];[.$T$23];IF([.C38]=[.$U$24];[.$T$24];IF([.C38]=[.$U$26];[.$T$26];[.C38]))))) ) ) ) ) ) ) ) ) ) ) ) ) ) ) ) ) ) ) )" office:value-type="string" office:string-value="QuiPerdGagne au tour precedent" calcext:value-type="string">
            <text:p>QuiPerdGagne au tour precedent</text:p>
          </table:table-cell>
          <table:table-cell table:formula="of:=IF([.A39]=&quot;si&quot;;&quot;  ---&gt;  &quot;;&quot;&quot;)">
            <text:p/>
          </table:table-cell>
          <table:table-cell table:style-name="ce5" table:formula="of:=IF([.E38]=[.$U$5];[.$T$5]; IF([.E38]=[.$U$6];[.$T$6]; IF([.E38]=[.$U$7];[.$T$7]; IF([.E38]=[.$U$8];[.$T$8]; IF([.E38]=[.$U$9];[.$T$9]; IF([.E38]=[.$U$10];[.$T$10]; IF([.E38]=[.$U$11];[.$T$11]; IF([.E39]=[.$U$13];[.$T$13]; IF([.E39]=[.$U$14];[.$T$14]; IF([.E39]=[.$U$15];[.$T$15]; IF([.E39]=[.$U$17];[.$T$17]; IF([.E39]=[.$U$18];[.$T$18];  IF([.E39]=[.$U$19];[.$T$19]; IF([.E38]=[.$U$13];[.$T$13]; IF([.E38]=[.$U$14];[.$T$14]; IF([.E38]=[.$U$15];[.$T$15]; IF([.E38]=[.$U$17];[.$T$17]; IF([.E38]=[.$U$18];[.$T$18];  IF([.E38]=[.$U$19];[.$T$19]; IF([.E38]=[.$U$21];[.$T$21];IF([.E38]=[.$U$22];[.$T$22];IF([.E38]=[.$U$23];[.$T$23];IF([.E38]=[.$U$24];[.$T$24];IF([.E38]=[.$U$26];[.$T$26];[.E38]))))) ) ) ) ) ) ) ) ) ) ) ) ) ) ) ) ) ) ) )" office:value-type="float" office:value="0" calcext:value-type="float">
            <text:p>0</text:p>
          </table:table-cell>
          <table:table-cell table:number-columns-repeated="5"/>
          <table:table-cell table:style-name="ce7"/>
          <table:table-cell table:style-name="ce11"/>
          <table:table-cell table:style-name="ce19"/>
          <table:table-cell table:style-name="ce21"/>
          <table:table-cell table:style-name="ce28"/>
          <table:table-cell table:style-name="ce32"/>
          <table:table-cell table:style-name="ce7"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  <table:table-cell table:number-columns-repeated="4"/>
          <table:table-cell table:formula="of:=IF([.C39]=[.$U$5];[.$T$5]; IF([.C39]=[.$U$6];[.$T$6]; IF([.C39]=[.$U$7];[.$T$7]; IF([.C39]=[.$U$8];[.$T$8]; IF([.C39]=[.$U$9];[.$T$9]; IF([.C39]=[.$U$10];[.$T$10]; IF([.C39]=[.$U$11];[.$T$11]; IF([.C40]=[.$U$13];[.$T$13]; IF([.C40]=[.$U$14];[.$T$14]; IF([.C40]=[.$U$15];[.$T$15]; IF([.C40]=[.$U$17];[.$T$17]; IF([.C40]=[.$U$18];[.$T$18];  IF([.C40]=[.$U$19];[.$T$19]; IF([.C39]=[.$U$13];[.$T$13]; IF([.C39]=[.$U$14];[.$T$14]; IF([.C39]=[.$U$15];[.$T$15]; IF([.C39]=[.$U$17];[.$T$17]; IF([.C39]=[.$U$18];[.$T$18];  IF([.C39]=[.$U$19];[.$T$19]; IF([.C39]=[.$U$21];[.$T$21];IF([.C39]=[.$U$22];[.$T$22];IF([.C39]=[.$U$23];[.$T$23];IF([.C39]=[.$U$24];[.$T$24];IF([.C39]=[.$U$26];[.$T$26];[.C39]))))) ) ) ) ) ) ) ) ) ) ) ) ) ) ) ) ) ) ) )" office:value-type="string" office:string-value="Larcin" calcext:value-type="string">
            <text:p>Larcin</text:p>
          </table:table-cell>
          <table:table-cell table:formula="of:=IF([.A40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39]=[.$U$5];[.$T$5]; IF([.E39]=[.$U$6];[.$T$6]; IF([.E39]=[.$U$7];[.$T$7]; IF([.E39]=[.$U$8];[.$T$8]; IF([.E39]=[.$U$9];[.$T$9]; IF([.E39]=[.$U$10];[.$T$10]; IF([.E39]=[.$U$11];[.$T$11]; IF([.E40]=[.$U$13];[.$T$13]; IF([.E40]=[.$U$14];[.$T$14]; IF([.E40]=[.$U$15];[.$T$15]; IF([.E40]=[.$U$17];[.$T$17]; IF([.E40]=[.$U$18];[.$T$18];  IF([.E40]=[.$U$19];[.$T$19]; IF([.E39]=[.$U$13];[.$T$13]; IF([.E39]=[.$U$14];[.$T$14]; IF([.E39]=[.$U$15];[.$T$15]; IF([.E39]=[.$U$17];[.$T$17]; IF([.E39]=[.$U$18];[.$T$18];  IF([.E39]=[.$U$19];[.$T$19]; IF([.E39]=[.$U$21];[.$T$21];IF([.E39]=[.$U$22];[.$T$22];IF([.E39]=[.$U$23];[.$T$23];IF([.E39]=[.$U$24];[.$T$24];IF([.E39]=[.$U$26];[.$T$26];[.E39]))))) ) ) ) ) ) ) ) ) ) ) ) ) ) ) ) ) ) ) )" office:value-type="string" office:string-value="Larcin" calcext:value-type="string">
            <text:p>Larcin</text:p>
          </table:table-cell>
          <table:table-cell table:number-columns-repeated="5"/>
          <table:table-cell table:style-name="ce7"/>
          <table:table-cell table:style-name="ce12"/>
          <table:table-cell table:style-name="ce20"/>
          <table:table-cell table:style-name="ce22"/>
          <table:table-cell table:style-name="ce29"/>
          <table:table-cell table:style-name="ce32"/>
          <table:table-cell table:style-name="ce7" table:number-columns-repeated="3"/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formula="of:=IF([.C40]=[.$U$5];[.$T$5]; IF([.C40]=[.$U$6];[.$T$6]; IF([.C40]=[.$U$7];[.$T$7]; IF([.C40]=[.$U$8];[.$T$8]; IF([.C40]=[.$U$9];[.$T$9]; IF([.C40]=[.$U$10];[.$T$10]; IF([.C40]=[.$U$11];[.$T$11]; IF([.C41]=[.$U$13];[.$T$13]; IF([.C41]=[.$U$14];[.$T$14]; IF([.C41]=[.$U$15];[.$T$15]; IF([.C41]=[.$U$17];[.$T$17]; IF([.C41]=[.$U$18];[.$T$18];  IF([.C41]=[.$U$19];[.$T$19]; IF([.C40]=[.$U$13];[.$T$13]; IF([.C40]=[.$U$14];[.$T$14]; IF([.C40]=[.$U$15];[.$T$15]; IF([.C40]=[.$U$17];[.$T$17]; IF([.C40]=[.$U$18];[.$T$18];  IF([.C40]=[.$U$19];[.$T$19]; IF([.C40]=[.$U$21];[.$T$21];IF([.C40]=[.$U$22];[.$T$22];IF([.C40]=[.$U$23];[.$T$23];IF([.C40]=[.$U$24];[.$T$24];IF([.C40]=[.$U$26];[.$T$26];[.C40]))))) ) ) ) ) ) ) ) ) ) ) ) ) ) ) ) ) ) ) )" office:value-type="string" office:string-value="QuiPerdGagne au tour precedent" calcext:value-type="string">
            <text:p>QuiPerdGagne au tour precedent</text:p>
          </table:table-cell>
          <table:table-cell table:formula="of:=IF([.A41]=&quot;si&quot;;&quot;  ---&gt;  &quot;;&quot;&quot;)">
            <text:p/>
          </table:table-cell>
          <table:table-cell table:style-name="ce5" table:formula="of:=IF([.E40]=[.$U$5];[.$T$5]; IF([.E40]=[.$U$6];[.$T$6]; IF([.E40]=[.$U$7];[.$T$7]; IF([.E40]=[.$U$8];[.$T$8]; IF([.E40]=[.$U$9];[.$T$9]; IF([.E40]=[.$U$10];[.$T$10]; IF([.E40]=[.$U$11];[.$T$11]; IF([.E41]=[.$U$13];[.$T$13]; IF([.E41]=[.$U$14];[.$T$14]; IF([.E41]=[.$U$15];[.$T$15]; IF([.E41]=[.$U$17];[.$T$17]; IF([.E41]=[.$U$18];[.$T$18];  IF([.E41]=[.$U$19];[.$T$19]; IF([.E40]=[.$U$13];[.$T$13]; IF([.E40]=[.$U$14];[.$T$14]; IF([.E40]=[.$U$15];[.$T$15]; IF([.E40]=[.$U$17];[.$T$17]; IF([.E40]=[.$U$18];[.$T$18];  IF([.E40]=[.$U$19];[.$T$19]; IF([.E40]=[.$U$21];[.$T$21];IF([.E40]=[.$U$22];[.$T$22];IF([.E40]=[.$U$23];[.$T$23];IF([.E40]=[.$U$24];[.$T$24];IF([.E40]=[.$U$26];[.$T$26];[.E40]))))) ) ) ) ) ) ) ) ) ) ) ) ) ) ) ) ) ) ) )" office:value-type="float" office:value="0" calcext:value-type="float">
            <text:p>0</text:p>
          </table:table-cell>
          <table:table-cell table:number-columns-repeated="5"/>
          <table:table-cell table:style-name="ce7"/>
          <table:table-cell table:style-name="ce11"/>
          <table:table-cell table:style-name="ce20"/>
          <table:table-cell table:style-name="ce21"/>
          <table:table-cell table:style-name="ce28"/>
          <table:table-cell table:style-name="ce32"/>
          <table:table-cell table:style-name="ce7"/>
          <table:table-cell table:style-name="ce34"/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  <table:table-cell table:number-columns-repeated="4"/>
          <table:table-cell table:formula="of:=IF([.C41]=[.$U$5];[.$T$5]; IF([.C41]=[.$U$6];[.$T$6]; IF([.C41]=[.$U$7];[.$T$7]; IF([.C41]=[.$U$8];[.$T$8]; IF([.C41]=[.$U$9];[.$T$9]; IF([.C41]=[.$U$10];[.$T$10]; IF([.C41]=[.$U$11];[.$T$11]; IF([.C42]=[.$U$13];[.$T$13]; IF([.C42]=[.$U$14];[.$T$14]; IF([.C42]=[.$U$15];[.$T$15]; IF([.C42]=[.$U$17];[.$T$17]; IF([.C42]=[.$U$18];[.$T$18];  IF([.C42]=[.$U$19];[.$T$19]; IF([.C41]=[.$U$13];[.$T$13]; IF([.C41]=[.$U$14];[.$T$14]; IF([.C41]=[.$U$15];[.$T$15]; IF([.C41]=[.$U$17];[.$T$17]; IF([.C41]=[.$U$18];[.$T$18];  IF([.C41]=[.$U$19];[.$T$19]; IF([.C41]=[.$U$21];[.$T$21];IF([.C41]=[.$U$22];[.$T$22];IF([.C41]=[.$U$23];[.$T$23];IF([.C41]=[.$U$24];[.$T$24];IF([.C41]=[.$U$26];[.$T$26];[.C41]))))) ) ) ) ) ) ) ) ) ) ) ) ) ) ) ) ) ) ) )" office:value-type="string" office:string-value="Recyclage" calcext:value-type="string">
            <text:p>Recyclage</text:p>
          </table:table-cell>
          <table:table-cell table:formula="of:=IF([.A42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41]=[.$U$5];[.$T$5]; IF([.E41]=[.$U$6];[.$T$6]; IF([.E41]=[.$U$7];[.$T$7]; IF([.E41]=[.$U$8];[.$T$8]; IF([.E41]=[.$U$9];[.$T$9]; IF([.E41]=[.$U$10];[.$T$10]; IF([.E41]=[.$U$11];[.$T$11]; IF([.E42]=[.$U$13];[.$T$13]; IF([.E42]=[.$U$14];[.$T$14]; IF([.E42]=[.$U$15];[.$T$15]; IF([.E42]=[.$U$17];[.$T$17]; IF([.E42]=[.$U$18];[.$T$18];  IF([.E42]=[.$U$19];[.$T$19]; IF([.E41]=[.$U$13];[.$T$13]; IF([.E41]=[.$U$14];[.$T$14]; IF([.E41]=[.$U$15];[.$T$15]; IF([.E41]=[.$U$17];[.$T$17]; IF([.E41]=[.$U$18];[.$T$18];  IF([.E41]=[.$U$19];[.$T$19]; IF([.E41]=[.$U$21];[.$T$21];IF([.E41]=[.$U$22];[.$T$22];IF([.E41]=[.$U$23];[.$T$23];IF([.E41]=[.$U$24];[.$T$24];IF([.E41]=[.$U$26];[.$T$26];[.E41]))))) ) ) ) ) ) ) ) ) ) ) ) ) ) ) ) ) ) ) )" office:value-type="string" office:string-value="Recyclage" calcext:value-type="string">
            <text:p>Recyclage</text:p>
          </table:table-cell>
          <table:table-cell table:number-columns-repeated="5"/>
          <table:table-cell table:style-name="ce7"/>
          <table:table-cell table:style-name="ce9"/>
          <table:table-cell table:style-name="ce20"/>
          <table:table-cell table:style-name="ce23"/>
          <table:table-cell/>
          <table:table-cell table:style-name="ce30"/>
          <table:table-cell table:number-columns-repeated="2"/>
          <table:table-cell table:style-name="ce36"/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formula="of:=IF([.C42]=[.$U$5];[.$T$5]; IF([.C42]=[.$U$6];[.$T$6]; IF([.C42]=[.$U$7];[.$T$7]; IF([.C42]=[.$U$8];[.$T$8]; IF([.C42]=[.$U$9];[.$T$9]; IF([.C42]=[.$U$10];[.$T$10]; IF([.C42]=[.$U$11];[.$T$11]; IF([.C43]=[.$U$13];[.$T$13]; IF([.C43]=[.$U$14];[.$T$14]; IF([.C43]=[.$U$15];[.$T$15]; IF([.C43]=[.$U$17];[.$T$17]; IF([.C43]=[.$U$18];[.$T$18];  IF([.C43]=[.$U$19];[.$T$19]; IF([.C42]=[.$U$13];[.$T$13]; IF([.C42]=[.$U$14];[.$T$14]; IF([.C42]=[.$U$15];[.$T$15]; IF([.C42]=[.$U$17];[.$T$17]; IF([.C42]=[.$U$18];[.$T$18];  IF([.C42]=[.$U$19];[.$T$19]; IF([.C42]=[.$U$21];[.$T$21];IF([.C42]=[.$U$22];[.$T$22];IF([.C42]=[.$U$23];[.$T$23];IF([.C42]=[.$U$24];[.$T$24];IF([.C42]=[.$U$26];[.$T$26];[.C42]))))) ) ) ) ) ) ) ) ) ) ) ) ) ) ) ) ) ) ) )" office:value-type="string" office:string-value="QuiPerdGagne au tour precedent" calcext:value-type="string">
            <text:p>QuiPerdGagne au tour precedent</text:p>
          </table:table-cell>
          <table:table-cell table:formula="of:=IF([.A43]=&quot;si&quot;;&quot;  ---&gt;  &quot;;&quot;&quot;)">
            <text:p/>
          </table:table-cell>
          <table:table-cell table:style-name="ce5" table:formula="of:=IF([.E42]=[.$U$5];[.$T$5]; IF([.E42]=[.$U$6];[.$T$6]; IF([.E42]=[.$U$7];[.$T$7]; IF([.E42]=[.$U$8];[.$T$8]; IF([.E42]=[.$U$9];[.$T$9]; IF([.E42]=[.$U$10];[.$T$10]; IF([.E42]=[.$U$11];[.$T$11]; IF([.E43]=[.$U$13];[.$T$13]; IF([.E43]=[.$U$14];[.$T$14]; IF([.E43]=[.$U$15];[.$T$15]; IF([.E43]=[.$U$17];[.$T$17]; IF([.E43]=[.$U$18];[.$T$18];  IF([.E43]=[.$U$19];[.$T$19]; IF([.E42]=[.$U$13];[.$T$13]; IF([.E42]=[.$U$14];[.$T$14]; IF([.E42]=[.$U$15];[.$T$15]; IF([.E42]=[.$U$17];[.$T$17]; IF([.E42]=[.$U$18];[.$T$18];  IF([.E42]=[.$U$19];[.$T$19]; IF([.E42]=[.$U$21];[.$T$21];IF([.E42]=[.$U$22];[.$T$22];IF([.E42]=[.$U$23];[.$T$23];IF([.E42]=[.$U$24];[.$T$24];IF([.E42]=[.$U$26];[.$T$26];[.E42]))))) ) ) ) ) ) ) ) ) ) ) ) ) ) ) ) ) ) ) )" office:value-type="float" office:value="0" calcext:value-type="float">
            <text:p>0</text:p>
          </table:table-cell>
          <table:table-cell table:number-columns-repeated="5"/>
          <table:table-cell table:style-name="ce7"/>
          <table:table-cell table:style-name="ce9"/>
          <table:table-cell table:style-name="ce20"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  <table:table-cell table:number-columns-repeated="4"/>
          <table:table-cell table:formula="of:=IF([.C43]=[.$U$5];[.$T$5]; IF([.C43]=[.$U$6];[.$T$6]; IF([.C43]=[.$U$7];[.$T$7]; IF([.C43]=[.$U$8];[.$T$8]; IF([.C43]=[.$U$9];[.$T$9]; IF([.C43]=[.$U$10];[.$T$10]; IF([.C43]=[.$U$11];[.$T$11]; IF([.C44]=[.$U$13];[.$T$13]; IF([.C44]=[.$U$14];[.$T$14]; IF([.C44]=[.$U$15];[.$T$15]; IF([.C44]=[.$U$17];[.$T$17]; IF([.C44]=[.$U$18];[.$T$18];  IF([.C44]=[.$U$19];[.$T$19]; IF([.C43]=[.$U$13];[.$T$13]; IF([.C43]=[.$U$14];[.$T$14]; IF([.C43]=[.$U$15];[.$T$15]; IF([.C43]=[.$U$17];[.$T$17]; IF([.C43]=[.$U$18];[.$T$18];  IF([.C43]=[.$U$19];[.$T$19]; IF([.C43]=[.$U$21];[.$T$21];IF([.C43]=[.$U$22];[.$T$22];IF([.C43]=[.$U$23];[.$T$23];IF([.C43]=[.$U$24];[.$T$24];IF([.C43]=[.$U$26];[.$T$26];[.C43]))))) ) ) ) ) ) ) ) ) ) ) ) ) ) ) ) ) ) ) )" office:value-type="string" office:string-value="Resistance" calcext:value-type="string">
            <text:p>Resistance</text:p>
          </table:table-cell>
          <table:table-cell table:formula="of:=IF([.A44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43]=[.$U$5];[.$T$5]; IF([.E43]=[.$U$6];[.$T$6]; IF([.E43]=[.$U$7];[.$T$7]; IF([.E43]=[.$U$8];[.$T$8]; IF([.E43]=[.$U$9];[.$T$9]; IF([.E43]=[.$U$10];[.$T$10]; IF([.E43]=[.$U$11];[.$T$11]; IF([.E44]=[.$U$13];[.$T$13]; IF([.E44]=[.$U$14];[.$T$14]; IF([.E44]=[.$U$15];[.$T$15]; IF([.E44]=[.$U$17];[.$T$17]; IF([.E44]=[.$U$18];[.$T$18];  IF([.E44]=[.$U$19];[.$T$19]; IF([.E43]=[.$U$13];[.$T$13]; IF([.E43]=[.$U$14];[.$T$14]; IF([.E43]=[.$U$15];[.$T$15]; IF([.E43]=[.$U$17];[.$T$17]; IF([.E43]=[.$U$18];[.$T$18];  IF([.E43]=[.$U$19];[.$T$19]; IF([.E43]=[.$U$21];[.$T$21];IF([.E43]=[.$U$22];[.$T$22];IF([.E43]=[.$U$23];[.$T$23];IF([.E43]=[.$U$24];[.$T$24];IF([.E43]=[.$U$26];[.$T$26];[.E43]))))) ) ) ) ) ) ) ) ) ) ) ) ) ) ) ) ) ) ) )" office:value-type="string" office:string-value="Resistance" calcext:value-type="string">
            <text:p>Resistance</text:p>
          </table:table-cell>
          <table:table-cell table:number-columns-repeated="5"/>
          <table:table-cell table:style-name="ce7"/>
          <table:table-cell table:style-name="ce9"/>
          <table:table-cell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formula="of:=IF([.C44]=[.$U$5];[.$T$5]; IF([.C44]=[.$U$6];[.$T$6]; IF([.C44]=[.$U$7];[.$T$7]; IF([.C44]=[.$U$8];[.$T$8]; IF([.C44]=[.$U$9];[.$T$9]; IF([.C44]=[.$U$10];[.$T$10]; IF([.C44]=[.$U$11];[.$T$11]; IF([.C45]=[.$U$13];[.$T$13]; IF([.C45]=[.$U$14];[.$T$14]; IF([.C45]=[.$U$15];[.$T$15]; IF([.C45]=[.$U$17];[.$T$17]; IF([.C45]=[.$U$18];[.$T$18];  IF([.C45]=[.$U$19];[.$T$19]; IF([.C44]=[.$U$13];[.$T$13]; IF([.C44]=[.$U$14];[.$T$14]; IF([.C44]=[.$U$15];[.$T$15]; IF([.C44]=[.$U$17];[.$T$17]; IF([.C44]=[.$U$18];[.$T$18];  IF([.C44]=[.$U$19];[.$T$19]; IF([.C44]=[.$U$21];[.$T$21];IF([.C44]=[.$U$22];[.$T$22];IF([.C44]=[.$U$23];[.$T$23];IF([.C44]=[.$U$24];[.$T$24];IF([.C44]=[.$U$26];[.$T$26];[.C44]))))) ) ) ) ) ) ) ) ) ) ) ) ) ) ) ) ) ) ) )" office:value-type="string" office:string-value="QuiPerdGagne au tour precedent" calcext:value-type="string">
            <text:p>QuiPerdGagne au tour precedent</text:p>
          </table:table-cell>
          <table:table-cell table:formula="of:=IF([.A45]=&quot;si&quot;;&quot;  ---&gt;  &quot;;&quot;&quot;)">
            <text:p/>
          </table:table-cell>
          <table:table-cell table:style-name="ce5" table:formula="of:=IF([.E44]=[.$U$5];[.$T$5]; IF([.E44]=[.$U$6];[.$T$6]; IF([.E44]=[.$U$7];[.$T$7]; IF([.E44]=[.$U$8];[.$T$8]; IF([.E44]=[.$U$9];[.$T$9]; IF([.E44]=[.$U$10];[.$T$10]; IF([.E44]=[.$U$11];[.$T$11]; IF([.E45]=[.$U$13];[.$T$13]; IF([.E45]=[.$U$14];[.$T$14]; IF([.E45]=[.$U$15];[.$T$15]; IF([.E45]=[.$U$17];[.$T$17]; IF([.E45]=[.$U$18];[.$T$18];  IF([.E45]=[.$U$19];[.$T$19]; IF([.E44]=[.$U$13];[.$T$13]; IF([.E44]=[.$U$14];[.$T$14]; IF([.E44]=[.$U$15];[.$T$15]; IF([.E44]=[.$U$17];[.$T$17]; IF([.E44]=[.$U$18];[.$T$18];  IF([.E44]=[.$U$19];[.$T$19]; IF([.E44]=[.$U$21];[.$T$21];IF([.E44]=[.$U$22];[.$T$22];IF([.E44]=[.$U$23];[.$T$23];IF([.E44]=[.$U$24];[.$T$24];IF([.E44]=[.$U$26];[.$T$26];[.E44]))))) ) ) ) ) ) ) ) ) ) ) ) ) ) ) ) ) ) ) )" office:value-type="float" office:value="0" calcext:value-type="float">
            <text:p>0</text:p>
          </table:table-cell>
          <table:table-cell table:number-columns-repeated="6"/>
          <table:table-cell table:style-name="ce11"/>
          <table:table-cell/>
          <table:table-cell table:style-name="ce21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  <table:table-cell table:number-columns-repeated="4"/>
          <table:table-cell table:formula="of:=IF([.C45]=[.$U$5];[.$T$5]; IF([.C45]=[.$U$6];[.$T$6]; IF([.C45]=[.$U$7];[.$T$7]; IF([.C45]=[.$U$8];[.$T$8]; IF([.C45]=[.$U$9];[.$T$9]; IF([.C45]=[.$U$10];[.$T$10]; IF([.C45]=[.$U$11];[.$T$11]; IF([.C46]=[.$U$13];[.$T$13]; IF([.C46]=[.$U$14];[.$T$14]; IF([.C46]=[.$U$15];[.$T$15]; IF([.C46]=[.$U$17];[.$T$17]; IF([.C46]=[.$U$18];[.$T$18];  IF([.C46]=[.$U$19];[.$T$19]; IF([.C45]=[.$U$13];[.$T$13]; IF([.C45]=[.$U$14];[.$T$14]; IF([.C45]=[.$U$15];[.$T$15]; IF([.C45]=[.$U$17];[.$T$17]; IF([.C45]=[.$U$18];[.$T$18];  IF([.C45]=[.$U$19];[.$T$19]; IF([.C45]=[.$U$21];[.$T$21];IF([.C45]=[.$U$22];[.$T$22];IF([.C45]=[.$U$23];[.$T$23];IF([.C45]=[.$U$24];[.$T$24];IF([.C45]=[.$U$26];[.$T$26];[.C45]))))) ) ) ) ) ) ) ) ) ) ) ) ) ) ) ) ) ) ) )" office:value-type="string" office:string-value="Brasier" calcext:value-type="string">
            <text:p>Brasier</text:p>
          </table:table-cell>
          <table:table-cell table:formula="of:=IF([.A46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45]=[.$U$5];[.$T$5]; IF([.E45]=[.$U$6];[.$T$6]; IF([.E45]=[.$U$7];[.$T$7]; IF([.E45]=[.$U$8];[.$T$8]; IF([.E45]=[.$U$9];[.$T$9]; IF([.E45]=[.$U$10];[.$T$10]; IF([.E45]=[.$U$11];[.$T$11]; IF([.E46]=[.$U$13];[.$T$13]; IF([.E46]=[.$U$14];[.$T$14]; IF([.E46]=[.$U$15];[.$T$15]; IF([.E46]=[.$U$17];[.$T$17]; IF([.E46]=[.$U$18];[.$T$18];  IF([.E46]=[.$U$19];[.$T$19]; IF([.E45]=[.$U$13];[.$T$13]; IF([.E45]=[.$U$14];[.$T$14]; IF([.E45]=[.$U$15];[.$T$15]; IF([.E45]=[.$U$17];[.$T$17]; IF([.E45]=[.$U$18];[.$T$18];  IF([.E45]=[.$U$19];[.$T$19]; IF([.E45]=[.$U$21];[.$T$21];IF([.E45]=[.$U$22];[.$T$22];IF([.E45]=[.$U$23];[.$T$23];IF([.E45]=[.$U$24];[.$T$24];IF([.E45]=[.$U$26];[.$T$26];[.E45]))))) ) ) ) ) ) ) ) ) ) ) ) ) ) ) ) ) ) ) )" office:value-type="string" office:string-value="Brasier" calcext:value-type="string">
            <text:p>Brasier</text:p>
          </table:table-cell>
          <table:table-cell table:number-columns-repeated="6"/>
          <table:table-cell table:style-name="ce9"/>
          <table:table-cell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7"/>
          <table:table-cell table:formula="of:=IF([.C46]=[.$U$5];[.$T$5]; IF([.C46]=[.$U$6];[.$T$6]; IF([.C46]=[.$U$7];[.$T$7]; IF([.C46]=[.$U$8];[.$T$8]; IF([.C46]=[.$U$9];[.$T$9]; IF([.C46]=[.$U$10];[.$T$10]; IF([.C46]=[.$U$11];[.$T$11]; IF([.C47]=[.$U$13];[.$T$13]; IF([.C47]=[.$U$14];[.$T$14]; IF([.C47]=[.$U$15];[.$T$15]; IF([.C47]=[.$U$17];[.$T$17]; IF([.C47]=[.$U$18];[.$T$18];  IF([.C47]=[.$U$19];[.$T$19]; IF([.C46]=[.$U$13];[.$T$13]; IF([.C46]=[.$U$14];[.$T$14]; IF([.C46]=[.$U$15];[.$T$15]; IF([.C46]=[.$U$17];[.$T$17]; IF([.C46]=[.$U$18];[.$T$18];  IF([.C46]=[.$U$19];[.$T$19]; IF([.C46]=[.$U$21];[.$T$21];IF([.C46]=[.$U$22];[.$T$22];IF([.C46]=[.$U$23];[.$T$23];IF([.C46]=[.$U$24];[.$T$24];IF([.C46]=[.$U$26];[.$T$26];[.C46]))))) ) ) ) ) ) ) ) ) ) ) ) ) ) ) ) ) ) ) )" office:value-type="string" office:string-value="QuiPerdGagne au tour precedent" calcext:value-type="string">
            <text:p>QuiPerdGagne au tour precedent</text:p>
          </table:table-cell>
          <table:table-cell table:formula="of:=IF([.A47]=&quot;si&quot;;&quot;  ---&gt;  &quot;;&quot;&quot;)">
            <text:p/>
          </table:table-cell>
          <table:table-cell table:style-name="ce5" table:formula="of:=IF([.E46]=[.$U$5];[.$T$5]; IF([.E46]=[.$U$6];[.$T$6]; IF([.E46]=[.$U$7];[.$T$7]; IF([.E46]=[.$U$8];[.$T$8]; IF([.E46]=[.$U$9];[.$T$9]; IF([.E46]=[.$U$10];[.$T$10]; IF([.E46]=[.$U$11];[.$T$11]; IF([.E47]=[.$U$13];[.$T$13]; IF([.E47]=[.$U$14];[.$T$14]; IF([.E47]=[.$U$15];[.$T$15]; IF([.E47]=[.$U$17];[.$T$17]; IF([.E47]=[.$U$18];[.$T$18];  IF([.E47]=[.$U$19];[.$T$19]; IF([.E46]=[.$U$13];[.$T$13]; IF([.E46]=[.$U$14];[.$T$14]; IF([.E46]=[.$U$15];[.$T$15]; IF([.E46]=[.$U$17];[.$T$17]; IF([.E46]=[.$U$18];[.$T$18];  IF([.E46]=[.$U$19];[.$T$19]; IF([.E46]=[.$U$21];[.$T$21];IF([.E46]=[.$U$22];[.$T$22];IF([.E46]=[.$U$23];[.$T$23];IF([.E46]=[.$U$24];[.$T$24];IF([.E46]=[.$U$26];[.$T$26];[.E46]))))) ) ) ) ) ) ) ) ) ) ) ) ) ) ) ) ) ) ) )" office:value-type="float" office:value="0" calcext:value-type="float">
            <text:p>0</text:p>
          </table:table-cell>
          <table:table-cell table:number-columns-repeated="6"/>
          <table:table-cell table:style-name="ce9"/>
          <table:table-cell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7"/>
          <table:table-cell table:formula="of:=IF([.C47]=[.$U$5];[.$T$5]; IF([.C47]=[.$U$6];[.$T$6]; IF([.C47]=[.$U$7];[.$T$7]; IF([.C47]=[.$U$8];[.$T$8]; IF([.C47]=[.$U$9];[.$T$9]; IF([.C47]=[.$U$10];[.$T$10]; IF([.C47]=[.$U$11];[.$T$11]; IF([.C48]=[.$U$13];[.$T$13]; IF([.C48]=[.$U$14];[.$T$14]; IF([.C48]=[.$U$15];[.$T$15]; IF([.C48]=[.$U$17];[.$T$17]; IF([.C48]=[.$U$18];[.$T$18];  IF([.C48]=[.$U$19];[.$T$19]; IF([.C47]=[.$U$13];[.$T$13]; IF([.C47]=[.$U$14];[.$T$14]; IF([.C47]=[.$U$15];[.$T$15]; IF([.C47]=[.$U$17];[.$T$17]; IF([.C47]=[.$U$18];[.$T$18];  IF([.C47]=[.$U$19];[.$T$19]; IF([.C47]=[.$U$21];[.$T$21];IF([.C47]=[.$U$22];[.$T$22];IF([.C47]=[.$U$23];[.$T$23];IF([.C47]=[.$U$24];[.$T$24];IF([.C47]=[.$U$26];[.$T$26];[.C47]))))) ) ) ) ) ) ) ) ) ) ) ) ) ) ) ) ) ) ) )" office:value-type="string" office:string-value="Non Mutisme" calcext:value-type="string">
            <text:p>Non Mutisme</text:p>
          </table:table-cell>
          <table:table-cell table:formula="of:=IF([.A48]=&quot;si&quot;;&quot;  ---&gt;  &quot;;&quot;&quot;)">
            <text:p/>
          </table:table-cell>
          <table:table-cell table:style-name="ce5" table:formula="of:=IF([.E47]=[.$U$5];[.$T$5]; IF([.E47]=[.$U$6];[.$T$6]; IF([.E47]=[.$U$7];[.$T$7]; IF([.E47]=[.$U$8];[.$T$8]; IF([.E47]=[.$U$9];[.$T$9]; IF([.E47]=[.$U$10];[.$T$10]; IF([.E47]=[.$U$11];[.$T$11]; IF([.E48]=[.$U$13];[.$T$13]; IF([.E48]=[.$U$14];[.$T$14]; IF([.E48]=[.$U$15];[.$T$15]; IF([.E48]=[.$U$17];[.$T$17]; IF([.E48]=[.$U$18];[.$T$18];  IF([.E48]=[.$U$19];[.$T$19]; IF([.E47]=[.$U$13];[.$T$13]; IF([.E47]=[.$U$14];[.$T$14]; IF([.E47]=[.$U$15];[.$T$15]; IF([.E47]=[.$U$17];[.$T$17]; IF([.E47]=[.$U$18];[.$T$18];  IF([.E47]=[.$U$19];[.$T$19]; IF([.E47]=[.$U$21];[.$T$21];IF([.E47]=[.$U$22];[.$T$22];IF([.E47]=[.$U$23];[.$T$23];IF([.E47]=[.$U$24];[.$T$24];IF([.E47]=[.$U$26];[.$T$26];[.E47]))))) ) ) ) ) ) ) ) ) ) ) ) ) ) ) ) ) ) ) )" office:value-type="float" office:value="0" calcext:value-type="float">
            <text:p>0</text:p>
          </table:table-cell>
          <table:table-cell table:number-columns-repeated="6"/>
          <table:table-cell table:style-name="ce9"/>
          <table:table-cell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7"/>
          <table:table-cell table:formula="of:=IF([.C48]=[.$U$5];[.$T$5]; IF([.C48]=[.$U$6];[.$T$6]; IF([.C48]=[.$U$7];[.$T$7]; IF([.C48]=[.$U$8];[.$T$8]; IF([.C48]=[.$U$9];[.$T$9]; IF([.C48]=[.$U$10];[.$T$10]; IF([.C48]=[.$U$11];[.$T$11]; IF([.C49]=[.$U$13];[.$T$13]; IF([.C49]=[.$U$14];[.$T$14]; IF([.C49]=[.$U$15];[.$T$15]; IF([.C49]=[.$U$17];[.$T$17]; IF([.C49]=[.$U$18];[.$T$18];  IF([.C49]=[.$U$19];[.$T$19]; IF([.C48]=[.$U$13];[.$T$13]; IF([.C48]=[.$U$14];[.$T$14]; IF([.C48]=[.$U$15];[.$T$15]; IF([.C48]=[.$U$17];[.$T$17]; IF([.C48]=[.$U$18];[.$T$18];  IF([.C48]=[.$U$19];[.$T$19]; IF([.C48]=[.$U$21];[.$T$21];IF([.C48]=[.$U$22];[.$T$22];IF([.C48]=[.$U$23];[.$T$23];IF([.C48]=[.$U$24];[.$T$24];IF([.C48]=[.$U$26];[.$T$26];[.C48]))))) ) ) ) ) ) ) ) ) ) ) ) ) ) ) ) ) ) ) )" office:value-type="string" office:string-value="Non Larcin" calcext:value-type="string">
            <text:p>Non Larcin</text:p>
          </table:table-cell>
          <table:table-cell table:formula="of:=IF([.A49]=&quot;si&quot;;&quot;  ---&gt;  &quot;;&quot;&quot;)">
            <text:p/>
          </table:table-cell>
          <table:table-cell table:style-name="ce5" table:formula="of:=IF([.E48]=[.$U$5];[.$T$5]; IF([.E48]=[.$U$6];[.$T$6]; IF([.E48]=[.$U$7];[.$T$7]; IF([.E48]=[.$U$8];[.$T$8]; IF([.E48]=[.$U$9];[.$T$9]; IF([.E48]=[.$U$10];[.$T$10]; IF([.E48]=[.$U$11];[.$T$11]; IF([.E49]=[.$U$13];[.$T$13]; IF([.E49]=[.$U$14];[.$T$14]; IF([.E49]=[.$U$15];[.$T$15]; IF([.E49]=[.$U$17];[.$T$17]; IF([.E49]=[.$U$18];[.$T$18];  IF([.E49]=[.$U$19];[.$T$19]; IF([.E48]=[.$U$13];[.$T$13]; IF([.E48]=[.$U$14];[.$T$14]; IF([.E48]=[.$U$15];[.$T$15]; IF([.E48]=[.$U$17];[.$T$17]; IF([.E48]=[.$U$18];[.$T$18];  IF([.E48]=[.$U$19];[.$T$19]; IF([.E48]=[.$U$21];[.$T$21];IF([.E48]=[.$U$22];[.$T$22];IF([.E48]=[.$U$23];[.$T$23];IF([.E48]=[.$U$24];[.$T$24];IF([.E48]=[.$U$26];[.$T$26];[.E48]))))) ) ) ) ) ) ) ) ) ) ) ) ) ) ) ) ) ) ) )" office:value-type="float" office:value="0" calcext:value-type="float">
            <text:p>0</text:p>
          </table:table-cell>
          <table:table-cell table:number-columns-repeated="6"/>
          <table:table-cell table:style-name="ce9"/>
          <table:table-cell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7"/>
          <table:table-cell table:formula="of:=IF([.C49]=[.$U$5];[.$T$5]; IF([.C49]=[.$U$6];[.$T$6]; IF([.C49]=[.$U$7];[.$T$7]; IF([.C49]=[.$U$8];[.$T$8]; IF([.C49]=[.$U$9];[.$T$9]; IF([.C49]=[.$U$10];[.$T$10]; IF([.C49]=[.$U$11];[.$T$11]; IF([.C50]=[.$U$13];[.$T$13]; IF([.C50]=[.$U$14];[.$T$14]; IF([.C50]=[.$U$15];[.$T$15]; IF([.C50]=[.$U$17];[.$T$17]; IF([.C50]=[.$U$18];[.$T$18];  IF([.C50]=[.$U$19];[.$T$19]; IF([.C49]=[.$U$13];[.$T$13]; IF([.C49]=[.$U$14];[.$T$14]; IF([.C49]=[.$U$15];[.$T$15]; IF([.C49]=[.$U$17];[.$T$17]; IF([.C49]=[.$U$18];[.$T$18];  IF([.C49]=[.$U$19];[.$T$19]; IF([.C49]=[.$U$21];[.$T$21];IF([.C49]=[.$U$22];[.$T$22];IF([.C49]=[.$U$23];[.$T$23];IF([.C49]=[.$U$24];[.$T$24];IF([.C49]=[.$U$26];[.$T$26];[.C49]))))) ) ) ) ) ) ) ) ) ) ) ) ) ) ) ) ) ) ) )" office:value-type="string" office:string-value="Non Recyclage" calcext:value-type="string">
            <text:p>Non Recyclage</text:p>
          </table:table-cell>
          <table:table-cell table:formula="of:=IF([.A50]=&quot;si&quot;;&quot;  ---&gt;  &quot;;&quot;&quot;)">
            <text:p/>
          </table:table-cell>
          <table:table-cell table:style-name="ce5" table:formula="of:=IF([.E49]=[.$U$5];[.$T$5]; IF([.E49]=[.$U$6];[.$T$6]; IF([.E49]=[.$U$7];[.$T$7]; IF([.E49]=[.$U$8];[.$T$8]; IF([.E49]=[.$U$9];[.$T$9]; IF([.E49]=[.$U$10];[.$T$10]; IF([.E49]=[.$U$11];[.$T$11]; IF([.E50]=[.$U$13];[.$T$13]; IF([.E50]=[.$U$14];[.$T$14]; IF([.E50]=[.$U$15];[.$T$15]; IF([.E50]=[.$U$17];[.$T$17]; IF([.E50]=[.$U$18];[.$T$18];  IF([.E50]=[.$U$19];[.$T$19]; IF([.E49]=[.$U$13];[.$T$13]; IF([.E49]=[.$U$14];[.$T$14]; IF([.E49]=[.$U$15];[.$T$15]; IF([.E49]=[.$U$17];[.$T$17]; IF([.E49]=[.$U$18];[.$T$18];  IF([.E49]=[.$U$19];[.$T$19]; IF([.E49]=[.$U$21];[.$T$21];IF([.E49]=[.$U$22];[.$T$22];IF([.E49]=[.$U$23];[.$T$23];IF([.E49]=[.$U$24];[.$T$24];IF([.E49]=[.$U$26];[.$T$26];[.E49]))))) ) ) ) ) ) ) ) ) ) ) ) ) ) ) ) ) ) ) )" office:value-type="float" office:value="0" calcext:value-type="float">
            <text:p>0</text:p>
          </table:table-cell>
          <table:table-cell table:number-columns-repeated="6"/>
          <table:table-cell table:style-name="ce9"/>
          <table:table-cell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7"/>
          <table:table-cell table:formula="of:=IF([.C50]=[.$U$5];[.$T$5]; IF([.C50]=[.$U$6];[.$T$6]; IF([.C50]=[.$U$7];[.$T$7]; IF([.C50]=[.$U$8];[.$T$8]; IF([.C50]=[.$U$9];[.$T$9]; IF([.C50]=[.$U$10];[.$T$10]; IF([.C50]=[.$U$11];[.$T$11]; IF([.C51]=[.$U$13];[.$T$13]; IF([.C51]=[.$U$14];[.$T$14]; IF([.C51]=[.$U$15];[.$T$15]; IF([.C51]=[.$U$17];[.$T$17]; IF([.C51]=[.$U$18];[.$T$18];  IF([.C51]=[.$U$19];[.$T$19]; IF([.C50]=[.$U$13];[.$T$13]; IF([.C50]=[.$U$14];[.$T$14]; IF([.C50]=[.$U$15];[.$T$15]; IF([.C50]=[.$U$17];[.$T$17]; IF([.C50]=[.$U$18];[.$T$18];  IF([.C50]=[.$U$19];[.$T$19]; IF([.C50]=[.$U$21];[.$T$21];IF([.C50]=[.$U$22];[.$T$22];IF([.C50]=[.$U$23];[.$T$23];IF([.C50]=[.$U$24];[.$T$24];IF([.C50]=[.$U$26];[.$T$26];[.C50]))))) ) ) ) ) ) ) ) ) ) ) ) ) ) ) ) ) ) ) )" office:value-type="string" office:string-value="Non Resistance" calcext:value-type="string">
            <text:p>Non Resistance</text:p>
          </table:table-cell>
          <table:table-cell table:formula="of:=IF([.A51]=&quot;si&quot;;&quot;  ---&gt;  &quot;;&quot;&quot;)">
            <text:p/>
          </table:table-cell>
          <table:table-cell table:style-name="ce5" table:formula="of:=IF([.E50]=[.$U$5];[.$T$5]; IF([.E50]=[.$U$6];[.$T$6]; IF([.E50]=[.$U$7];[.$T$7]; IF([.E50]=[.$U$8];[.$T$8]; IF([.E50]=[.$U$9];[.$T$9]; IF([.E50]=[.$U$10];[.$T$10]; IF([.E50]=[.$U$11];[.$T$11]; IF([.E51]=[.$U$13];[.$T$13]; IF([.E51]=[.$U$14];[.$T$14]; IF([.E51]=[.$U$15];[.$T$15]; IF([.E51]=[.$U$17];[.$T$17]; IF([.E51]=[.$U$18];[.$T$18];  IF([.E51]=[.$U$19];[.$T$19]; IF([.E50]=[.$U$13];[.$T$13]; IF([.E50]=[.$U$14];[.$T$14]; IF([.E50]=[.$U$15];[.$T$15]; IF([.E50]=[.$U$17];[.$T$17]; IF([.E50]=[.$U$18];[.$T$18];  IF([.E50]=[.$U$19];[.$T$19]; IF([.E50]=[.$U$21];[.$T$21];IF([.E50]=[.$U$22];[.$T$22];IF([.E50]=[.$U$23];[.$T$23];IF([.E50]=[.$U$24];[.$T$24];IF([.E50]=[.$U$26];[.$T$26];[.E50]))))) ) ) ) ) ) ) ) ) ) ) ) ) ) ) ) ) ) ) )" office:value-type="float" office:value="0" calcext:value-type="float">
            <text:p>0</text:p>
          </table:table-cell>
          <table:table-cell table:number-columns-repeated="6"/>
          <table:table-cell table:style-name="ce9"/>
          <table:table-cell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  <table:table-cell table:number-columns-repeated="4"/>
          <table:table-cell table:formula="of:=IF([.C51]=[.$U$5];[.$T$5]; IF([.C51]=[.$U$6];[.$T$6]; IF([.C51]=[.$U$7];[.$T$7]; IF([.C51]=[.$U$8];[.$T$8]; IF([.C51]=[.$U$9];[.$T$9]; IF([.C51]=[.$U$10];[.$T$10]; IF([.C51]=[.$U$11];[.$T$11]; IF([.C52]=[.$U$13];[.$T$13]; IF([.C52]=[.$U$14];[.$T$14]; IF([.C52]=[.$U$15];[.$T$15]; IF([.C52]=[.$U$17];[.$T$17]; IF([.C52]=[.$U$18];[.$T$18];  IF([.C52]=[.$U$19];[.$T$19]; IF([.C51]=[.$U$13];[.$T$13]; IF([.C51]=[.$U$14];[.$T$14]; IF([.C51]=[.$U$15];[.$T$15]; IF([.C51]=[.$U$17];[.$T$17]; IF([.C51]=[.$U$18];[.$T$18];  IF([.C51]=[.$U$19];[.$T$19]; IF([.C51]=[.$U$21];[.$T$21];IF([.C51]=[.$U$22];[.$T$22];IF([.C51]=[.$U$23];[.$T$23];IF([.C51]=[.$U$24];[.$T$24];IF([.C51]=[.$U$26];[.$T$26];[.C51]))))) ) ) ) ) ) ) ) ) ) ) ) ) ) ) ) ) ) ) )" office:value-type="string" office:string-value="Non Brasier" calcext:value-type="string">
            <text:p>Non Brasier</text:p>
          </table:table-cell>
          <table:table-cell table:formula="of:=IF([.A52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51]=[.$U$5];[.$T$5]; IF([.E51]=[.$U$6];[.$T$6]; IF([.E51]=[.$U$7];[.$T$7]; IF([.E51]=[.$U$8];[.$T$8]; IF([.E51]=[.$U$9];[.$T$9]; IF([.E51]=[.$U$10];[.$T$10]; IF([.E51]=[.$U$11];[.$T$11]; IF([.E52]=[.$U$13];[.$T$13]; IF([.E52]=[.$U$14];[.$T$14]; IF([.E52]=[.$U$15];[.$T$15]; IF([.E52]=[.$U$17];[.$T$17]; IF([.E52]=[.$U$18];[.$T$18];  IF([.E52]=[.$U$19];[.$T$19]; IF([.E51]=[.$U$13];[.$T$13]; IF([.E51]=[.$U$14];[.$T$14]; IF([.E51]=[.$U$15];[.$T$15]; IF([.E51]=[.$U$17];[.$T$17]; IF([.E51]=[.$U$18];[.$T$18];  IF([.E51]=[.$U$19];[.$T$19]; IF([.E51]=[.$U$21];[.$T$21];IF([.E51]=[.$U$22];[.$T$22];IF([.E51]=[.$U$23];[.$T$23];IF([.E51]=[.$U$24];[.$T$24];IF([.E51]=[.$U$26];[.$T$26];[.E51]))))) ) ) ) ) ) ) ) ) ) ) ) ) ) ) ) ) ) ) )" office:value-type="string" office:string-value="BET_1" calcext:value-type="string">
            <text:p>BET_1</text:p>
          </table:table-cell>
          <table:table-cell table:number-columns-repeated="6"/>
          <table:table-cell table:style-name="ce9"/>
          <table:table-cell/>
          <table:table-cell table:style-name="ce23"/>
          <table:table-cell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7"/>
          <table:table-cell table:formula="of:=IF([.C52]=[.$U$5];[.$T$5]; IF([.C52]=[.$U$6];[.$T$6]; IF([.C52]=[.$U$7];[.$T$7]; IF([.C52]=[.$U$8];[.$T$8]; IF([.C52]=[.$U$9];[.$T$9]; IF([.C52]=[.$U$10];[.$T$10]; IF([.C52]=[.$U$11];[.$T$11]; IF([.C53]=[.$U$13];[.$T$13]; IF([.C53]=[.$U$14];[.$T$14]; IF([.C53]=[.$U$15];[.$T$15]; IF([.C53]=[.$U$17];[.$T$17]; IF([.C53]=[.$U$18];[.$T$18];  IF([.C53]=[.$U$19];[.$T$19]; IF([.C52]=[.$U$13];[.$T$13]; IF([.C52]=[.$U$14];[.$T$14]; IF([.C52]=[.$U$15];[.$T$15]; IF([.C52]=[.$U$17];[.$T$17]; IF([.C52]=[.$U$18];[.$T$18];  IF([.C52]=[.$U$19];[.$T$19]; IF([.C52]=[.$U$21];[.$T$21];IF([.C52]=[.$U$22];[.$T$22];IF([.C52]=[.$U$23];[.$T$23];IF([.C52]=[.$U$24];[.$T$24];IF([.C52]=[.$U$26];[.$T$26];[.C52]))))) ) ) ) ) ) ) ) ) ) ) ) ) ) ) ) ) ) ) )" office:value-type="string" office:string-value="WALL_S_1" calcext:value-type="string">
            <text:p>WALL_S_1</text:p>
          </table:table-cell>
          <table:table-cell table:formula="of:=IF([.A53]=&quot;si&quot;;&quot;  ---&gt;  &quot;;&quot;&quot;)">
            <text:p/>
          </table:table-cell>
          <table:table-cell table:style-name="ce5" table:formula="of:=IF([.E52]=[.$U$5];[.$T$5]; IF([.E52]=[.$U$6];[.$T$6]; IF([.E52]=[.$U$7];[.$T$7]; IF([.E52]=[.$U$8];[.$T$8]; IF([.E52]=[.$U$9];[.$T$9]; IF([.E52]=[.$U$10];[.$T$10]; IF([.E52]=[.$U$11];[.$T$11]; IF([.E53]=[.$U$13];[.$T$13]; IF([.E53]=[.$U$14];[.$T$14]; IF([.E53]=[.$U$15];[.$T$15]; IF([.E53]=[.$U$17];[.$T$17]; IF([.E53]=[.$U$18];[.$T$18];  IF([.E53]=[.$U$19];[.$T$19]; IF([.E52]=[.$U$13];[.$T$13]; IF([.E52]=[.$U$14];[.$T$14]; IF([.E52]=[.$U$15];[.$T$15]; IF([.E52]=[.$U$17];[.$T$17]; IF([.E52]=[.$U$18];[.$T$18];  IF([.E52]=[.$U$19];[.$T$19]; IF([.E52]=[.$U$21];[.$T$21];IF([.E52]=[.$U$22];[.$T$22];IF([.E52]=[.$U$23];[.$T$23];IF([.E52]=[.$U$24];[.$T$24];IF([.E52]=[.$U$26];[.$T$26];[.E52]))))) ) ) ) ) ) ) ) ) ) ) ) ) ) ) ) ) ) ) )" office:value-type="float" office:value="0" calcext:value-type="float">
            <text:p>0</text:p>
          </table:table-cell>
          <table:table-cell table:number-columns-repeated="10"/>
          <table:table-cell table:style-name="ce23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5"/>
          <table:table-cell table:formula="of:=IF([.C53]=[.$U$5];[.$T$5]; IF([.C53]=[.$U$6];[.$T$6]; IF([.C53]=[.$U$7];[.$T$7]; IF([.C53]=[.$U$8];[.$T$8]; IF([.C53]=[.$U$9];[.$T$9]; IF([.C53]=[.$U$10];[.$T$10]; IF([.C53]=[.$U$11];[.$T$11]; IF([.C54]=[.$U$13];[.$T$13]; IF([.C54]=[.$U$14];[.$T$14]; IF([.C54]=[.$U$15];[.$T$15]; IF([.C54]=[.$U$17];[.$T$17]; IF([.C54]=[.$U$18];[.$T$18];  IF([.C54]=[.$U$19];[.$T$19]; IF([.C53]=[.$U$13];[.$T$13]; IF([.C53]=[.$U$14];[.$T$14]; IF([.C53]=[.$U$15];[.$T$15]; IF([.C53]=[.$U$17];[.$T$17]; IF([.C53]=[.$U$18];[.$T$18];  IF([.C53]=[.$U$19];[.$T$19]; IF([.C53]=[.$U$21];[.$T$21];IF([.C53]=[.$U$22];[.$T$22];IF([.C53]=[.$U$23];[.$T$23];IF([.C53]=[.$U$24];[.$T$24];IF([.C53]=[.$U$26];[.$T$26];[.C53]))))) ) ) ) ) ) ) ) ) ) ) ) ) ) ) ) ) ) ) )" office:value-type="string" office:string-value="WALL_S_1" calcext:value-type="string">
            <text:p>WALL_S_1</text:p>
          </table:table-cell>
          <table:table-cell table:formula="of:=IF([.A54]=&quot;si&quot;;&quot;  ---&gt;  &quot;;&quot;&quot;)">
            <text:p/>
          </table:table-cell>
          <table:table-cell table:style-name="ce5" table:formula="of:=IF([.E53]=[.$U$5];[.$T$5]; IF([.E53]=[.$U$6];[.$T$6]; IF([.E53]=[.$U$7];[.$T$7]; IF([.E53]=[.$U$8];[.$T$8]; IF([.E53]=[.$U$9];[.$T$9]; IF([.E53]=[.$U$10];[.$T$10]; IF([.E53]=[.$U$11];[.$T$11]; IF([.E54]=[.$U$13];[.$T$13]; IF([.E54]=[.$U$14];[.$T$14]; IF([.E54]=[.$U$15];[.$T$15]; IF([.E54]=[.$U$17];[.$T$17]; IF([.E54]=[.$U$18];[.$T$18];  IF([.E54]=[.$U$19];[.$T$19]; IF([.E53]=[.$U$13];[.$T$13]; IF([.E53]=[.$U$14];[.$T$14]; IF([.E53]=[.$U$15];[.$T$15]; IF([.E53]=[.$U$17];[.$T$17]; IF([.E53]=[.$U$18];[.$T$18];  IF([.E53]=[.$U$19];[.$T$19]; IF([.E53]=[.$U$21];[.$T$21];IF([.E53]=[.$U$22];[.$T$22];IF([.E53]=[.$U$23];[.$T$23];IF([.E53]=[.$U$24];[.$T$24];IF([.E53]=[.$U$26];[.$T$26];[.E53]))))) ) ) ) ) ) ) ) ) ) ) ) ) ) ) ) ) ) ) )" office:value-type="string" office:string-value="Brasier" calcext:value-type="string">
            <text:p>Brasier</text:p>
          </table:table-cell>
          <table:table-cell table:number-columns-repeated="10"/>
          <table:table-cell table:style-name="ce23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  <table:table-cell table:number-columns-repeated="4"/>
          <table:table-cell table:formula="of:=IF([.C54]=[.$U$5];[.$T$5]; IF([.C54]=[.$U$6];[.$T$6]; IF([.C54]=[.$U$7];[.$T$7]; IF([.C54]=[.$U$8];[.$T$8]; IF([.C54]=[.$U$9];[.$T$9]; IF([.C54]=[.$U$10];[.$T$10]; IF([.C54]=[.$U$11];[.$T$11]; IF([.C55]=[.$U$13];[.$T$13]; IF([.C55]=[.$U$14];[.$T$14]; IF([.C55]=[.$U$15];[.$T$15]; IF([.C55]=[.$U$17];[.$T$17]; IF([.C55]=[.$U$18];[.$T$18];  IF([.C55]=[.$U$19];[.$T$19]; IF([.C54]=[.$U$13];[.$T$13]; IF([.C54]=[.$U$14];[.$T$14]; IF([.C54]=[.$U$15];[.$T$15]; IF([.C54]=[.$U$17];[.$T$17]; IF([.C54]=[.$U$18];[.$T$18];  IF([.C54]=[.$U$19];[.$T$19]; IF([.C54]=[.$U$21];[.$T$21];IF([.C54]=[.$U$22];[.$T$22];IF([.C54]=[.$U$23];[.$T$23];IF([.C54]=[.$U$24];[.$T$24];IF([.C54]=[.$U$26];[.$T$26];[.C54]))))) ) ) ) ) ) ) ) ) ) ) ) ) ) ) ) ) ) ) )" office:value-type="string" office:string-value="Larcin" calcext:value-type="string">
            <text:p>Larcin</text:p>
          </table:table-cell>
          <table:table-cell table:formula="of:=IF([.A55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54]=[.$U$5];[.$T$5]; IF([.E54]=[.$U$6];[.$T$6]; IF([.E54]=[.$U$7];[.$T$7]; IF([.E54]=[.$U$8];[.$T$8]; IF([.E54]=[.$U$9];[.$T$9]; IF([.E54]=[.$U$10];[.$T$10]; IF([.E54]=[.$U$11];[.$T$11]; IF([.E55]=[.$U$13];[.$T$13]; IF([.E55]=[.$U$14];[.$T$14]; IF([.E55]=[.$U$15];[.$T$15]; IF([.E55]=[.$U$17];[.$T$17]; IF([.E55]=[.$U$18];[.$T$18];  IF([.E55]=[.$U$19];[.$T$19]; IF([.E54]=[.$U$13];[.$T$13]; IF([.E54]=[.$U$14];[.$T$14]; IF([.E54]=[.$U$15];[.$T$15]; IF([.E54]=[.$U$17];[.$T$17]; IF([.E54]=[.$U$18];[.$T$18];  IF([.E54]=[.$U$19];[.$T$19]; IF([.E54]=[.$U$21];[.$T$21];IF([.E54]=[.$U$22];[.$T$22];IF([.E54]=[.$U$23];[.$T$23];IF([.E54]=[.$U$24];[.$T$24];IF([.E54]=[.$U$26];[.$T$26];[.E54]))))) ) ) ) ) ) ) ) ) ) ) ) ) ) ) ) ) ) ) )" office:value-type="string" office:string-value="Larcin" calcext:value-type="string">
            <text:p>Larcin</text:p>
          </table:table-cell>
          <table:table-cell table:number-columns-repeated="10"/>
          <table:table-cell table:style-name="ce23"/>
          <table:table-cell table:number-columns-repeated="4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7"/>
          <table:table-cell table:formula="of:=IF([.C55]=[.$U$5];[.$T$5]; IF([.C55]=[.$U$6];[.$T$6]; IF([.C55]=[.$U$7];[.$T$7]; IF([.C55]=[.$U$8];[.$T$8]; IF([.C55]=[.$U$9];[.$T$9]; IF([.C55]=[.$U$10];[.$T$10]; IF([.C55]=[.$U$11];[.$T$11]; IF([.C56]=[.$U$13];[.$T$13]; IF([.C56]=[.$U$14];[.$T$14]; IF([.C56]=[.$U$15];[.$T$15]; IF([.C56]=[.$U$17];[.$T$17]; IF([.C56]=[.$U$18];[.$T$18];  IF([.C56]=[.$U$19];[.$T$19]; IF([.C55]=[.$U$13];[.$T$13]; IF([.C55]=[.$U$14];[.$T$14]; IF([.C55]=[.$U$15];[.$T$15]; IF([.C55]=[.$U$17];[.$T$17]; IF([.C55]=[.$U$18];[.$T$18];  IF([.C55]=[.$U$19];[.$T$19]; IF([.C55]=[.$U$21];[.$T$21];IF([.C55]=[.$U$22];[.$T$22];IF([.C55]=[.$U$23];[.$T$23];IF([.C55]=[.$U$24];[.$T$24];IF([.C55]=[.$U$26];[.$T$26];[.C55]))))) ) ) ) ) ) ) ) ) ) ) ) ) ) ) ) ) ) ) )" office:value-type="string" office:string-value="WALL_S_1" calcext:value-type="string">
            <text:p>WALL_S_1</text:p>
          </table:table-cell>
          <table:table-cell table:formula="of:=IF([.A56]=&quot;si&quot;;&quot;  ---&gt;  &quot;;&quot;&quot;)">
            <text:p/>
          </table:table-cell>
          <table:table-cell table:style-name="ce5" table:formula="of:=IF([.E55]=[.$U$5];[.$T$5]; IF([.E55]=[.$U$6];[.$T$6]; IF([.E55]=[.$U$7];[.$T$7]; IF([.E55]=[.$U$8];[.$T$8]; IF([.E55]=[.$U$9];[.$T$9]; IF([.E55]=[.$U$10];[.$T$10]; IF([.E55]=[.$U$11];[.$T$11]; IF([.E56]=[.$U$13];[.$T$13]; IF([.E56]=[.$U$14];[.$T$14]; IF([.E56]=[.$U$15];[.$T$15]; IF([.E56]=[.$U$17];[.$T$17]; IF([.E56]=[.$U$18];[.$T$18];  IF([.E56]=[.$U$19];[.$T$19]; IF([.E55]=[.$U$13];[.$T$13]; IF([.E55]=[.$U$14];[.$T$14]; IF([.E55]=[.$U$15];[.$T$15]; IF([.E55]=[.$U$17];[.$T$17]; IF([.E55]=[.$U$18];[.$T$18];  IF([.E55]=[.$U$19];[.$T$19]; IF([.E55]=[.$U$21];[.$T$21];IF([.E55]=[.$U$22];[.$T$22];IF([.E55]=[.$U$23];[.$T$23];IF([.E55]=[.$U$24];[.$T$24];IF([.E55]=[.$U$26];[.$T$26];[.E55]))))) ) ) ) ) ) ) ) ) ) ) ) ) ) ) ) ) ) ) )" office:value-type="float" office:value="0" calcext:value-type="float">
            <text:p>0</text:p>
          </table:table-cell>
          <table:table-cell table:number-columns-repeated="10"/>
          <table:table-cell table:style-name="ce23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5"/>
          <table:table-cell table:formula="of:=IF([.C56]=[.$U$5];[.$T$5]; IF([.C56]=[.$U$6];[.$T$6]; IF([.C56]=[.$U$7];[.$T$7]; IF([.C56]=[.$U$8];[.$T$8]; IF([.C56]=[.$U$9];[.$T$9]; IF([.C56]=[.$U$10];[.$T$10]; IF([.C56]=[.$U$11];[.$T$11]; IF([.C57]=[.$U$13];[.$T$13]; IF([.C57]=[.$U$14];[.$T$14]; IF([.C57]=[.$U$15];[.$T$15]; IF([.C57]=[.$U$17];[.$T$17]; IF([.C57]=[.$U$18];[.$T$18];  IF([.C57]=[.$U$19];[.$T$19]; IF([.C56]=[.$U$13];[.$T$13]; IF([.C56]=[.$U$14];[.$T$14]; IF([.C56]=[.$U$15];[.$T$15]; IF([.C56]=[.$U$17];[.$T$17]; IF([.C56]=[.$U$18];[.$T$18];  IF([.C56]=[.$U$19];[.$T$19]; IF([.C56]=[.$U$21];[.$T$21];IF([.C56]=[.$U$22];[.$T$22];IF([.C56]=[.$U$23];[.$T$23];IF([.C56]=[.$U$24];[.$T$24];IF([.C56]=[.$U$26];[.$T$26];[.C56]))))) ) ) ) ) ) ) ) ) ) ) ) ) ) ) ) ) ) ) )" office:value-type="string" office:string-value="WALL_S_1" calcext:value-type="string">
            <text:p>WALL_S_1</text:p>
          </table:table-cell>
          <table:table-cell table:formula="of:=IF([.A57]=&quot;si&quot;;&quot;  ---&gt;  &quot;;&quot;&quot;)">
            <text:p/>
          </table:table-cell>
          <table:table-cell table:style-name="ce5" table:formula="of:=IF([.E56]=[.$U$5];[.$T$5]; IF([.E56]=[.$U$6];[.$T$6]; IF([.E56]=[.$U$7];[.$T$7]; IF([.E56]=[.$U$8];[.$T$8]; IF([.E56]=[.$U$9];[.$T$9]; IF([.E56]=[.$U$10];[.$T$10]; IF([.E56]=[.$U$11];[.$T$11]; IF([.E57]=[.$U$13];[.$T$13]; IF([.E57]=[.$U$14];[.$T$14]; IF([.E57]=[.$U$15];[.$T$15]; IF([.E57]=[.$U$17];[.$T$17]; IF([.E57]=[.$U$18];[.$T$18];  IF([.E57]=[.$U$19];[.$T$19]; IF([.E56]=[.$U$13];[.$T$13]; IF([.E56]=[.$U$14];[.$T$14]; IF([.E56]=[.$U$15];[.$T$15]; IF([.E56]=[.$U$17];[.$T$17]; IF([.E56]=[.$U$18];[.$T$18];  IF([.E56]=[.$U$19];[.$T$19]; IF([.E56]=[.$U$21];[.$T$21];IF([.E56]=[.$U$22];[.$T$22];IF([.E56]=[.$U$23];[.$T$23];IF([.E56]=[.$U$24];[.$T$24];IF([.E56]=[.$U$26];[.$T$26];[.E56]))))) ) ) ) ) ) ) ) ) ) ) ) ) ) ) ) ) ) ) )" office:value-type="string" office:string-value="Brasier" calcext:value-type="string">
            <text:p>Brasier</text:p>
          </table:table-cell>
          <table:table-cell table:number-columns-repeated="10"/>
          <table:table-cell table:style-name="ce23"/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  <table:table-cell table:number-columns-repeated="4"/>
          <table:table-cell table:formula="of:=IF([.C57]=[.$U$5];[.$T$5]; IF([.C57]=[.$U$6];[.$T$6]; IF([.C57]=[.$U$7];[.$T$7]; IF([.C57]=[.$U$8];[.$T$8]; IF([.C57]=[.$U$9];[.$T$9]; IF([.C57]=[.$U$10];[.$T$10]; IF([.C57]=[.$U$11];[.$T$11]; IF([.C58]=[.$U$13];[.$T$13]; IF([.C58]=[.$U$14];[.$T$14]; IF([.C58]=[.$U$15];[.$T$15]; IF([.C58]=[.$U$17];[.$T$17]; IF([.C58]=[.$U$18];[.$T$18];  IF([.C58]=[.$U$19];[.$T$19]; IF([.C57]=[.$U$13];[.$T$13]; IF([.C57]=[.$U$14];[.$T$14]; IF([.C57]=[.$U$15];[.$T$15]; IF([.C57]=[.$U$17];[.$T$17]; IF([.C57]=[.$U$18];[.$T$18];  IF([.C57]=[.$U$19];[.$T$19]; IF([.C57]=[.$U$21];[.$T$21];IF([.C57]=[.$U$22];[.$T$22];IF([.C57]=[.$U$23];[.$T$23];IF([.C57]=[.$U$24];[.$T$24];IF([.C57]=[.$U$26];[.$T$26];[.C57]))))) ) ) ) ) ) ) ) ) ) ) ) ) ) ) ) ) ) ) )" office:value-type="string" office:string-value="Non Larcin" calcext:value-type="string">
            <text:p>Non Larcin</text:p>
          </table:table-cell>
          <table:table-cell table:formula="of:=IF([.A58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57]=[.$U$5];[.$T$5]; IF([.E57]=[.$U$6];[.$T$6]; IF([.E57]=[.$U$7];[.$T$7]; IF([.E57]=[.$U$8];[.$T$8]; IF([.E57]=[.$U$9];[.$T$9]; IF([.E57]=[.$U$10];[.$T$10]; IF([.E57]=[.$U$11];[.$T$11]; IF([.E58]=[.$U$13];[.$T$13]; IF([.E58]=[.$U$14];[.$T$14]; IF([.E58]=[.$U$15];[.$T$15]; IF([.E58]=[.$U$17];[.$T$17]; IF([.E58]=[.$U$18];[.$T$18];  IF([.E58]=[.$U$19];[.$T$19]; IF([.E57]=[.$U$13];[.$T$13]; IF([.E57]=[.$U$14];[.$T$14]; IF([.E57]=[.$U$15];[.$T$15]; IF([.E57]=[.$U$17];[.$T$17]; IF([.E57]=[.$U$18];[.$T$18];  IF([.E57]=[.$U$19];[.$T$19]; IF([.E57]=[.$U$21];[.$T$21];IF([.E57]=[.$U$22];[.$T$22];IF([.E57]=[.$U$23];[.$T$23];IF([.E57]=[.$U$24];[.$T$24];IF([.E57]=[.$U$26];[.$T$26];[.E57]))))) ) ) ) ) ) ) ) ) ) ) ) ) ) ) ) ) ) ) )" office:value-type="string" office:string-value="BET_ENLARGE" calcext:value-type="string">
            <text:p>BET_ENLAR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5"/>
          <table:table-cell table:formula="of:=IF([.C58]=[.$U$5];[.$T$5]; IF([.C58]=[.$U$6];[.$T$6]; IF([.C58]=[.$U$7];[.$T$7]; IF([.C58]=[.$U$8];[.$T$8]; IF([.C58]=[.$U$9];[.$T$9]; IF([.C58]=[.$U$10];[.$T$10]; IF([.C58]=[.$U$11];[.$T$11]; IF([.C59]=[.$U$13];[.$T$13]; IF([.C59]=[.$U$14];[.$T$14]; IF([.C59]=[.$U$15];[.$T$15]; IF([.C59]=[.$U$17];[.$T$17]; IF([.C59]=[.$U$18];[.$T$18];  IF([.C59]=[.$U$19];[.$T$19]; IF([.C58]=[.$U$13];[.$T$13]; IF([.C58]=[.$U$14];[.$T$14]; IF([.C58]=[.$U$15];[.$T$15]; IF([.C58]=[.$U$17];[.$T$17]; IF([.C58]=[.$U$18];[.$T$18];  IF([.C58]=[.$U$19];[.$T$19]; IF([.C58]=[.$U$21];[.$T$21];IF([.C58]=[.$U$22];[.$T$22];IF([.C58]=[.$U$23];[.$T$23];IF([.C58]=[.$U$24];[.$T$24];IF([.C58]=[.$U$26];[.$T$26];[.C58]))))) ) ) ) ) ) ) ) ) ) ) ) ) ) ) ) ) ) ) )" office:value-type="string" office:string-value="Resistance" calcext:value-type="string">
            <text:p>Resistance</text:p>
          </table:table-cell>
          <table:table-cell table:formula="of:=IF([.A59]=&quot;si&quot;;&quot;  ---&gt;  &quot;;&quot;&quot;)">
            <text:p/>
          </table:table-cell>
          <table:table-cell table:style-name="ce5" table:formula="of:=IF([.E58]=[.$U$5];[.$T$5]; IF([.E58]=[.$U$6];[.$T$6]; IF([.E58]=[.$U$7];[.$T$7]; IF([.E58]=[.$U$8];[.$T$8]; IF([.E58]=[.$U$9];[.$T$9]; IF([.E58]=[.$U$10];[.$T$10]; IF([.E58]=[.$U$11];[.$T$11]; IF([.E59]=[.$U$13];[.$T$13]; IF([.E59]=[.$U$14];[.$T$14]; IF([.E59]=[.$U$15];[.$T$15]; IF([.E59]=[.$U$17];[.$T$17]; IF([.E59]=[.$U$18];[.$T$18];  IF([.E59]=[.$U$19];[.$T$19]; IF([.E58]=[.$U$13];[.$T$13]; IF([.E58]=[.$U$14];[.$T$14]; IF([.E58]=[.$U$15];[.$T$15]; IF([.E58]=[.$U$17];[.$T$17]; IF([.E58]=[.$U$18];[.$T$18];  IF([.E58]=[.$U$19];[.$T$19]; IF([.E58]=[.$U$21];[.$T$21];IF([.E58]=[.$U$22];[.$T$22];IF([.E58]=[.$U$23];[.$T$23];IF([.E58]=[.$U$24];[.$T$24];IF([.E58]=[.$U$26];[.$T$26];[.E58]))))) ) ) ) ) ) ) ) ) ) ) ) ) ) ) ) ) ) ) )" office:value-type="string" office:string-value="Resistance" calcext:value-type="string">
            <text:p>Resistanc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  <table:table-cell table:number-columns-repeated="4"/>
          <table:table-cell table:formula="of:=IF([.C59]=[.$U$5];[.$T$5]; IF([.C59]=[.$U$6];[.$T$6]; IF([.C59]=[.$U$7];[.$T$7]; IF([.C59]=[.$U$8];[.$T$8]; IF([.C59]=[.$U$9];[.$T$9]; IF([.C59]=[.$U$10];[.$T$10]; IF([.C59]=[.$U$11];[.$T$11]; IF([.C60]=[.$U$13];[.$T$13]; IF([.C60]=[.$U$14];[.$T$14]; IF([.C60]=[.$U$15];[.$T$15]; IF([.C60]=[.$U$17];[.$T$17]; IF([.C60]=[.$U$18];[.$T$18];  IF([.C60]=[.$U$19];[.$T$19]; IF([.C59]=[.$U$13];[.$T$13]; IF([.C59]=[.$U$14];[.$T$14]; IF([.C59]=[.$U$15];[.$T$15]; IF([.C59]=[.$U$17];[.$T$17]; IF([.C59]=[.$U$18];[.$T$18];  IF([.C59]=[.$U$19];[.$T$19]; IF([.C59]=[.$U$21];[.$T$21];IF([.C59]=[.$U$22];[.$T$22];IF([.C59]=[.$U$23];[.$T$23];IF([.C59]=[.$U$24];[.$T$24];IF([.C59]=[.$U$26];[.$T$26];[.C59]))))) ) ) ) ) ) ) ) ) ) ) ) ) ) ) ) ) ) ) )" office:value-type="string" office:string-value="Brasier" calcext:value-type="string">
            <text:p>Brasier</text:p>
          </table:table-cell>
          <table:table-cell table:formula="of:=IF([.A60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59]=[.$U$5];[.$T$5]; IF([.E59]=[.$U$6];[.$T$6]; IF([.E59]=[.$U$7];[.$T$7]; IF([.E59]=[.$U$8];[.$T$8]; IF([.E59]=[.$U$9];[.$T$9]; IF([.E59]=[.$U$10];[.$T$10]; IF([.E59]=[.$U$11];[.$T$11]; IF([.E60]=[.$U$13];[.$T$13]; IF([.E60]=[.$U$14];[.$T$14]; IF([.E60]=[.$U$15];[.$T$15]; IF([.E60]=[.$U$17];[.$T$17]; IF([.E60]=[.$U$18];[.$T$18];  IF([.E60]=[.$U$19];[.$T$19]; IF([.E59]=[.$U$13];[.$T$13]; IF([.E59]=[.$U$14];[.$T$14]; IF([.E59]=[.$U$15];[.$T$15]; IF([.E59]=[.$U$17];[.$T$17]; IF([.E59]=[.$U$18];[.$T$18];  IF([.E59]=[.$U$19];[.$T$19]; IF([.E59]=[.$U$21];[.$T$21];IF([.E59]=[.$U$22];[.$T$22];IF([.E59]=[.$U$23];[.$T$23];IF([.E59]=[.$U$24];[.$T$24];IF([.E59]=[.$U$26];[.$T$26];[.E59]))))) ) ) ) ) ) ) ) ) ) ) ) ) ) ) ) ) ) ) )" office:value-type="string" office:string-value="Brasier" calcext:value-type="string">
            <text:p>Brasi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5"/>
          <table:table-cell table:formula="of:=IF([.C60]=[.$U$5];[.$T$5]; IF([.C60]=[.$U$6];[.$T$6]; IF([.C60]=[.$U$7];[.$T$7]; IF([.C60]=[.$U$8];[.$T$8]; IF([.C60]=[.$U$9];[.$T$9]; IF([.C60]=[.$U$10];[.$T$10]; IF([.C60]=[.$U$11];[.$T$11]; IF([.C61]=[.$U$13];[.$T$13]; IF([.C61]=[.$U$14];[.$T$14]; IF([.C61]=[.$U$15];[.$T$15]; IF([.C61]=[.$U$17];[.$T$17]; IF([.C61]=[.$U$18];[.$T$18];  IF([.C61]=[.$U$19];[.$T$19]; IF([.C60]=[.$U$13];[.$T$13]; IF([.C60]=[.$U$14];[.$T$14]; IF([.C60]=[.$U$15];[.$T$15]; IF([.C60]=[.$U$17];[.$T$17]; IF([.C60]=[.$U$18];[.$T$18];  IF([.C60]=[.$U$19];[.$T$19]; IF([.C60]=[.$U$21];[.$T$21];IF([.C60]=[.$U$22];[.$T$22];IF([.C60]=[.$U$23];[.$T$23];IF([.C60]=[.$U$24];[.$T$24];IF([.C60]=[.$U$26];[.$T$26];[.C60]))))) ) ) ) ) ) ) ) ) ) ) ) ) ) ) ) ) ) ) )" office:value-type="string" office:string-value="WALL_E_2" calcext:value-type="string">
            <text:p>WALL_E_2</text:p>
          </table:table-cell>
          <table:table-cell table:formula="of:=IF([.A61]=&quot;si&quot;;&quot;  ---&gt;  &quot;;&quot;&quot;)">
            <text:p/>
          </table:table-cell>
          <table:table-cell table:style-name="ce5" table:formula="of:=IF([.E60]=[.$U$5];[.$T$5]; IF([.E60]=[.$U$6];[.$T$6]; IF([.E60]=[.$U$7];[.$T$7]; IF([.E60]=[.$U$8];[.$T$8]; IF([.E60]=[.$U$9];[.$T$9]; IF([.E60]=[.$U$10];[.$T$10]; IF([.E60]=[.$U$11];[.$T$11]; IF([.E61]=[.$U$13];[.$T$13]; IF([.E61]=[.$U$14];[.$T$14]; IF([.E61]=[.$U$15];[.$T$15]; IF([.E61]=[.$U$17];[.$T$17]; IF([.E61]=[.$U$18];[.$T$18];  IF([.E61]=[.$U$19];[.$T$19]; IF([.E60]=[.$U$13];[.$T$13]; IF([.E60]=[.$U$14];[.$T$14]; IF([.E60]=[.$U$15];[.$T$15]; IF([.E60]=[.$U$17];[.$T$17]; IF([.E60]=[.$U$18];[.$T$18];  IF([.E60]=[.$U$19];[.$T$19]; IF([.E60]=[.$U$21];[.$T$21];IF([.E60]=[.$U$22];[.$T$22];IF([.E60]=[.$U$23];[.$T$23];IF([.E60]=[.$U$24];[.$T$24];IF([.E60]=[.$U$26];[.$T$26];[.E60]))))) ) ) ) ) ) ) ) ) ) ) ) ) ) ) ) ) ) ) )" office:value-type="string" office:string-value="Resistance" calcext:value-type="string">
            <text:p>Resistanc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  <table:table-cell table:number-columns-repeated="4"/>
          <table:table-cell table:formula="of:=IF([.C61]=[.$U$5];[.$T$5]; IF([.C61]=[.$U$6];[.$T$6]; IF([.C61]=[.$U$7];[.$T$7]; IF([.C61]=[.$U$8];[.$T$8]; IF([.C61]=[.$U$9];[.$T$9]; IF([.C61]=[.$U$10];[.$T$10]; IF([.C61]=[.$U$11];[.$T$11]; IF([.C62]=[.$U$13];[.$T$13]; IF([.C62]=[.$U$14];[.$T$14]; IF([.C62]=[.$U$15];[.$T$15]; IF([.C62]=[.$U$17];[.$T$17]; IF([.C62]=[.$U$18];[.$T$18];  IF([.C62]=[.$U$19];[.$T$19]; IF([.C61]=[.$U$13];[.$T$13]; IF([.C61]=[.$U$14];[.$T$14]; IF([.C61]=[.$U$15];[.$T$15]; IF([.C61]=[.$U$17];[.$T$17]; IF([.C61]=[.$U$18];[.$T$18];  IF([.C61]=[.$U$19];[.$T$19]; IF([.C61]=[.$U$21];[.$T$21];IF([.C61]=[.$U$22];[.$T$22];IF([.C61]=[.$U$23];[.$T$23];IF([.C61]=[.$U$24];[.$T$24];IF([.C61]=[.$U$26];[.$T$26];[.C61]))))) ) ) ) ) ) ) ) ) ) ) ) ) ) ) ) ) ) ) )" office:value-type="string" office:string-value="WALL_E_2" calcext:value-type="string">
            <text:p>WALL_E_2</text:p>
          </table:table-cell>
          <table:table-cell table:formula="of:=IF([.A62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61]=[.$U$5];[.$T$5]; IF([.E61]=[.$U$6];[.$T$6]; IF([.E61]=[.$U$7];[.$T$7]; IF([.E61]=[.$U$8];[.$T$8]; IF([.E61]=[.$U$9];[.$T$9]; IF([.E61]=[.$U$10];[.$T$10]; IF([.E61]=[.$U$11];[.$T$11]; IF([.E62]=[.$U$13];[.$T$13]; IF([.E62]=[.$U$14];[.$T$14]; IF([.E62]=[.$U$15];[.$T$15]; IF([.E62]=[.$U$17];[.$T$17]; IF([.E62]=[.$U$18];[.$T$18];  IF([.E62]=[.$U$19];[.$T$19]; IF([.E61]=[.$U$13];[.$T$13]; IF([.E61]=[.$U$14];[.$T$14]; IF([.E61]=[.$U$15];[.$T$15]; IF([.E61]=[.$U$17];[.$T$17]; IF([.E61]=[.$U$18];[.$T$18];  IF([.E61]=[.$U$19];[.$T$19]; IF([.E61]=[.$U$21];[.$T$21];IF([.E61]=[.$U$22];[.$T$22];IF([.E61]=[.$U$23];[.$T$23];IF([.E61]=[.$U$24];[.$T$24];IF([.E61]=[.$U$26];[.$T$26];[.E61]))))) ) ) ) ) ) ) ) ) ) ) ) ) ) ) ) ) ) ) )" office:value-type="string" office:string-value="BET_SMALL" calcext:value-type="string">
            <text:p>BET_SMAL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Harpagon</text:p>
          </table:table-cell>
          <table:table-cell table:number-columns-repeated="7"/>
          <table:table-cell table:formula="of:=IF([.C62]=[.$U$5];[.$T$5]; IF([.C62]=[.$U$6];[.$T$6]; IF([.C62]=[.$U$7];[.$T$7]; IF([.C62]=[.$U$8];[.$T$8]; IF([.C62]=[.$U$9];[.$T$9]; IF([.C62]=[.$U$10];[.$T$10]; IF([.C62]=[.$U$11];[.$T$11]; IF([.C63]=[.$U$13];[.$T$13]; IF([.C63]=[.$U$14];[.$T$14]; IF([.C63]=[.$U$15];[.$T$15]; IF([.C63]=[.$U$17];[.$T$17]; IF([.C63]=[.$U$18];[.$T$18];  IF([.C63]=[.$U$19];[.$T$19]; IF([.C62]=[.$U$13];[.$T$13]; IF([.C62]=[.$U$14];[.$T$14]; IF([.C62]=[.$U$15];[.$T$15]; IF([.C62]=[.$U$17];[.$T$17]; IF([.C62]=[.$U$18];[.$T$18];  IF([.C62]=[.$U$19];[.$T$19]; IF([.C62]=[.$U$21];[.$T$21];IF([.C62]=[.$U$22];[.$T$22];IF([.C62]=[.$U$23];[.$T$23];IF([.C62]=[.$U$24];[.$T$24];IF([.C62]=[.$U$26];[.$T$26];[.C62]))))) ) ) ) ) ) ) ) ) ) ) ) ) ) ) ) ) ) ) )" office:value-type="string" office:string-value="Harpagon" calcext:value-type="string">
            <text:p>Harpagon</text:p>
          </table:table-cell>
          <table:table-cell table:formula="of:=IF([.A63]=&quot;si&quot;;&quot;  ---&gt;  &quot;;&quot;&quot;)">
            <text:p/>
          </table:table-cell>
          <table:table-cell table:style-name="ce5" table:formula="of:=IF([.E62]=[.$U$5];[.$T$5]; IF([.E62]=[.$U$6];[.$T$6]; IF([.E62]=[.$U$7];[.$T$7]; IF([.E62]=[.$U$8];[.$T$8]; IF([.E62]=[.$U$9];[.$T$9]; IF([.E62]=[.$U$10];[.$T$10]; IF([.E62]=[.$U$11];[.$T$11]; IF([.E63]=[.$U$13];[.$T$13]; IF([.E63]=[.$U$14];[.$T$14]; IF([.E63]=[.$U$15];[.$T$15]; IF([.E63]=[.$U$17];[.$T$17]; IF([.E63]=[.$U$18];[.$T$18];  IF([.E63]=[.$U$19];[.$T$19]; IF([.E62]=[.$U$13];[.$T$13]; IF([.E62]=[.$U$14];[.$T$14]; IF([.E62]=[.$U$15];[.$T$15]; IF([.E62]=[.$U$17];[.$T$17]; IF([.E62]=[.$U$18];[.$T$18];  IF([.E62]=[.$U$19];[.$T$19]; IF([.E62]=[.$U$21];[.$T$21];IF([.E62]=[.$U$22];[.$T$22];IF([.E62]=[.$U$23];[.$T$23];IF([.E62]=[.$U$24];[.$T$24];IF([.E62]=[.$U$26];[.$T$26];[.E62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Z2</text:p>
          </table:table-cell>
          <table:table-cell table:number-columns-repeated="7"/>
          <table:table-cell table:formula="of:=IF([.C63]=[.$U$5];[.$T$5]; IF([.C63]=[.$U$6];[.$T$6]; IF([.C63]=[.$U$7];[.$T$7]; IF([.C63]=[.$U$8];[.$T$8]; IF([.C63]=[.$U$9];[.$T$9]; IF([.C63]=[.$U$10];[.$T$10]; IF([.C63]=[.$U$11];[.$T$11]; IF([.C64]=[.$U$13];[.$T$13]; IF([.C64]=[.$U$14];[.$T$14]; IF([.C64]=[.$U$15];[.$T$15]; IF([.C64]=[.$U$17];[.$T$17]; IF([.C64]=[.$U$18];[.$T$18];  IF([.C64]=[.$U$19];[.$T$19]; IF([.C63]=[.$U$13];[.$T$13]; IF([.C63]=[.$U$14];[.$T$14]; IF([.C63]=[.$U$15];[.$T$15]; IF([.C63]=[.$U$17];[.$T$17]; IF([.C63]=[.$U$18];[.$T$18];  IF([.C63]=[.$U$19];[.$T$19]; IF([.C63]=[.$U$21];[.$T$21];IF([.C63]=[.$U$22];[.$T$22];IF([.C63]=[.$U$23];[.$T$23];IF([.C63]=[.$U$24];[.$T$24];IF([.C63]=[.$U$26];[.$T$26];[.C63]))))) ) ) ) ) ) ) ) ) ) ) ) ) ) ) ) ) ) ) )" office:value-type="string" office:string-value="MANA_SMALL_D" calcext:value-type="string">
            <text:p>MANA_SMALL_D</text:p>
          </table:table-cell>
          <table:table-cell table:formula="of:=IF([.A64]=&quot;si&quot;;&quot;  ---&gt;  &quot;;&quot;&quot;)">
            <text:p/>
          </table:table-cell>
          <table:table-cell table:style-name="ce5" table:formula="of:=IF([.E63]=[.$U$5];[.$T$5]; IF([.E63]=[.$U$6];[.$T$6]; IF([.E63]=[.$U$7];[.$T$7]; IF([.E63]=[.$U$8];[.$T$8]; IF([.E63]=[.$U$9];[.$T$9]; IF([.E63]=[.$U$10];[.$T$10]; IF([.E63]=[.$U$11];[.$T$11]; IF([.E64]=[.$U$13];[.$T$13]; IF([.E64]=[.$U$14];[.$T$14]; IF([.E64]=[.$U$15];[.$T$15]; IF([.E64]=[.$U$17];[.$T$17]; IF([.E64]=[.$U$18];[.$T$18];  IF([.E64]=[.$U$19];[.$T$19]; IF([.E63]=[.$U$13];[.$T$13]; IF([.E63]=[.$U$14];[.$T$14]; IF([.E63]=[.$U$15];[.$T$15]; IF([.E63]=[.$U$17];[.$T$17]; IF([.E63]=[.$U$18];[.$T$18];  IF([.E63]=[.$U$19];[.$T$19]; IF([.E63]=[.$U$21];[.$T$21];IF([.E63]=[.$U$22];[.$T$22];IF([.E63]=[.$U$23];[.$T$23];IF([.E63]=[.$U$24];[.$T$24];IF([.E63]=[.$U$26];[.$T$26];[.E63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  <table:table-cell table:number-columns-repeated="4"/>
          <table:table-cell table:formula="of:=IF([.C64]=[.$U$5];[.$T$5]; IF([.C64]=[.$U$6];[.$T$6]; IF([.C64]=[.$U$7];[.$T$7]; IF([.C64]=[.$U$8];[.$T$8]; IF([.C64]=[.$U$9];[.$T$9]; IF([.C64]=[.$U$10];[.$T$10]; IF([.C64]=[.$U$11];[.$T$11]; IF([.C65]=[.$U$13];[.$T$13]; IF([.C65]=[.$U$14];[.$T$14]; IF([.C65]=[.$U$15];[.$T$15]; IF([.C65]=[.$U$17];[.$T$17]; IF([.C65]=[.$U$18];[.$T$18];  IF([.C65]=[.$U$19];[.$T$19]; IF([.C64]=[.$U$13];[.$T$13]; IF([.C64]=[.$U$14];[.$T$14]; IF([.C64]=[.$U$15];[.$T$15]; IF([.C64]=[.$U$17];[.$T$17]; IF([.C64]=[.$U$18];[.$T$18];  IF([.C64]=[.$U$19];[.$T$19]; IF([.C64]=[.$U$21];[.$T$21];IF([.C64]=[.$U$22];[.$T$22];IF([.C64]=[.$U$23];[.$T$23];IF([.C64]=[.$U$24];[.$T$24];IF([.C64]=[.$U$26];[.$T$26];[.C64]))))) ) ) ) ) ) ) ) ) ) ) ) ) ) ) ) ) ) ) )" office:value-type="string" office:string-value="MANA_SMALL_D" calcext:value-type="string">
            <text:p>MANA_SMALL_D</text:p>
          </table:table-cell>
          <table:table-cell table:formula="of:=IF([.A65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64]=[.$U$5];[.$T$5]; IF([.E64]=[.$U$6];[.$T$6]; IF([.E64]=[.$U$7];[.$T$7]; IF([.E64]=[.$U$8];[.$T$8]; IF([.E64]=[.$U$9];[.$T$9]; IF([.E64]=[.$U$10];[.$T$10]; IF([.E64]=[.$U$11];[.$T$11]; IF([.E65]=[.$U$13];[.$T$13]; IF([.E65]=[.$U$14];[.$T$14]; IF([.E65]=[.$U$15];[.$T$15]; IF([.E65]=[.$U$17];[.$T$17]; IF([.E65]=[.$U$18];[.$T$18];  IF([.E65]=[.$U$19];[.$T$19]; IF([.E64]=[.$U$13];[.$T$13]; IF([.E64]=[.$U$14];[.$T$14]; IF([.E64]=[.$U$15];[.$T$15]; IF([.E64]=[.$U$17];[.$T$17]; IF([.E64]=[.$U$18];[.$T$18];  IF([.E64]=[.$U$19];[.$T$19]; IF([.E64]=[.$U$21];[.$T$21];IF([.E64]=[.$U$22];[.$T$22];IF([.E64]=[.$U$23];[.$T$23];IF([.E64]=[.$U$24];[.$T$24];IF([.E64]=[.$U$26];[.$T$26];[.E64]))))) ) ) ) ) ) ) ) ) ) ) ) ) ) ) ) ) ) ) )" office:value-type="string" office:string-value="Harpagon" calcext:value-type="string">
            <text:p>Harpag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7"/>
          <table:table-cell table:formula="of:=IF([.C65]=[.$U$5];[.$T$5]; IF([.C65]=[.$U$6];[.$T$6]; IF([.C65]=[.$U$7];[.$T$7]; IF([.C65]=[.$U$8];[.$T$8]; IF([.C65]=[.$U$9];[.$T$9]; IF([.C65]=[.$U$10];[.$T$10]; IF([.C65]=[.$U$11];[.$T$11]; IF([.C66]=[.$U$13];[.$T$13]; IF([.C66]=[.$U$14];[.$T$14]; IF([.C66]=[.$U$15];[.$T$15]; IF([.C66]=[.$U$17];[.$T$17]; IF([.C66]=[.$U$18];[.$T$18];  IF([.C66]=[.$U$19];[.$T$19]; IF([.C65]=[.$U$13];[.$T$13]; IF([.C65]=[.$U$14];[.$T$14]; IF([.C65]=[.$U$15];[.$T$15]; IF([.C65]=[.$U$17];[.$T$17]; IF([.C65]=[.$U$18];[.$T$18];  IF([.C65]=[.$U$19];[.$T$19]; IF([.C65]=[.$U$21];[.$T$21];IF([.C65]=[.$U$22];[.$T$22];IF([.C65]=[.$U$23];[.$T$23];IF([.C65]=[.$U$24];[.$T$24];IF([.C65]=[.$U$26];[.$T$26];[.C65]))))) ) ) ) ) ) ) ) ) ) ) ) ) ) ) ) ) ) ) )" office:value-type="string" office:string-value="BoostReserve" calcext:value-type="string">
            <text:p>BoostReserve</text:p>
          </table:table-cell>
          <table:table-cell table:formula="of:=IF([.A66]=&quot;si&quot;;&quot;  ---&gt;  &quot;;&quot;&quot;)">
            <text:p/>
          </table:table-cell>
          <table:table-cell table:style-name="ce5" table:formula="of:=IF([.E65]=[.$U$5];[.$T$5]; IF([.E65]=[.$U$6];[.$T$6]; IF([.E65]=[.$U$7];[.$T$7]; IF([.E65]=[.$U$8];[.$T$8]; IF([.E65]=[.$U$9];[.$T$9]; IF([.E65]=[.$U$10];[.$T$10]; IF([.E65]=[.$U$11];[.$T$11]; IF([.E66]=[.$U$13];[.$T$13]; IF([.E66]=[.$U$14];[.$T$14]; IF([.E66]=[.$U$15];[.$T$15]; IF([.E66]=[.$U$17];[.$T$17]; IF([.E66]=[.$U$18];[.$T$18];  IF([.E66]=[.$U$19];[.$T$19]; IF([.E65]=[.$U$13];[.$T$13]; IF([.E65]=[.$U$14];[.$T$14]; IF([.E65]=[.$U$15];[.$T$15]; IF([.E65]=[.$U$17];[.$T$17]; IF([.E65]=[.$U$18];[.$T$18];  IF([.E65]=[.$U$19];[.$T$19]; IF([.E65]=[.$U$21];[.$T$21];IF([.E65]=[.$U$22];[.$T$22];IF([.E65]=[.$U$23];[.$T$23];IF([.E65]=[.$U$24];[.$T$24];IF([.E65]=[.$U$26];[.$T$26];[.E65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7"/>
          <table:table-cell table:formula="of:=IF([.C66]=[.$U$5];[.$T$5]; IF([.C66]=[.$U$6];[.$T$6]; IF([.C66]=[.$U$7];[.$T$7]; IF([.C66]=[.$U$8];[.$T$8]; IF([.C66]=[.$U$9];[.$T$9]; IF([.C66]=[.$U$10];[.$T$10]; IF([.C66]=[.$U$11];[.$T$11]; IF([.C67]=[.$U$13];[.$T$13]; IF([.C67]=[.$U$14];[.$T$14]; IF([.C67]=[.$U$15];[.$T$15]; IF([.C67]=[.$U$17];[.$T$17]; IF([.C67]=[.$U$18];[.$T$18];  IF([.C67]=[.$U$19];[.$T$19]; IF([.C66]=[.$U$13];[.$T$13]; IF([.C66]=[.$U$14];[.$T$14]; IF([.C66]=[.$U$15];[.$T$15]; IF([.C66]=[.$U$17];[.$T$17]; IF([.C66]=[.$U$18];[.$T$18];  IF([.C66]=[.$U$19];[.$T$19]; IF([.C66]=[.$U$21];[.$T$21];IF([.C66]=[.$U$22];[.$T$22];IF([.C66]=[.$U$23];[.$T$23];IF([.C66]=[.$U$24];[.$T$24];IF([.C66]=[.$U$26];[.$T$26];[.C66]))))) ) ) ) ) ) ) ) ) ) ) ) ) ) ) ) ) ) ) )" office:value-type="string" office:string-value="WALL_E_2" calcext:value-type="string">
            <text:p>WALL_E_2</text:p>
          </table:table-cell>
          <table:table-cell table:formula="of:=IF([.A67]=&quot;si&quot;;&quot;  ---&gt;  &quot;;&quot;&quot;)">
            <text:p/>
          </table:table-cell>
          <table:table-cell table:style-name="ce5" table:formula="of:=IF([.E66]=[.$U$5];[.$T$5]; IF([.E66]=[.$U$6];[.$T$6]; IF([.E66]=[.$U$7];[.$T$7]; IF([.E66]=[.$U$8];[.$T$8]; IF([.E66]=[.$U$9];[.$T$9]; IF([.E66]=[.$U$10];[.$T$10]; IF([.E66]=[.$U$11];[.$T$11]; IF([.E67]=[.$U$13];[.$T$13]; IF([.E67]=[.$U$14];[.$T$14]; IF([.E67]=[.$U$15];[.$T$15]; IF([.E67]=[.$U$17];[.$T$17]; IF([.E67]=[.$U$18];[.$T$18];  IF([.E67]=[.$U$19];[.$T$19]; IF([.E66]=[.$U$13];[.$T$13]; IF([.E66]=[.$U$14];[.$T$14]; IF([.E66]=[.$U$15];[.$T$15]; IF([.E66]=[.$U$17];[.$T$17]; IF([.E66]=[.$U$18];[.$T$18];  IF([.E66]=[.$U$19];[.$T$19]; IF([.E66]=[.$U$21];[.$T$21];IF([.E66]=[.$U$22];[.$T$22];IF([.E66]=[.$U$23];[.$T$23];IF([.E66]=[.$U$24];[.$T$24];IF([.E66]=[.$U$26];[.$T$26];[.E66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7"/>
          <table:table-cell table:formula="of:=IF([.C67]=[.$U$5];[.$T$5]; IF([.C67]=[.$U$6];[.$T$6]; IF([.C67]=[.$U$7];[.$T$7]; IF([.C67]=[.$U$8];[.$T$8]; IF([.C67]=[.$U$9];[.$T$9]; IF([.C67]=[.$U$10];[.$T$10]; IF([.C67]=[.$U$11];[.$T$11]; IF([.C68]=[.$U$13];[.$T$13]; IF([.C68]=[.$U$14];[.$T$14]; IF([.C68]=[.$U$15];[.$T$15]; IF([.C68]=[.$U$17];[.$T$17]; IF([.C68]=[.$U$18];[.$T$18];  IF([.C68]=[.$U$19];[.$T$19]; IF([.C67]=[.$U$13];[.$T$13]; IF([.C67]=[.$U$14];[.$T$14]; IF([.C67]=[.$U$15];[.$T$15]; IF([.C67]=[.$U$17];[.$T$17]; IF([.C67]=[.$U$18];[.$T$18];  IF([.C67]=[.$U$19];[.$T$19]; IF([.C67]=[.$U$21];[.$T$21];IF([.C67]=[.$U$22];[.$T$22];IF([.C67]=[.$U$23];[.$T$23];IF([.C67]=[.$U$24];[.$T$24];IF([.C67]=[.$U$26];[.$T$26];[.C67]))))) ) ) ) ) ) ) ) ) ) ) ) ) ) ) ) ) ) ) )" office:value-type="string" office:string-value="WALL_E_1" calcext:value-type="string">
            <text:p>WALL_E_1</text:p>
          </table:table-cell>
          <table:table-cell table:formula="of:=IF([.A68]=&quot;si&quot;;&quot;  ---&gt;  &quot;;&quot;&quot;)">
            <text:p/>
          </table:table-cell>
          <table:table-cell table:style-name="ce5" table:formula="of:=IF([.E67]=[.$U$5];[.$T$5]; IF([.E67]=[.$U$6];[.$T$6]; IF([.E67]=[.$U$7];[.$T$7]; IF([.E67]=[.$U$8];[.$T$8]; IF([.E67]=[.$U$9];[.$T$9]; IF([.E67]=[.$U$10];[.$T$10]; IF([.E67]=[.$U$11];[.$T$11]; IF([.E68]=[.$U$13];[.$T$13]; IF([.E68]=[.$U$14];[.$T$14]; IF([.E68]=[.$U$15];[.$T$15]; IF([.E68]=[.$U$17];[.$T$17]; IF([.E68]=[.$U$18];[.$T$18];  IF([.E68]=[.$U$19];[.$T$19]; IF([.E67]=[.$U$13];[.$T$13]; IF([.E67]=[.$U$14];[.$T$14]; IF([.E67]=[.$U$15];[.$T$15]; IF([.E67]=[.$U$17];[.$T$17]; IF([.E67]=[.$U$18];[.$T$18];  IF([.E67]=[.$U$19];[.$T$19]; IF([.E67]=[.$U$21];[.$T$21];IF([.E67]=[.$U$22];[.$T$22];IF([.E67]=[.$U$23];[.$T$23];IF([.E67]=[.$U$24];[.$T$24];IF([.E67]=[.$U$26];[.$T$26];[.E67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  <table:table-cell table:number-columns-repeated="4"/>
          <table:table-cell table:formula="of:=IF([.C68]=[.$U$5];[.$T$5]; IF([.C68]=[.$U$6];[.$T$6]; IF([.C68]=[.$U$7];[.$T$7]; IF([.C68]=[.$U$8];[.$T$8]; IF([.C68]=[.$U$9];[.$T$9]; IF([.C68]=[.$U$10];[.$T$10]; IF([.C68]=[.$U$11];[.$T$11]; IF([.C69]=[.$U$13];[.$T$13]; IF([.C69]=[.$U$14];[.$T$14]; IF([.C69]=[.$U$15];[.$T$15]; IF([.C69]=[.$U$17];[.$T$17]; IF([.C69]=[.$U$18];[.$T$18];  IF([.C69]=[.$U$19];[.$T$19]; IF([.C68]=[.$U$13];[.$T$13]; IF([.C68]=[.$U$14];[.$T$14]; IF([.C68]=[.$U$15];[.$T$15]; IF([.C68]=[.$U$17];[.$T$17]; IF([.C68]=[.$U$18];[.$T$18];  IF([.C68]=[.$U$19];[.$T$19]; IF([.C68]=[.$U$21];[.$T$21];IF([.C68]=[.$U$22];[.$T$22];IF([.C68]=[.$U$23];[.$T$23];IF([.C68]=[.$U$24];[.$T$24];IF([.C68]=[.$U$26];[.$T$26];[.C68]))))) ) ) ) ) ) ) ) ) ) ) ) ) ) ) ) ) ) ) )" office:value-type="string" office:string-value="WALL_E_1" calcext:value-type="string">
            <text:p>WALL_E_1</text:p>
          </table:table-cell>
          <table:table-cell table:formula="of:=IF([.A69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68]=[.$U$5];[.$T$5]; IF([.E68]=[.$U$6];[.$T$6]; IF([.E68]=[.$U$7];[.$T$7]; IF([.E68]=[.$U$8];[.$T$8]; IF([.E68]=[.$U$9];[.$T$9]; IF([.E68]=[.$U$10];[.$T$10]; IF([.E68]=[.$U$11];[.$T$11]; IF([.E69]=[.$U$13];[.$T$13]; IF([.E69]=[.$U$14];[.$T$14]; IF([.E69]=[.$U$15];[.$T$15]; IF([.E69]=[.$U$17];[.$T$17]; IF([.E69]=[.$U$18];[.$T$18];  IF([.E69]=[.$U$19];[.$T$19]; IF([.E68]=[.$U$13];[.$T$13]; IF([.E68]=[.$U$14];[.$T$14]; IF([.E68]=[.$U$15];[.$T$15]; IF([.E68]=[.$U$17];[.$T$17]; IF([.E68]=[.$U$18];[.$T$18];  IF([.E68]=[.$U$19];[.$T$19]; IF([.E68]=[.$U$21];[.$T$21];IF([.E68]=[.$U$22];[.$T$22];IF([.E68]=[.$U$23];[.$T$23];IF([.E68]=[.$U$24];[.$T$24];IF([.E68]=[.$U$26];[.$T$26];[.E68]))))) ) ) ) ) ) ) ) ) ) ) ) ) ) ) ) ) ) ) )" office:value-type="string" office:string-value="BoostReserve" calcext:value-type="string">
            <text:p>BoostReserv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7"/>
          <table:table-cell table:formula="of:=IF([.C69]=[.$U$5];[.$T$5]; IF([.C69]=[.$U$6];[.$T$6]; IF([.C69]=[.$U$7];[.$T$7]; IF([.C69]=[.$U$8];[.$T$8]; IF([.C69]=[.$U$9];[.$T$9]; IF([.C69]=[.$U$10];[.$T$10]; IF([.C69]=[.$U$11];[.$T$11]; IF([.C70]=[.$U$13];[.$T$13]; IF([.C70]=[.$U$14];[.$T$14]; IF([.C70]=[.$U$15];[.$T$15]; IF([.C70]=[.$U$17];[.$T$17]; IF([.C70]=[.$U$18];[.$T$18];  IF([.C70]=[.$U$19];[.$T$19]; IF([.C69]=[.$U$13];[.$T$13]; IF([.C69]=[.$U$14];[.$T$14]; IF([.C69]=[.$U$15];[.$T$15]; IF([.C69]=[.$U$17];[.$T$17]; IF([.C69]=[.$U$18];[.$T$18];  IF([.C69]=[.$U$19];[.$T$19]; IF([.C69]=[.$U$21];[.$T$21];IF([.C69]=[.$U$22];[.$T$22];IF([.C69]=[.$U$23];[.$T$23];IF([.C69]=[.$U$24];[.$T$24];IF([.C69]=[.$U$26];[.$T$26];[.C69]))))) ) ) ) ) ) ) ) ) ) ) ) ) ) ) ) ) ) ) )" office:value-type="string" office:string-value="BoostReserve" calcext:value-type="string">
            <text:p>BoostReserve</text:p>
          </table:table-cell>
          <table:table-cell table:formula="of:=IF([.A70]=&quot;si&quot;;&quot;  ---&gt;  &quot;;&quot;&quot;)">
            <text:p/>
          </table:table-cell>
          <table:table-cell table:style-name="ce5" table:formula="of:=IF([.E69]=[.$U$5];[.$T$5]; IF([.E69]=[.$U$6];[.$T$6]; IF([.E69]=[.$U$7];[.$T$7]; IF([.E69]=[.$U$8];[.$T$8]; IF([.E69]=[.$U$9];[.$T$9]; IF([.E69]=[.$U$10];[.$T$10]; IF([.E69]=[.$U$11];[.$T$11]; IF([.E70]=[.$U$13];[.$T$13]; IF([.E70]=[.$U$14];[.$T$14]; IF([.E70]=[.$U$15];[.$T$15]; IF([.E70]=[.$U$17];[.$T$17]; IF([.E70]=[.$U$18];[.$T$18];  IF([.E70]=[.$U$19];[.$T$19]; IF([.E69]=[.$U$13];[.$T$13]; IF([.E69]=[.$U$14];[.$T$14]; IF([.E69]=[.$U$15];[.$T$15]; IF([.E69]=[.$U$17];[.$T$17]; IF([.E69]=[.$U$18];[.$T$18];  IF([.E69]=[.$U$19];[.$T$19]; IF([.E69]=[.$U$21];[.$T$21];IF([.E69]=[.$U$22];[.$T$22];IF([.E69]=[.$U$23];[.$T$23];IF([.E69]=[.$U$24];[.$T$24];IF([.E69]=[.$U$26];[.$T$26];[.E69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7"/>
          <table:table-cell table:formula="of:=IF([.C70]=[.$U$5];[.$T$5]; IF([.C70]=[.$U$6];[.$T$6]; IF([.C70]=[.$U$7];[.$T$7]; IF([.C70]=[.$U$8];[.$T$8]; IF([.C70]=[.$U$9];[.$T$9]; IF([.C70]=[.$U$10];[.$T$10]; IF([.C70]=[.$U$11];[.$T$11]; IF([.C71]=[.$U$13];[.$T$13]; IF([.C71]=[.$U$14];[.$T$14]; IF([.C71]=[.$U$15];[.$T$15]; IF([.C71]=[.$U$17];[.$T$17]; IF([.C71]=[.$U$18];[.$T$18];  IF([.C71]=[.$U$19];[.$T$19]; IF([.C70]=[.$U$13];[.$T$13]; IF([.C70]=[.$U$14];[.$T$14]; IF([.C70]=[.$U$15];[.$T$15]; IF([.C70]=[.$U$17];[.$T$17]; IF([.C70]=[.$U$18];[.$T$18];  IF([.C70]=[.$U$19];[.$T$19]; IF([.C70]=[.$U$21];[.$T$21];IF([.C70]=[.$U$22];[.$T$22];IF([.C70]=[.$U$23];[.$T$23];IF([.C70]=[.$U$24];[.$T$24];IF([.C70]=[.$U$26];[.$T$26];[.C70]))))) ) ) ) ) ) ) ) ) ) ) ) ) ) ) ) ) ) ) )" office:value-type="string" office:string-value="WALL_E_2" calcext:value-type="string">
            <text:p>WALL_E_2</text:p>
          </table:table-cell>
          <table:table-cell table:formula="of:=IF([.A71]=&quot;si&quot;;&quot;  ---&gt;  &quot;;&quot;&quot;)">
            <text:p/>
          </table:table-cell>
          <table:table-cell table:style-name="ce5" table:formula="of:=IF([.E70]=[.$U$5];[.$T$5]; IF([.E70]=[.$U$6];[.$T$6]; IF([.E70]=[.$U$7];[.$T$7]; IF([.E70]=[.$U$8];[.$T$8]; IF([.E70]=[.$U$9];[.$T$9]; IF([.E70]=[.$U$10];[.$T$10]; IF([.E70]=[.$U$11];[.$T$11]; IF([.E71]=[.$U$13];[.$T$13]; IF([.E71]=[.$U$14];[.$T$14]; IF([.E71]=[.$U$15];[.$T$15]; IF([.E71]=[.$U$17];[.$T$17]; IF([.E71]=[.$U$18];[.$T$18];  IF([.E71]=[.$U$19];[.$T$19]; IF([.E70]=[.$U$13];[.$T$13]; IF([.E70]=[.$U$14];[.$T$14]; IF([.E70]=[.$U$15];[.$T$15]; IF([.E70]=[.$U$17];[.$T$17]; IF([.E70]=[.$U$18];[.$T$18];  IF([.E70]=[.$U$19];[.$T$19]; IF([.E70]=[.$U$21];[.$T$21];IF([.E70]=[.$U$22];[.$T$22];IF([.E70]=[.$U$23];[.$T$23];IF([.E70]=[.$U$24];[.$T$24];IF([.E70]=[.$U$26];[.$T$26];[.E70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7"/>
          <table:table-cell table:formula="of:=IF([.C71]=[.$U$5];[.$T$5]; IF([.C71]=[.$U$6];[.$T$6]; IF([.C71]=[.$U$7];[.$T$7]; IF([.C71]=[.$U$8];[.$T$8]; IF([.C71]=[.$U$9];[.$T$9]; IF([.C71]=[.$U$10];[.$T$10]; IF([.C71]=[.$U$11];[.$T$11]; IF([.C72]=[.$U$13];[.$T$13]; IF([.C72]=[.$U$14];[.$T$14]; IF([.C72]=[.$U$15];[.$T$15]; IF([.C72]=[.$U$17];[.$T$17]; IF([.C72]=[.$U$18];[.$T$18];  IF([.C72]=[.$U$19];[.$T$19]; IF([.C71]=[.$U$13];[.$T$13]; IF([.C71]=[.$U$14];[.$T$14]; IF([.C71]=[.$U$15];[.$T$15]; IF([.C71]=[.$U$17];[.$T$17]; IF([.C71]=[.$U$18];[.$T$18];  IF([.C71]=[.$U$19];[.$T$19]; IF([.C71]=[.$U$21];[.$T$21];IF([.C71]=[.$U$22];[.$T$22];IF([.C71]=[.$U$23];[.$T$23];IF([.C71]=[.$U$24];[.$T$24];IF([.C71]=[.$U$26];[.$T$26];[.C71]))))) ) ) ) ) ) ) ) ) ) ) ) ) ) ) ) ) ) ) )" office:value-type="string" office:string-value="WALL_E_1" calcext:value-type="string">
            <text:p>WALL_E_1</text:p>
          </table:table-cell>
          <table:table-cell table:formula="of:=IF([.A72]=&quot;si&quot;;&quot;  ---&gt;  &quot;;&quot;&quot;)">
            <text:p/>
          </table:table-cell>
          <table:table-cell table:style-name="ce5" table:formula="of:=IF([.E71]=[.$U$5];[.$T$5]; IF([.E71]=[.$U$6];[.$T$6]; IF([.E71]=[.$U$7];[.$T$7]; IF([.E71]=[.$U$8];[.$T$8]; IF([.E71]=[.$U$9];[.$T$9]; IF([.E71]=[.$U$10];[.$T$10]; IF([.E71]=[.$U$11];[.$T$11]; IF([.E72]=[.$U$13];[.$T$13]; IF([.E72]=[.$U$14];[.$T$14]; IF([.E72]=[.$U$15];[.$T$15]; IF([.E72]=[.$U$17];[.$T$17]; IF([.E72]=[.$U$18];[.$T$18];  IF([.E72]=[.$U$19];[.$T$19]; IF([.E71]=[.$U$13];[.$T$13]; IF([.E71]=[.$U$14];[.$T$14]; IF([.E71]=[.$U$15];[.$T$15]; IF([.E71]=[.$U$17];[.$T$17]; IF([.E71]=[.$U$18];[.$T$18];  IF([.E71]=[.$U$19];[.$T$19]; IF([.E71]=[.$U$21];[.$T$21];IF([.E71]=[.$U$22];[.$T$22];IF([.E71]=[.$U$23];[.$T$23];IF([.E71]=[.$U$24];[.$T$24];IF([.E71]=[.$U$26];[.$T$26];[.E71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  <table:table-cell table:number-columns-repeated="4"/>
          <table:table-cell table:formula="of:=IF([.C72]=[.$U$5];[.$T$5]; IF([.C72]=[.$U$6];[.$T$6]; IF([.C72]=[.$U$7];[.$T$7]; IF([.C72]=[.$U$8];[.$T$8]; IF([.C72]=[.$U$9];[.$T$9]; IF([.C72]=[.$U$10];[.$T$10]; IF([.C72]=[.$U$11];[.$T$11]; IF([.C73]=[.$U$13];[.$T$13]; IF([.C73]=[.$U$14];[.$T$14]; IF([.C73]=[.$U$15];[.$T$15]; IF([.C73]=[.$U$17];[.$T$17]; IF([.C73]=[.$U$18];[.$T$18];  IF([.C73]=[.$U$19];[.$T$19]; IF([.C72]=[.$U$13];[.$T$13]; IF([.C72]=[.$U$14];[.$T$14]; IF([.C72]=[.$U$15];[.$T$15]; IF([.C72]=[.$U$17];[.$T$17]; IF([.C72]=[.$U$18];[.$T$18];  IF([.C72]=[.$U$19];[.$T$19]; IF([.C72]=[.$U$21];[.$T$21];IF([.C72]=[.$U$22];[.$T$22];IF([.C72]=[.$U$23];[.$T$23];IF([.C72]=[.$U$24];[.$T$24];IF([.C72]=[.$U$26];[.$T$26];[.C72]))))) ) ) ) ) ) ) ) ) ) ) ) ) ) ) ) ) ) ) )" office:value-type="string" office:string-value="WALL_E_1" calcext:value-type="string">
            <text:p>WALL_E_1</text:p>
          </table:table-cell>
          <table:table-cell table:formula="of:=IF([.A73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72]=[.$U$5];[.$T$5]; IF([.E72]=[.$U$6];[.$T$6]; IF([.E72]=[.$U$7];[.$T$7]; IF([.E72]=[.$U$8];[.$T$8]; IF([.E72]=[.$U$9];[.$T$9]; IF([.E72]=[.$U$10];[.$T$10]; IF([.E72]=[.$U$11];[.$T$11]; IF([.E73]=[.$U$13];[.$T$13]; IF([.E73]=[.$U$14];[.$T$14]; IF([.E73]=[.$U$15];[.$T$15]; IF([.E73]=[.$U$17];[.$T$17]; IF([.E73]=[.$U$18];[.$T$18];  IF([.E73]=[.$U$19];[.$T$19]; IF([.E72]=[.$U$13];[.$T$13]; IF([.E72]=[.$U$14];[.$T$14]; IF([.E72]=[.$U$15];[.$T$15]; IF([.E72]=[.$U$17];[.$T$17]; IF([.E72]=[.$U$18];[.$T$18];  IF([.E72]=[.$U$19];[.$T$19]; IF([.E72]=[.$U$21];[.$T$21];IF([.E72]=[.$U$22];[.$T$22];IF([.E72]=[.$U$23];[.$T$23];IF([.E72]=[.$U$24];[.$T$24];IF([.E72]=[.$U$26];[.$T$26];[.E72]))))) ) ) ) ) ) ) ) ) ) ) ) ) ) ) ) ) ) ) )" office:value-type="string" office:string-value="BoostReserve" calcext:value-type="string">
            <text:p>BoostReserv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7"/>
          <table:table-cell table:formula="of:=IF([.C73]=[.$U$5];[.$T$5]; IF([.C73]=[.$U$6];[.$T$6]; IF([.C73]=[.$U$7];[.$T$7]; IF([.C73]=[.$U$8];[.$T$8]; IF([.C73]=[.$U$9];[.$T$9]; IF([.C73]=[.$U$10];[.$T$10]; IF([.C73]=[.$U$11];[.$T$11]; IF([.C74]=[.$U$13];[.$T$13]; IF([.C74]=[.$U$14];[.$T$14]; IF([.C74]=[.$U$15];[.$T$15]; IF([.C74]=[.$U$17];[.$T$17]; IF([.C74]=[.$U$18];[.$T$18];  IF([.C74]=[.$U$19];[.$T$19]; IF([.C73]=[.$U$13];[.$T$13]; IF([.C73]=[.$U$14];[.$T$14]; IF([.C73]=[.$U$15];[.$T$15]; IF([.C73]=[.$U$17];[.$T$17]; IF([.C73]=[.$U$18];[.$T$18];  IF([.C73]=[.$U$19];[.$T$19]; IF([.C73]=[.$U$21];[.$T$21];IF([.C73]=[.$U$22];[.$T$22];IF([.C73]=[.$U$23];[.$T$23];IF([.C73]=[.$U$24];[.$T$24];IF([.C73]=[.$U$26];[.$T$26];[.C73]))))) ) ) ) ) ) ) ) ) ) ) ) ) ) ) ) ) ) ) )" office:value-type="string" office:string-value="BoostReserve au tour précédent" calcext:value-type="string">
            <text:p>BoostReserve au tour précédent</text:p>
          </table:table-cell>
          <table:table-cell table:formula="of:=IF([.A74]=&quot;si&quot;;&quot;  ---&gt;  &quot;;&quot;&quot;)">
            <text:p/>
          </table:table-cell>
          <table:table-cell table:style-name="ce5" table:formula="of:=IF([.E73]=[.$U$5];[.$T$5]; IF([.E73]=[.$U$6];[.$T$6]; IF([.E73]=[.$U$7];[.$T$7]; IF([.E73]=[.$U$8];[.$T$8]; IF([.E73]=[.$U$9];[.$T$9]; IF([.E73]=[.$U$10];[.$T$10]; IF([.E73]=[.$U$11];[.$T$11]; IF([.E74]=[.$U$13];[.$T$13]; IF([.E74]=[.$U$14];[.$T$14]; IF([.E74]=[.$U$15];[.$T$15]; IF([.E74]=[.$U$17];[.$T$17]; IF([.E74]=[.$U$18];[.$T$18];  IF([.E74]=[.$U$19];[.$T$19]; IF([.E73]=[.$U$13];[.$T$13]; IF([.E73]=[.$U$14];[.$T$14]; IF([.E73]=[.$U$15];[.$T$15]; IF([.E73]=[.$U$17];[.$T$17]; IF([.E73]=[.$U$18];[.$T$18];  IF([.E73]=[.$U$19];[.$T$19]; IF([.E73]=[.$U$21];[.$T$21];IF([.E73]=[.$U$22];[.$T$22];IF([.E73]=[.$U$23];[.$T$23];IF([.E73]=[.$U$24];[.$T$24];IF([.E73]=[.$U$26];[.$T$26];[.E73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  <table:table-cell table:number-columns-repeated="4"/>
          <table:table-cell table:formula="of:=IF([.C74]=[.$U$5];[.$T$5]; IF([.C74]=[.$U$6];[.$T$6]; IF([.C74]=[.$U$7];[.$T$7]; IF([.C74]=[.$U$8];[.$T$8]; IF([.C74]=[.$U$9];[.$T$9]; IF([.C74]=[.$U$10];[.$T$10]; IF([.C74]=[.$U$11];[.$T$11]; IF([.C75]=[.$U$13];[.$T$13]; IF([.C75]=[.$U$14];[.$T$14]; IF([.C75]=[.$U$15];[.$T$15]; IF([.C75]=[.$U$17];[.$T$17]; IF([.C75]=[.$U$18];[.$T$18];  IF([.C75]=[.$U$19];[.$T$19]; IF([.C74]=[.$U$13];[.$T$13]; IF([.C74]=[.$U$14];[.$T$14]; IF([.C74]=[.$U$15];[.$T$15]; IF([.C74]=[.$U$17];[.$T$17]; IF([.C74]=[.$U$18];[.$T$18];  IF([.C74]=[.$U$19];[.$T$19]; IF([.C74]=[.$U$21];[.$T$21];IF([.C74]=[.$U$22];[.$T$22];IF([.C74]=[.$U$23];[.$T$23];IF([.C74]=[.$U$24];[.$T$24];IF([.C74]=[.$U$26];[.$T$26];[.C74]))))) ) ) ) ) ) ) ) ) ) ) ) ) ) ) ) ) ) ) )" office:value-type="string" office:string-value="Mutisme" calcext:value-type="string">
            <text:p>Mutisme</text:p>
          </table:table-cell>
          <table:table-cell table:formula="of:=IF([.A75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74]=[.$U$5];[.$T$5]; IF([.E74]=[.$U$6];[.$T$6]; IF([.E74]=[.$U$7];[.$T$7]; IF([.E74]=[.$U$8];[.$T$8]; IF([.E74]=[.$U$9];[.$T$9]; IF([.E74]=[.$U$10];[.$T$10]; IF([.E74]=[.$U$11];[.$T$11]; IF([.E75]=[.$U$13];[.$T$13]; IF([.E75]=[.$U$14];[.$T$14]; IF([.E75]=[.$U$15];[.$T$15]; IF([.E75]=[.$U$17];[.$T$17]; IF([.E75]=[.$U$18];[.$T$18];  IF([.E75]=[.$U$19];[.$T$19]; IF([.E74]=[.$U$13];[.$T$13]; IF([.E74]=[.$U$14];[.$T$14]; IF([.E74]=[.$U$15];[.$T$15]; IF([.E74]=[.$U$17];[.$T$17]; IF([.E74]=[.$U$18];[.$T$18];  IF([.E74]=[.$U$19];[.$T$19]; IF([.E74]=[.$U$21];[.$T$21];IF([.E74]=[.$U$22];[.$T$22];IF([.E74]=[.$U$23];[.$T$23];IF([.E74]=[.$U$24];[.$T$24];IF([.E74]=[.$U$26];[.$T$26];[.E74]))))) ) ) ) ) ) ) ) ) ) ) ) ) ) ) ) ) ) ) )" office:value-type="string" office:string-value="Mutisme" calcext:value-type="string">
            <text:p>Mutis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7"/>
          <table:table-cell table:formula="of:=IF([.C75]=[.$U$5];[.$T$5]; IF([.C75]=[.$U$6];[.$T$6]; IF([.C75]=[.$U$7];[.$T$7]; IF([.C75]=[.$U$8];[.$T$8]; IF([.C75]=[.$U$9];[.$T$9]; IF([.C75]=[.$U$10];[.$T$10]; IF([.C75]=[.$U$11];[.$T$11]; IF([.C76]=[.$U$13];[.$T$13]; IF([.C76]=[.$U$14];[.$T$14]; IF([.C76]=[.$U$15];[.$T$15]; IF([.C76]=[.$U$17];[.$T$17]; IF([.C76]=[.$U$18];[.$T$18];  IF([.C76]=[.$U$19];[.$T$19]; IF([.C75]=[.$U$13];[.$T$13]; IF([.C75]=[.$U$14];[.$T$14]; IF([.C75]=[.$U$15];[.$T$15]; IF([.C75]=[.$U$17];[.$T$17]; IF([.C75]=[.$U$18];[.$T$18];  IF([.C75]=[.$U$19];[.$T$19]; IF([.C75]=[.$U$21];[.$T$21];IF([.C75]=[.$U$22];[.$T$22];IF([.C75]=[.$U$23];[.$T$23];IF([.C75]=[.$U$24];[.$T$24];IF([.C75]=[.$U$26];[.$T$26];[.C75]))))) ) ) ) ) ) ) ) ) ) ) ) ) ) ) ) ) ) ) )" office:value-type="string" office:string-value="BoostReserve au tour précédent" calcext:value-type="string">
            <text:p>BoostReserve au tour précédent</text:p>
          </table:table-cell>
          <table:table-cell table:formula="of:=IF([.A76]=&quot;si&quot;;&quot;  ---&gt;  &quot;;&quot;&quot;)">
            <text:p/>
          </table:table-cell>
          <table:table-cell table:style-name="ce5" table:formula="of:=IF([.E75]=[.$U$5];[.$T$5]; IF([.E75]=[.$U$6];[.$T$6]; IF([.E75]=[.$U$7];[.$T$7]; IF([.E75]=[.$U$8];[.$T$8]; IF([.E75]=[.$U$9];[.$T$9]; IF([.E75]=[.$U$10];[.$T$10]; IF([.E75]=[.$U$11];[.$T$11]; IF([.E76]=[.$U$13];[.$T$13]; IF([.E76]=[.$U$14];[.$T$14]; IF([.E76]=[.$U$15];[.$T$15]; IF([.E76]=[.$U$17];[.$T$17]; IF([.E76]=[.$U$18];[.$T$18];  IF([.E76]=[.$U$19];[.$T$19]; IF([.E75]=[.$U$13];[.$T$13]; IF([.E75]=[.$U$14];[.$T$14]; IF([.E75]=[.$U$15];[.$T$15]; IF([.E75]=[.$U$17];[.$T$17]; IF([.E75]=[.$U$18];[.$T$18];  IF([.E75]=[.$U$19];[.$T$19]; IF([.E75]=[.$U$21];[.$T$21];IF([.E75]=[.$U$22];[.$T$22];IF([.E75]=[.$U$23];[.$T$23];IF([.E75]=[.$U$24];[.$T$24];IF([.E75]=[.$U$26];[.$T$26];[.E75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  <table:table-cell table:number-columns-repeated="4"/>
          <table:table-cell table:formula="of:=IF([.C76]=[.$U$5];[.$T$5]; IF([.C76]=[.$U$6];[.$T$6]; IF([.C76]=[.$U$7];[.$T$7]; IF([.C76]=[.$U$8];[.$T$8]; IF([.C76]=[.$U$9];[.$T$9]; IF([.C76]=[.$U$10];[.$T$10]; IF([.C76]=[.$U$11];[.$T$11]; IF([.C77]=[.$U$13];[.$T$13]; IF([.C77]=[.$U$14];[.$T$14]; IF([.C77]=[.$U$15];[.$T$15]; IF([.C77]=[.$U$17];[.$T$17]; IF([.C77]=[.$U$18];[.$T$18];  IF([.C77]=[.$U$19];[.$T$19]; IF([.C76]=[.$U$13];[.$T$13]; IF([.C76]=[.$U$14];[.$T$14]; IF([.C76]=[.$U$15];[.$T$15]; IF([.C76]=[.$U$17];[.$T$17]; IF([.C76]=[.$U$18];[.$T$18];  IF([.C76]=[.$U$19];[.$T$19]; IF([.C76]=[.$U$21];[.$T$21];IF([.C76]=[.$U$22];[.$T$22];IF([.C76]=[.$U$23];[.$T$23];IF([.C76]=[.$U$24];[.$T$24];IF([.C76]=[.$U$26];[.$T$26];[.C76]))))) ) ) ) ) ) ) ) ) ) ) ) ) ) ) ) ) ) ) )" office:value-type="string" office:string-value="FinDeManche" calcext:value-type="string">
            <text:p>FinDeManche</text:p>
          </table:table-cell>
          <table:table-cell table:formula="of:=IF([.A77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76]=[.$U$5];[.$T$5]; IF([.E76]=[.$U$6];[.$T$6]; IF([.E76]=[.$U$7];[.$T$7]; IF([.E76]=[.$U$8];[.$T$8]; IF([.E76]=[.$U$9];[.$T$9]; IF([.E76]=[.$U$10];[.$T$10]; IF([.E76]=[.$U$11];[.$T$11]; IF([.E77]=[.$U$13];[.$T$13]; IF([.E77]=[.$U$14];[.$T$14]; IF([.E77]=[.$U$15];[.$T$15]; IF([.E77]=[.$U$17];[.$T$17]; IF([.E77]=[.$U$18];[.$T$18];  IF([.E77]=[.$U$19];[.$T$19]; IF([.E76]=[.$U$13];[.$T$13]; IF([.E76]=[.$U$14];[.$T$14]; IF([.E76]=[.$U$15];[.$T$15]; IF([.E76]=[.$U$17];[.$T$17]; IF([.E76]=[.$U$18];[.$T$18];  IF([.E76]=[.$U$19];[.$T$19]; IF([.E76]=[.$U$21];[.$T$21];IF([.E76]=[.$U$22];[.$T$22];IF([.E76]=[.$U$23];[.$T$23];IF([.E76]=[.$U$24];[.$T$24];IF([.E76]=[.$U$26];[.$T$26];[.E76]))))) ) ) ) ) ) ) ) ) ) ) ) ) ) ) ) ) ) ) )" office:value-type="string" office:string-value="FinDeManche" calcext:value-type="string">
            <text:p>FinDeManch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7"/>
          <table:table-cell table:formula="of:=IF([.C77]=[.$U$5];[.$T$5]; IF([.C77]=[.$U$6];[.$T$6]; IF([.C77]=[.$U$7];[.$T$7]; IF([.C77]=[.$U$8];[.$T$8]; IF([.C77]=[.$U$9];[.$T$9]; IF([.C77]=[.$U$10];[.$T$10]; IF([.C77]=[.$U$11];[.$T$11]; IF([.C78]=[.$U$13];[.$T$13]; IF([.C78]=[.$U$14];[.$T$14]; IF([.C78]=[.$U$15];[.$T$15]; IF([.C78]=[.$U$17];[.$T$17]; IF([.C78]=[.$U$18];[.$T$18];  IF([.C78]=[.$U$19];[.$T$19]; IF([.C77]=[.$U$13];[.$T$13]; IF([.C77]=[.$U$14];[.$T$14]; IF([.C77]=[.$U$15];[.$T$15]; IF([.C77]=[.$U$17];[.$T$17]; IF([.C77]=[.$U$18];[.$T$18];  IF([.C77]=[.$U$19];[.$T$19]; IF([.C77]=[.$U$21];[.$T$21];IF([.C77]=[.$U$22];[.$T$22];IF([.C77]=[.$U$23];[.$T$23];IF([.C77]=[.$U$24];[.$T$24];IF([.C77]=[.$U$26];[.$T$26];[.C77]))))) ) ) ) ) ) ) ) ) ) ) ) ) ) ) ) ) ) ) )" office:value-type="string" office:string-value="Aspiration" calcext:value-type="string">
            <text:p>Aspiration</text:p>
          </table:table-cell>
          <table:table-cell table:formula="of:=IF([.A78]=&quot;si&quot;;&quot;  ---&gt;  &quot;;&quot;&quot;)">
            <text:p/>
          </table:table-cell>
          <table:table-cell table:style-name="ce5" table:formula="of:=IF([.E77]=[.$U$5];[.$T$5]; IF([.E77]=[.$U$6];[.$T$6]; IF([.E77]=[.$U$7];[.$T$7]; IF([.E77]=[.$U$8];[.$T$8]; IF([.E77]=[.$U$9];[.$T$9]; IF([.E77]=[.$U$10];[.$T$10]; IF([.E77]=[.$U$11];[.$T$11]; IF([.E78]=[.$U$13];[.$T$13]; IF([.E78]=[.$U$14];[.$T$14]; IF([.E78]=[.$U$15];[.$T$15]; IF([.E78]=[.$U$17];[.$T$17]; IF([.E78]=[.$U$18];[.$T$18];  IF([.E78]=[.$U$19];[.$T$19]; IF([.E77]=[.$U$13];[.$T$13]; IF([.E77]=[.$U$14];[.$T$14]; IF([.E77]=[.$U$15];[.$T$15]; IF([.E77]=[.$U$17];[.$T$17]; IF([.E77]=[.$U$18];[.$T$18];  IF([.E77]=[.$U$19];[.$T$19]; IF([.E77]=[.$U$21];[.$T$21];IF([.E77]=[.$U$22];[.$T$22];IF([.E77]=[.$U$23];[.$T$23];IF([.E77]=[.$U$24];[.$T$24];IF([.E77]=[.$U$26];[.$T$26];[.E77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7"/>
          <table:table-cell table:formula="of:=IF([.C78]=[.$U$5];[.$T$5]; IF([.C78]=[.$U$6];[.$T$6]; IF([.C78]=[.$U$7];[.$T$7]; IF([.C78]=[.$U$8];[.$T$8]; IF([.C78]=[.$U$9];[.$T$9]; IF([.C78]=[.$U$10];[.$T$10]; IF([.C78]=[.$U$11];[.$T$11]; IF([.C79]=[.$U$13];[.$T$13]; IF([.C79]=[.$U$14];[.$T$14]; IF([.C79]=[.$U$15];[.$T$15]; IF([.C79]=[.$U$17];[.$T$17]; IF([.C79]=[.$U$18];[.$T$18];  IF([.C79]=[.$U$19];[.$T$19]; IF([.C78]=[.$U$13];[.$T$13]; IF([.C78]=[.$U$14];[.$T$14]; IF([.C78]=[.$U$15];[.$T$15]; IF([.C78]=[.$U$17];[.$T$17]; IF([.C78]=[.$U$18];[.$T$18];  IF([.C78]=[.$U$19];[.$T$19]; IF([.C78]=[.$U$21];[.$T$21];IF([.C78]=[.$U$22];[.$T$22];IF([.C78]=[.$U$23];[.$T$23];IF([.C78]=[.$U$24];[.$T$24];IF([.C78]=[.$U$26];[.$T$26];[.C78]))))) ) ) ) ) ) ) ) ) ) ) ) ) ) ) ) ) ) ) )" office:value-type="string" office:string-value="WALL_E_2" calcext:value-type="string">
            <text:p>WALL_E_2</text:p>
          </table:table-cell>
          <table:table-cell table:formula="of:=IF([.A79]=&quot;si&quot;;&quot;  ---&gt;  &quot;;&quot;&quot;)">
            <text:p/>
          </table:table-cell>
          <table:table-cell table:style-name="ce5" table:formula="of:=IF([.E78]=[.$U$5];[.$T$5]; IF([.E78]=[.$U$6];[.$T$6]; IF([.E78]=[.$U$7];[.$T$7]; IF([.E78]=[.$U$8];[.$T$8]; IF([.E78]=[.$U$9];[.$T$9]; IF([.E78]=[.$U$10];[.$T$10]; IF([.E78]=[.$U$11];[.$T$11]; IF([.E79]=[.$U$13];[.$T$13]; IF([.E79]=[.$U$14];[.$T$14]; IF([.E79]=[.$U$15];[.$T$15]; IF([.E79]=[.$U$17];[.$T$17]; IF([.E79]=[.$U$18];[.$T$18];  IF([.E79]=[.$U$19];[.$T$19]; IF([.E78]=[.$U$13];[.$T$13]; IF([.E78]=[.$U$14];[.$T$14]; IF([.E78]=[.$U$15];[.$T$15]; IF([.E78]=[.$U$17];[.$T$17]; IF([.E78]=[.$U$18];[.$T$18];  IF([.E78]=[.$U$19];[.$T$19]; IF([.E78]=[.$U$21];[.$T$21];IF([.E78]=[.$U$22];[.$T$22];IF([.E78]=[.$U$23];[.$T$23];IF([.E78]=[.$U$24];[.$T$24];IF([.E78]=[.$U$26];[.$T$26];[.E78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7"/>
          <table:table-cell table:formula="of:=IF([.C79]=[.$U$5];[.$T$5]; IF([.C79]=[.$U$6];[.$T$6]; IF([.C79]=[.$U$7];[.$T$7]; IF([.C79]=[.$U$8];[.$T$8]; IF([.C79]=[.$U$9];[.$T$9]; IF([.C79]=[.$U$10];[.$T$10]; IF([.C79]=[.$U$11];[.$T$11]; IF([.C80]=[.$U$13];[.$T$13]; IF([.C80]=[.$U$14];[.$T$14]; IF([.C80]=[.$U$15];[.$T$15]; IF([.C80]=[.$U$17];[.$T$17]; IF([.C80]=[.$U$18];[.$T$18];  IF([.C80]=[.$U$19];[.$T$19]; IF([.C79]=[.$U$13];[.$T$13]; IF([.C79]=[.$U$14];[.$T$14]; IF([.C79]=[.$U$15];[.$T$15]; IF([.C79]=[.$U$17];[.$T$17]; IF([.C79]=[.$U$18];[.$T$18];  IF([.C79]=[.$U$19];[.$T$19]; IF([.C79]=[.$U$21];[.$T$21];IF([.C79]=[.$U$22];[.$T$22];IF([.C79]=[.$U$23];[.$T$23];IF([.C79]=[.$U$24];[.$T$24];IF([.C79]=[.$U$26];[.$T$26];[.C79]))))) ) ) ) ) ) ) ) ) ) ) ) ) ) ) ) ) ) ) )" office:value-type="string" office:string-value="WALL_E_1" calcext:value-type="string">
            <text:p>WALL_E_1</text:p>
          </table:table-cell>
          <table:table-cell table:formula="of:=IF([.A80]=&quot;si&quot;;&quot;  ---&gt;  &quot;;&quot;&quot;)">
            <text:p/>
          </table:table-cell>
          <table:table-cell table:style-name="ce5" table:formula="of:=IF([.E79]=[.$U$5];[.$T$5]; IF([.E79]=[.$U$6];[.$T$6]; IF([.E79]=[.$U$7];[.$T$7]; IF([.E79]=[.$U$8];[.$T$8]; IF([.E79]=[.$U$9];[.$T$9]; IF([.E79]=[.$U$10];[.$T$10]; IF([.E79]=[.$U$11];[.$T$11]; IF([.E80]=[.$U$13];[.$T$13]; IF([.E80]=[.$U$14];[.$T$14]; IF([.E80]=[.$U$15];[.$T$15]; IF([.E80]=[.$U$17];[.$T$17]; IF([.E80]=[.$U$18];[.$T$18];  IF([.E80]=[.$U$19];[.$T$19]; IF([.E79]=[.$U$13];[.$T$13]; IF([.E79]=[.$U$14];[.$T$14]; IF([.E79]=[.$U$15];[.$T$15]; IF([.E79]=[.$U$17];[.$T$17]; IF([.E79]=[.$U$18];[.$T$18];  IF([.E79]=[.$U$19];[.$T$19]; IF([.E79]=[.$U$21];[.$T$21];IF([.E79]=[.$U$22];[.$T$22];IF([.E79]=[.$U$23];[.$T$23];IF([.E79]=[.$U$24];[.$T$24];IF([.E79]=[.$U$26];[.$T$26];[.E79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  <table:table-cell table:number-columns-repeated="4"/>
          <table:table-cell table:formula="of:=IF([.C80]=[.$U$5];[.$T$5]; IF([.C80]=[.$U$6];[.$T$6]; IF([.C80]=[.$U$7];[.$T$7]; IF([.C80]=[.$U$8];[.$T$8]; IF([.C80]=[.$U$9];[.$T$9]; IF([.C80]=[.$U$10];[.$T$10]; IF([.C80]=[.$U$11];[.$T$11]; IF([.C81]=[.$U$13];[.$T$13]; IF([.C81]=[.$U$14];[.$T$14]; IF([.C81]=[.$U$15];[.$T$15]; IF([.C81]=[.$U$17];[.$T$17]; IF([.C81]=[.$U$18];[.$T$18];  IF([.C81]=[.$U$19];[.$T$19]; IF([.C80]=[.$U$13];[.$T$13]; IF([.C80]=[.$U$14];[.$T$14]; IF([.C80]=[.$U$15];[.$T$15]; IF([.C80]=[.$U$17];[.$T$17]; IF([.C80]=[.$U$18];[.$T$18];  IF([.C80]=[.$U$19];[.$T$19]; IF([.C80]=[.$U$21];[.$T$21];IF([.C80]=[.$U$22];[.$T$22];IF([.C80]=[.$U$23];[.$T$23];IF([.C80]=[.$U$24];[.$T$24];IF([.C80]=[.$U$26];[.$T$26];[.C80]))))) ) ) ) ) ) ) ) ) ) ) ) ) ) ) ) ) ) ) )" office:value-type="string" office:string-value="WALL_E_1" calcext:value-type="string">
            <text:p>WALL_E_1</text:p>
          </table:table-cell>
          <table:table-cell table:formula="of:=IF([.A81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80]=[.$U$5];[.$T$5]; IF([.E80]=[.$U$6];[.$T$6]; IF([.E80]=[.$U$7];[.$T$7]; IF([.E80]=[.$U$8];[.$T$8]; IF([.E80]=[.$U$9];[.$T$9]; IF([.E80]=[.$U$10];[.$T$10]; IF([.E80]=[.$U$11];[.$T$11]; IF([.E81]=[.$U$13];[.$T$13]; IF([.E81]=[.$U$14];[.$T$14]; IF([.E81]=[.$U$15];[.$T$15]; IF([.E81]=[.$U$17];[.$T$17]; IF([.E81]=[.$U$18];[.$T$18];  IF([.E81]=[.$U$19];[.$T$19]; IF([.E80]=[.$U$13];[.$T$13]; IF([.E80]=[.$U$14];[.$T$14]; IF([.E80]=[.$U$15];[.$T$15]; IF([.E80]=[.$U$17];[.$T$17]; IF([.E80]=[.$U$18];[.$T$18];  IF([.E80]=[.$U$19];[.$T$19]; IF([.E80]=[.$U$21];[.$T$21];IF([.E80]=[.$U$22];[.$T$22];IF([.E80]=[.$U$23];[.$T$23];IF([.E80]=[.$U$24];[.$T$24];IF([.E80]=[.$U$26];[.$T$26];[.E80]))))) ) ) ) ) ) ) ) ) ) ) ) ) ) ) ) ) ) ) )" office:value-type="string" office:string-value="Aspiration" calcext:value-type="string">
            <text:p>Aspir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7"/>
          <table:table-cell table:formula="of:=IF([.C81]=[.$U$5];[.$T$5]; IF([.C81]=[.$U$6];[.$T$6]; IF([.C81]=[.$U$7];[.$T$7]; IF([.C81]=[.$U$8];[.$T$8]; IF([.C81]=[.$U$9];[.$T$9]; IF([.C81]=[.$U$10];[.$T$10]; IF([.C81]=[.$U$11];[.$T$11]; IF([.C82]=[.$U$13];[.$T$13]; IF([.C82]=[.$U$14];[.$T$14]; IF([.C82]=[.$U$15];[.$T$15]; IF([.C82]=[.$U$17];[.$T$17]; IF([.C82]=[.$U$18];[.$T$18];  IF([.C82]=[.$U$19];[.$T$19]; IF([.C81]=[.$U$13];[.$T$13]; IF([.C81]=[.$U$14];[.$T$14]; IF([.C81]=[.$U$15];[.$T$15]; IF([.C81]=[.$U$17];[.$T$17]; IF([.C81]=[.$U$18];[.$T$18];  IF([.C81]=[.$U$19];[.$T$19]; IF([.C81]=[.$U$21];[.$T$21];IF([.C81]=[.$U$22];[.$T$22];IF([.C81]=[.$U$23];[.$T$23];IF([.C81]=[.$U$24];[.$T$24];IF([.C81]=[.$U$26];[.$T$26];[.C81]))))) ) ) ) ) ) ) ) ) ) ) ) ) ) ) ) ) ) ) )" office:value-type="string" office:string-value="Aspiration" calcext:value-type="string">
            <text:p>Aspiration</text:p>
          </table:table-cell>
          <table:table-cell table:formula="of:=IF([.A82]=&quot;si&quot;;&quot;  ---&gt;  &quot;;&quot;&quot;)">
            <text:p/>
          </table:table-cell>
          <table:table-cell table:style-name="ce5" table:formula="of:=IF([.E81]=[.$U$5];[.$T$5]; IF([.E81]=[.$U$6];[.$T$6]; IF([.E81]=[.$U$7];[.$T$7]; IF([.E81]=[.$U$8];[.$T$8]; IF([.E81]=[.$U$9];[.$T$9]; IF([.E81]=[.$U$10];[.$T$10]; IF([.E81]=[.$U$11];[.$T$11]; IF([.E82]=[.$U$13];[.$T$13]; IF([.E82]=[.$U$14];[.$T$14]; IF([.E82]=[.$U$15];[.$T$15]; IF([.E82]=[.$U$17];[.$T$17]; IF([.E82]=[.$U$18];[.$T$18];  IF([.E82]=[.$U$19];[.$T$19]; IF([.E81]=[.$U$13];[.$T$13]; IF([.E81]=[.$U$14];[.$T$14]; IF([.E81]=[.$U$15];[.$T$15]; IF([.E81]=[.$U$17];[.$T$17]; IF([.E81]=[.$U$18];[.$T$18];  IF([.E81]=[.$U$19];[.$T$19]; IF([.E81]=[.$U$21];[.$T$21];IF([.E81]=[.$U$22];[.$T$22];IF([.E81]=[.$U$23];[.$T$23];IF([.E81]=[.$U$24];[.$T$24];IF([.E81]=[.$U$26];[.$T$26];[.E81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7"/>
          <table:table-cell table:formula="of:=IF([.C82]=[.$U$5];[.$T$5]; IF([.C82]=[.$U$6];[.$T$6]; IF([.C82]=[.$U$7];[.$T$7]; IF([.C82]=[.$U$8];[.$T$8]; IF([.C82]=[.$U$9];[.$T$9]; IF([.C82]=[.$U$10];[.$T$10]; IF([.C82]=[.$U$11];[.$T$11]; IF([.C83]=[.$U$13];[.$T$13]; IF([.C83]=[.$U$14];[.$T$14]; IF([.C83]=[.$U$15];[.$T$15]; IF([.C83]=[.$U$17];[.$T$17]; IF([.C83]=[.$U$18];[.$T$18];  IF([.C83]=[.$U$19];[.$T$19]; IF([.C82]=[.$U$13];[.$T$13]; IF([.C82]=[.$U$14];[.$T$14]; IF([.C82]=[.$U$15];[.$T$15]; IF([.C82]=[.$U$17];[.$T$17]; IF([.C82]=[.$U$18];[.$T$18];  IF([.C82]=[.$U$19];[.$T$19]; IF([.C82]=[.$U$21];[.$T$21];IF([.C82]=[.$U$22];[.$T$22];IF([.C82]=[.$U$23];[.$T$23];IF([.C82]=[.$U$24];[.$T$24];IF([.C82]=[.$U$26];[.$T$26];[.C82]))))) ) ) ) ) ) ) ) ) ) ) ) ) ) ) ) ) ) ) )" office:value-type="string" office:string-value="WALL_E_2" calcext:value-type="string">
            <text:p>WALL_E_2</text:p>
          </table:table-cell>
          <table:table-cell table:formula="of:=IF([.A83]=&quot;si&quot;;&quot;  ---&gt;  &quot;;&quot;&quot;)">
            <text:p/>
          </table:table-cell>
          <table:table-cell table:style-name="ce5" table:formula="of:=IF([.E82]=[.$U$5];[.$T$5]; IF([.E82]=[.$U$6];[.$T$6]; IF([.E82]=[.$U$7];[.$T$7]; IF([.E82]=[.$U$8];[.$T$8]; IF([.E82]=[.$U$9];[.$T$9]; IF([.E82]=[.$U$10];[.$T$10]; IF([.E82]=[.$U$11];[.$T$11]; IF([.E83]=[.$U$13];[.$T$13]; IF([.E83]=[.$U$14];[.$T$14]; IF([.E83]=[.$U$15];[.$T$15]; IF([.E83]=[.$U$17];[.$T$17]; IF([.E83]=[.$U$18];[.$T$18];  IF([.E83]=[.$U$19];[.$T$19]; IF([.E82]=[.$U$13];[.$T$13]; IF([.E82]=[.$U$14];[.$T$14]; IF([.E82]=[.$U$15];[.$T$15]; IF([.E82]=[.$U$17];[.$T$17]; IF([.E82]=[.$U$18];[.$T$18];  IF([.E82]=[.$U$19];[.$T$19]; IF([.E82]=[.$U$21];[.$T$21];IF([.E82]=[.$U$22];[.$T$22];IF([.E82]=[.$U$23];[.$T$23];IF([.E82]=[.$U$24];[.$T$24];IF([.E82]=[.$U$26];[.$T$26];[.E82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7"/>
          <table:table-cell table:formula="of:=IF([.C83]=[.$U$5];[.$T$5]; IF([.C83]=[.$U$6];[.$T$6]; IF([.C83]=[.$U$7];[.$T$7]; IF([.C83]=[.$U$8];[.$T$8]; IF([.C83]=[.$U$9];[.$T$9]; IF([.C83]=[.$U$10];[.$T$10]; IF([.C83]=[.$U$11];[.$T$11]; IF([.C84]=[.$U$13];[.$T$13]; IF([.C84]=[.$U$14];[.$T$14]; IF([.C84]=[.$U$15];[.$T$15]; IF([.C84]=[.$U$17];[.$T$17]; IF([.C84]=[.$U$18];[.$T$18];  IF([.C84]=[.$U$19];[.$T$19]; IF([.C83]=[.$U$13];[.$T$13]; IF([.C83]=[.$U$14];[.$T$14]; IF([.C83]=[.$U$15];[.$T$15]; IF([.C83]=[.$U$17];[.$T$17]; IF([.C83]=[.$U$18];[.$T$18];  IF([.C83]=[.$U$19];[.$T$19]; IF([.C83]=[.$U$21];[.$T$21];IF([.C83]=[.$U$22];[.$T$22];IF([.C83]=[.$U$23];[.$T$23];IF([.C83]=[.$U$24];[.$T$24];IF([.C83]=[.$U$26];[.$T$26];[.C83]))))) ) ) ) ) ) ) ) ) ) ) ) ) ) ) ) ) ) ) )" office:value-type="string" office:string-value="WALL_E_1" calcext:value-type="string">
            <text:p>WALL_E_1</text:p>
          </table:table-cell>
          <table:table-cell table:formula="of:=IF([.A84]=&quot;si&quot;;&quot;  ---&gt;  &quot;;&quot;&quot;)">
            <text:p/>
          </table:table-cell>
          <table:table-cell table:style-name="ce5" table:formula="of:=IF([.E83]=[.$U$5];[.$T$5]; IF([.E83]=[.$U$6];[.$T$6]; IF([.E83]=[.$U$7];[.$T$7]; IF([.E83]=[.$U$8];[.$T$8]; IF([.E83]=[.$U$9];[.$T$9]; IF([.E83]=[.$U$10];[.$T$10]; IF([.E83]=[.$U$11];[.$T$11]; IF([.E84]=[.$U$13];[.$T$13]; IF([.E84]=[.$U$14];[.$T$14]; IF([.E84]=[.$U$15];[.$T$15]; IF([.E84]=[.$U$17];[.$T$17]; IF([.E84]=[.$U$18];[.$T$18];  IF([.E84]=[.$U$19];[.$T$19]; IF([.E83]=[.$U$13];[.$T$13]; IF([.E83]=[.$U$14];[.$T$14]; IF([.E83]=[.$U$15];[.$T$15]; IF([.E83]=[.$U$17];[.$T$17]; IF([.E83]=[.$U$18];[.$T$18];  IF([.E83]=[.$U$19];[.$T$19]; IF([.E83]=[.$U$21];[.$T$21];IF([.E83]=[.$U$22];[.$T$22];IF([.E83]=[.$U$23];[.$T$23];IF([.E83]=[.$U$24];[.$T$24];IF([.E83]=[.$U$26];[.$T$26];[.E83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  <table:table-cell table:number-columns-repeated="4"/>
          <table:table-cell table:formula="of:=IF([.C84]=[.$U$5];[.$T$5]; IF([.C84]=[.$U$6];[.$T$6]; IF([.C84]=[.$U$7];[.$T$7]; IF([.C84]=[.$U$8];[.$T$8]; IF([.C84]=[.$U$9];[.$T$9]; IF([.C84]=[.$U$10];[.$T$10]; IF([.C84]=[.$U$11];[.$T$11]; IF([.C85]=[.$U$13];[.$T$13]; IF([.C85]=[.$U$14];[.$T$14]; IF([.C85]=[.$U$15];[.$T$15]; IF([.C85]=[.$U$17];[.$T$17]; IF([.C85]=[.$U$18];[.$T$18];  IF([.C85]=[.$U$19];[.$T$19]; IF([.C84]=[.$U$13];[.$T$13]; IF([.C84]=[.$U$14];[.$T$14]; IF([.C84]=[.$U$15];[.$T$15]; IF([.C84]=[.$U$17];[.$T$17]; IF([.C84]=[.$U$18];[.$T$18];  IF([.C84]=[.$U$19];[.$T$19]; IF([.C84]=[.$U$21];[.$T$21];IF([.C84]=[.$U$22];[.$T$22];IF([.C84]=[.$U$23];[.$T$23];IF([.C84]=[.$U$24];[.$T$24];IF([.C84]=[.$U$26];[.$T$26];[.C84]))))) ) ) ) ) ) ) ) ) ) ) ) ) ) ) ) ) ) ) )" office:value-type="string" office:string-value="WALL_E_1" calcext:value-type="string">
            <text:p>WALL_E_1</text:p>
          </table:table-cell>
          <table:table-cell table:formula="of:=IF([.A85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84]=[.$U$5];[.$T$5]; IF([.E84]=[.$U$6];[.$T$6]; IF([.E84]=[.$U$7];[.$T$7]; IF([.E84]=[.$U$8];[.$T$8]; IF([.E84]=[.$U$9];[.$T$9]; IF([.E84]=[.$U$10];[.$T$10]; IF([.E84]=[.$U$11];[.$T$11]; IF([.E85]=[.$U$13];[.$T$13]; IF([.E85]=[.$U$14];[.$T$14]; IF([.E85]=[.$U$15];[.$T$15]; IF([.E85]=[.$U$17];[.$T$17]; IF([.E85]=[.$U$18];[.$T$18];  IF([.E85]=[.$U$19];[.$T$19]; IF([.E84]=[.$U$13];[.$T$13]; IF([.E84]=[.$U$14];[.$T$14]; IF([.E84]=[.$U$15];[.$T$15]; IF([.E84]=[.$U$17];[.$T$17]; IF([.E84]=[.$U$18];[.$T$18];  IF([.E84]=[.$U$19];[.$T$19]; IF([.E84]=[.$U$21];[.$T$21];IF([.E84]=[.$U$22];[.$T$22];IF([.E84]=[.$U$23];[.$T$23];IF([.E84]=[.$U$24];[.$T$24];IF([.E84]=[.$U$26];[.$T$26];[.E84]))))) ) ) ) ) ) ) ) ) ) ) ) ) ) ) ) ) ) ) )" office:value-type="string" office:string-value="Aspiration" calcext:value-type="string">
            <text:p>Aspir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7"/>
          <table:table-cell table:formula="of:=IF([.C85]=[.$U$5];[.$T$5]; IF([.C85]=[.$U$6];[.$T$6]; IF([.C85]=[.$U$7];[.$T$7]; IF([.C85]=[.$U$8];[.$T$8]; IF([.C85]=[.$U$9];[.$T$9]; IF([.C85]=[.$U$10];[.$T$10]; IF([.C85]=[.$U$11];[.$T$11]; IF([.C86]=[.$U$13];[.$T$13]; IF([.C86]=[.$U$14];[.$T$14]; IF([.C86]=[.$U$15];[.$T$15]; IF([.C86]=[.$U$17];[.$T$17]; IF([.C86]=[.$U$18];[.$T$18];  IF([.C86]=[.$U$19];[.$T$19]; IF([.C85]=[.$U$13];[.$T$13]; IF([.C85]=[.$U$14];[.$T$14]; IF([.C85]=[.$U$15];[.$T$15]; IF([.C85]=[.$U$17];[.$T$17]; IF([.C85]=[.$U$18];[.$T$18];  IF([.C85]=[.$U$19];[.$T$19]; IF([.C85]=[.$U$21];[.$T$21];IF([.C85]=[.$U$22];[.$T$22];IF([.C85]=[.$U$23];[.$T$23];IF([.C85]=[.$U$24];[.$T$24];IF([.C85]=[.$U$26];[.$T$26];[.C85]))))) ) ) ) ) ) ) ) ) ) ) ) ) ) ) ) ) ) ) )" office:value-type="string" office:string-value="Aspiration au tour précédent" calcext:value-type="string">
            <text:p>Aspiration au tour précédent</text:p>
          </table:table-cell>
          <table:table-cell table:formula="of:=IF([.A86]=&quot;si&quot;;&quot;  ---&gt;  &quot;;&quot;&quot;)">
            <text:p/>
          </table:table-cell>
          <table:table-cell table:style-name="ce5" table:formula="of:=IF([.E85]=[.$U$5];[.$T$5]; IF([.E85]=[.$U$6];[.$T$6]; IF([.E85]=[.$U$7];[.$T$7]; IF([.E85]=[.$U$8];[.$T$8]; IF([.E85]=[.$U$9];[.$T$9]; IF([.E85]=[.$U$10];[.$T$10]; IF([.E85]=[.$U$11];[.$T$11]; IF([.E86]=[.$U$13];[.$T$13]; IF([.E86]=[.$U$14];[.$T$14]; IF([.E86]=[.$U$15];[.$T$15]; IF([.E86]=[.$U$17];[.$T$17]; IF([.E86]=[.$U$18];[.$T$18];  IF([.E86]=[.$U$19];[.$T$19]; IF([.E85]=[.$U$13];[.$T$13]; IF([.E85]=[.$U$14];[.$T$14]; IF([.E85]=[.$U$15];[.$T$15]; IF([.E85]=[.$U$17];[.$T$17]; IF([.E85]=[.$U$18];[.$T$18];  IF([.E85]=[.$U$19];[.$T$19]; IF([.E85]=[.$U$21];[.$T$21];IF([.E85]=[.$U$22];[.$T$22];IF([.E85]=[.$U$23];[.$T$23];IF([.E85]=[.$U$24];[.$T$24];IF([.E85]=[.$U$26];[.$T$26];[.E85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  <table:table-cell table:number-columns-repeated="4"/>
          <table:table-cell table:formula="of:=IF([.C86]=[.$U$5];[.$T$5]; IF([.C86]=[.$U$6];[.$T$6]; IF([.C86]=[.$U$7];[.$T$7]; IF([.C86]=[.$U$8];[.$T$8]; IF([.C86]=[.$U$9];[.$T$9]; IF([.C86]=[.$U$10];[.$T$10]; IF([.C86]=[.$U$11];[.$T$11]; IF([.C87]=[.$U$13];[.$T$13]; IF([.C87]=[.$U$14];[.$T$14]; IF([.C87]=[.$U$15];[.$T$15]; IF([.C87]=[.$U$17];[.$T$17]; IF([.C87]=[.$U$18];[.$T$18];  IF([.C87]=[.$U$19];[.$T$19]; IF([.C86]=[.$U$13];[.$T$13]; IF([.C86]=[.$U$14];[.$T$14]; IF([.C86]=[.$U$15];[.$T$15]; IF([.C86]=[.$U$17];[.$T$17]; IF([.C86]=[.$U$18];[.$T$18];  IF([.C86]=[.$U$19];[.$T$19]; IF([.C86]=[.$U$21];[.$T$21];IF([.C86]=[.$U$22];[.$T$22];IF([.C86]=[.$U$23];[.$T$23];IF([.C86]=[.$U$24];[.$T$24];IF([.C86]=[.$U$26];[.$T$26];[.C86]))))) ) ) ) ) ) ) ) ) ) ) ) ) ) ) ) ) ) ) )" office:value-type="string" office:string-value="Mutisme" calcext:value-type="string">
            <text:p>Mutisme</text:p>
          </table:table-cell>
          <table:table-cell table:formula="of:=IF([.A87]=&quot;si&quot;;&quot;  ---&gt;  &quot;;&quot;&quot;)" office:value-type="string" office:string-value="  ---&gt;  " calcext:value-type="string">
            <text:p><text:s text:c="2"/>---&gt; <text:s/></text:p>
          </table:table-cell>
          <table:table-cell table:style-name="ce5" table:formula="of:=IF([.E86]=[.$U$5];[.$T$5]; IF([.E86]=[.$U$6];[.$T$6]; IF([.E86]=[.$U$7];[.$T$7]; IF([.E86]=[.$U$8];[.$T$8]; IF([.E86]=[.$U$9];[.$T$9]; IF([.E86]=[.$U$10];[.$T$10]; IF([.E86]=[.$U$11];[.$T$11]; IF([.E87]=[.$U$13];[.$T$13]; IF([.E87]=[.$U$14];[.$T$14]; IF([.E87]=[.$U$15];[.$T$15]; IF([.E87]=[.$U$17];[.$T$17]; IF([.E87]=[.$U$18];[.$T$18];  IF([.E87]=[.$U$19];[.$T$19]; IF([.E86]=[.$U$13];[.$T$13]; IF([.E86]=[.$U$14];[.$T$14]; IF([.E86]=[.$U$15];[.$T$15]; IF([.E86]=[.$U$17];[.$T$17]; IF([.E86]=[.$U$18];[.$T$18];  IF([.E86]=[.$U$19];[.$T$19]; IF([.E86]=[.$U$21];[.$T$21];IF([.E86]=[.$U$22];[.$T$22];IF([.E86]=[.$U$23];[.$T$23];IF([.E86]=[.$U$24];[.$T$24];IF([.E86]=[.$U$26];[.$T$26];[.E86]))))) ) ) ) ) ) ) ) ) ) ) ) ) ) ) ) ) ) ) )" office:value-type="string" office:string-value="Mutisme" calcext:value-type="string">
            <text:p>Mutis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7"/>
          <table:table-cell table:formula="of:=IF([.C87]=[.$U$5];[.$T$5]; IF([.C87]=[.$U$6];[.$T$6]; IF([.C87]=[.$U$7];[.$T$7]; IF([.C87]=[.$U$8];[.$T$8]; IF([.C87]=[.$U$9];[.$T$9]; IF([.C87]=[.$U$10];[.$T$10]; IF([.C87]=[.$U$11];[.$T$11]; IF([.C88]=[.$U$13];[.$T$13]; IF([.C88]=[.$U$14];[.$T$14]; IF([.C88]=[.$U$15];[.$T$15]; IF([.C88]=[.$U$17];[.$T$17]; IF([.C88]=[.$U$18];[.$T$18];  IF([.C88]=[.$U$19];[.$T$19]; IF([.C87]=[.$U$13];[.$T$13]; IF([.C87]=[.$U$14];[.$T$14]; IF([.C87]=[.$U$15];[.$T$15]; IF([.C87]=[.$U$17];[.$T$17]; IF([.C87]=[.$U$18];[.$T$18];  IF([.C87]=[.$U$19];[.$T$19]; IF([.C87]=[.$U$21];[.$T$21];IF([.C87]=[.$U$22];[.$T$22];IF([.C87]=[.$U$23];[.$T$23];IF([.C87]=[.$U$24];[.$T$24];IF([.C87]=[.$U$26];[.$T$26];[.C87]))))) ) ) ) ) ) ) ) ) ) ) ) ) ) ) ) ) ) ) )" office:value-type="string" office:string-value="Aspiration au tour précédent" calcext:value-type="string">
            <text:p>Aspiration au tour précédent</text:p>
          </table:table-cell>
          <table:table-cell table:formula="of:=IF([.A88]=&quot;si&quot;;&quot;  ---&gt;  &quot;;&quot;&quot;)">
            <text:p/>
          </table:table-cell>
          <table:table-cell table:style-name="ce5" table:formula="of:=IF([.E87]=[.$U$5];[.$T$5]; IF([.E87]=[.$U$6];[.$T$6]; IF([.E87]=[.$U$7];[.$T$7]; IF([.E87]=[.$U$8];[.$T$8]; IF([.E87]=[.$U$9];[.$T$9]; IF([.E87]=[.$U$10];[.$T$10]; IF([.E87]=[.$U$11];[.$T$11]; IF([.E88]=[.$U$13];[.$T$13]; IF([.E88]=[.$U$14];[.$T$14]; IF([.E88]=[.$U$15];[.$T$15]; IF([.E88]=[.$U$17];[.$T$17]; IF([.E88]=[.$U$18];[.$T$18];  IF([.E88]=[.$U$19];[.$T$19]; IF([.E87]=[.$U$13];[.$T$13]; IF([.E87]=[.$U$14];[.$T$14]; IF([.E87]=[.$U$15];[.$T$15]; IF([.E87]=[.$U$17];[.$T$17]; IF([.E87]=[.$U$18];[.$T$18];  IF([.E87]=[.$U$19];[.$T$19]; IF([.E87]=[.$U$21];[.$T$21];IF([.E87]=[.$U$22];[.$T$22];IF([.E87]=[.$U$23];[.$T$23];IF([.E87]=[.$U$24];[.$T$24];IF([.E87]=[.$U$26];[.$T$26];[.E87]))))) ) ) ) ) ) ) ) ) ) ) ) ) ) ) ) ) ) ) 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  <table:table-cell table:number-columns-repeated="4"/>
          <table:table-cell table:formula="of:=IF([.C88]=[.$U$5];[.$T$5]; IF([.C88]=[.$U$6];[.$T$6]; IF([.C88]=[.$U$7];[.$T$7]; IF([.C88]=[.$U$8];[.$T$8]; IF([.C88]=[.$U$9];[.$T$9]; IF([.C88]=[.$U$10];[.$T$10]; IF([.C88]=[.$U$11];[.$T$11]; IF([.C89]=[.$U$13];[.$T$13]; IF([.C89]=[.$U$14];[.$T$14]; IF([.C89]=[.$U$15];[.$T$15]; IF([.C89]=[.$U$17];[.$T$17]; IF([.C89]=[.$U$18];[.$T$18];  IF([.C89]=[.$U$19];[.$T$19]; IF([.C88]=[.$U$13];[.$T$13]; IF([.C88]=[.$U$14];[.$T$14]; IF([.C88]=[.$U$15];[.$T$15]; IF([.C88]=[.$U$17];[.$T$17]; IF([.C88]=[.$U$18];[.$T$18];  IF([.C88]=[.$U$19];[.$T$19]; IF([.C88]=[.$U$21];[.$T$21];IF([.C88]=[.$U$22];[.$T$22];IF([.C88]=[.$U$23];[.$T$23];IF([.C88]=[.$U$24];[.$T$24];IF([.C88]=[.$U$26];[.$T$26];[.C88]))))) ) ) ) ) ) ) ) ) ) ) ) ) ) ) ) ) ) ) )" office:value-type="string" office:string-value="FinDeManche" calcext:value-type="string">
            <text:p>FinDeManche</text:p>
          </table:table-cell>
          <table:table-cell table:formula="of:=IF([.A89]=&quot;si&quot;;&quot;  ---&gt;  &quot;;&quot;&quot;)">
            <text:p/>
          </table:table-cell>
          <table:table-cell table:style-name="ce5" table:formula="of:=IF([.E88]=[.$U$5];[.$T$5]; IF([.E88]=[.$U$6];[.$T$6]; IF([.E88]=[.$U$7];[.$T$7]; IF([.E88]=[.$U$8];[.$T$8]; IF([.E88]=[.$U$9];[.$T$9]; IF([.E88]=[.$U$10];[.$T$10]; IF([.E88]=[.$U$11];[.$T$11]; IF([.E89]=[.$U$13];[.$T$13]; IF([.E89]=[.$U$14];[.$T$14]; IF([.E89]=[.$U$15];[.$T$15]; IF([.E89]=[.$U$17];[.$T$17]; IF([.E89]=[.$U$18];[.$T$18];  IF([.E89]=[.$U$19];[.$T$19]; IF([.E88]=[.$U$13];[.$T$13]; IF([.E88]=[.$U$14];[.$T$14]; IF([.E88]=[.$U$15];[.$T$15]; IF([.E88]=[.$U$17];[.$T$17]; IF([.E88]=[.$U$18];[.$T$18];  IF([.E88]=[.$U$19];[.$T$19]; IF([.E88]=[.$U$21];[.$T$21];IF([.E88]=[.$U$22];[.$T$22];IF([.E88]=[.$U$23];[.$T$23];IF([.E88]=[.$U$24];[.$T$24];IF([.E88]=[.$U$26];[.$T$26];[.E88]))))) ) ) ) ) ) ) ) ) ) ) ) ) ) ) ) ) ) ) )" office:value-type="string" office:string-value="FinDeManche" calcext:value-type="string">
            <text:p>FinDeManche</text:p>
          </table:table-cell>
          <table:table-cell table:number-columns-repeated="15"/>
        </table:table-row>
        <table:table-row table:style-name="ro1" table:number-rows-repeated="1048487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Sheet1.L1:Sheet1.M3 Sheet1.L89:Sheet1.M1048576 Sheet1.L4:Sheet1.L88 Sheet1.K1:Sheet1.K1048576">
            <calcext:condition calcext:apply-style-name="Untitled1" calcext:value="=0" calcext:base-cell-address="Sheet1.K1"/>
          </calcext:conditional-format>
          <calcext:conditional-format calcext:target-range-address="Sheet1.M4:Sheet1.M88">
            <calcext:condition calcext:apply-style-name="Untitled1" calcext:value="=0" calcext:base-cell-address="Sheet1.M4"/>
          </calcext:conditional-format>
        </calcext:conditional-formats>
      </table:table>
      <table:named-expressions/>
      <table:database-ranges>
        <table:database-range table:name="__Anonymous_Sheet_DB__0" table:target-range-address="Sheet1.I15:Sheet1.I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8:05:27.576141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38:27.867656761</meta:creation-date>
    <dc:date>2017-04-28T18:29:30.625065883</dc:date>
    <meta:editing-duration>PT2H23M15S</meta:editing-duration>
    <meta:editing-cycles>24</meta:editing-cycles>
    <meta:generator>LibreOffice/5.1.6.2$Linux_X86_64 LibreOffice_project/10m0$Build-2</meta:generator>
    <meta:document-statistic meta:table-count="1" meta:cell-count="586" meta:object-count="0"/>
  </office:meta>
</office:document-meta>
</file>